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81/settings.xml" manifest:media-type="text/xml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Configurations2/" manifest:media-type="application/vnd.sun.xml.ui.configuration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81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5" manifest:media-type=""/>
  <manifest:file-entry manifest:full-path="ObjectReplacements/Object 60" manifest:media-type="application/x-openoffice-gdimetafile;windows_formatname=&quot;GDIMetaFile&quot;"/>
  <manifest:file-entry manifest:full-path="ObjectReplacements/Object 80" manifest:media-type="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77" manifest:media-type=""/>
  <manifest:file-entry manifest:full-path="ObjectReplacements/Object 5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84" manifest:media-type="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8" manifest:media-type=""/>
  <manifest:file-entry manifest:full-path="ObjectReplacements/Object 5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7" manifest:media-type=""/>
  <manifest:file-entry manifest:full-path="ObjectReplacements/Object 2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 83/settings.xml" manifest:media-type="text/xml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manifest.rdf" manifest:media-type="application/rdf+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Pictures/100000000000005E0000005EAB6862D59EF3F3E6.png" manifest:media-type="image/png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left="0in" fo:margin-right="0.25in" fo:text-indent="0in" style:auto-text-indent="false"/>
      <style:text-properties fo:font-size="8pt" style:font-size-asian="8pt"/>
    </style:style>
    <style:style style:name="P2" style:family="paragraph" style:parent-style-name="Header">
      <style:paragraph-properties fo:padding="0in" fo:border="none"/>
    </style:style>
    <style:style style:name="P3" style:family="paragraph" style:parent-style-name="Authors">
      <style:paragraph-properties fo:padding="0in" fo:border="none"/>
      <style:text-properties officeooo:rsid="0009a37e" officeooo:paragraph-rsid="0009a37e"/>
    </style:style>
    <style:style style:name="P4" style:family="paragraph" style:parent-style-name="Title">
      <style:paragraph-properties fo:padding="0in" fo:border="none"/>
      <style:text-properties fo:language="en" fo:country="US" officeooo:rsid="0009a37e" officeooo:paragraph-rsid="0009a37e"/>
    </style:style>
    <style:style style:name="P5" style:family="paragraph" style:parent-style-name="Title">
      <style:paragraph-properties fo:text-align="start" style:justify-single-word="false" fo:padding="0in" fo:border="none"/>
      <style:text-properties fo:font-size="11pt" fo:language="en" fo:country="US" officeooo:rsid="0061858d" officeooo:paragraph-rsid="0061858d" style:font-size-asian="9.60000038146973pt" style:font-size-complex="11pt"/>
    </style:style>
    <style:style style:name="P6" style:family="paragraph" style:parent-style-name="Standard">
      <style:paragraph-properties fo:text-align="start" style:justify-single-word="false" fo:padding="0in" fo:border="none"/>
      <style:text-properties fo:font-size="11pt" fo:language="en" fo:country="US" officeooo:rsid="0061858d" officeooo:paragraph-rsid="0061858d" style:font-size-asian="9.60000038146973pt" style:font-size-complex="11pt"/>
    </style:style>
    <style:style style:name="P7" style:family="paragraph" style:parent-style-name="Standard">
      <style:paragraph-properties fo:text-align="start" style:justify-single-word="false" fo:padding="0in" fo:border="none"/>
      <style:text-properties fo:font-size="11pt" fo:language="en" fo:country="US" officeooo:rsid="0064bda7" officeooo:paragraph-rsid="0064bda7" style:font-size-asian="9.60000038146973pt" style:font-size-complex="11pt"/>
    </style:style>
    <style:style style:name="P8" style:family="paragraph" style:parent-style-name="Standard">
      <style:paragraph-properties fo:text-align="start" style:justify-single-word="false" fo:padding="0in" fo:border="none"/>
      <style:text-properties fo:font-size="11pt" fo:language="en" fo:country="US" officeooo:rsid="0067ad34" officeooo:paragraph-rsid="0064bda7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 fo:padding="0in" fo:border="none"/>
      <style:text-properties fo:font-size="11pt" fo:language="en" fo:country="US" fo:font-style="italic" officeooo:rsid="006f2709" officeooo:paragraph-rsid="006f2709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 fo:padding="0in" fo:border="none"/>
      <style:text-properties fo:font-size="11pt" fo:language="en" fo:country="US" fo:font-style="italic" officeooo:rsid="0067ad34" officeooo:paragraph-rsid="0064bda7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 fo:padding="0in" fo:border="none"/>
      <style:text-properties fo:font-size="10pt" fo:language="en" fo:country="US" officeooo:rsid="0064bda7" officeooo:paragraph-rsid="0064bda7" style:font-size-asian="10pt" style:font-size-complex="10pt"/>
    </style:style>
    <style:style style:name="P12" style:family="paragraph" style:parent-style-name="Standard">
      <style:paragraph-properties fo:text-align="start" style:justify-single-word="false" fo:padding="0in" fo:border="none"/>
      <style:text-properties fo:font-size="10pt" fo:language="en" fo:country="US" officeooo:rsid="0064bda7" officeooo:paragraph-rsid="00d28506" style:font-size-asian="10pt" style:font-size-complex="10pt"/>
    </style:style>
    <style:style style:name="P13" style:family="paragraph" style:parent-style-name="Standard">
      <style:paragraph-properties fo:text-align="start" style:justify-single-word="false" fo:padding="0in" fo:border="none"/>
      <style:text-properties fo:font-size="10pt" fo:language="en" fo:country="US" fo:font-style="italic" officeooo:rsid="006f2709" officeooo:paragraph-rsid="006f2709" style:font-size-asian="10pt" style:font-style-asian="italic" style:font-size-complex="10pt" style:font-style-complex="italic"/>
    </style:style>
    <style:style style:name="P14" style:family="paragraph" style:parent-style-name="Standard">
      <style:paragraph-properties fo:text-align="start" style:justify-single-word="false" fo:padding="0in" fo:border="none"/>
      <style:text-properties fo:font-size="10pt" fo:language="en" fo:country="US" fo:font-style="italic" officeooo:rsid="00798698" officeooo:paragraph-rsid="00798698" style:font-size-asian="10pt" style:font-style-asian="italic" style:font-size-complex="10pt" style:font-style-complex="italic"/>
    </style:style>
    <style:style style:name="P15" style:family="paragraph" style:parent-style-name="Standard">
      <style:text-properties fo:language="es" fo:country="VE"/>
    </style:style>
    <style:style style:name="P16" style:family="paragraph" style:parent-style-name="Standard">
      <style:paragraph-properties fo:text-align="justify" style:justify-single-word="false"/>
      <style:text-properties fo:language="es" fo:country="VE"/>
    </style:style>
    <style:style style:name="P17" style:family="paragraph" style:parent-style-name="Standard">
      <style:paragraph-properties fo:text-align="justify" style:justify-single-word="false"/>
      <style:text-properties fo:language="es" fo:country="VE" officeooo:paragraph-rsid="00320de8"/>
    </style:style>
    <style:style style:name="P18" style:family="paragraph" style:parent-style-name="Standard">
      <style:text-properties fo:language="en" fo:country="US"/>
    </style:style>
    <style:style style:name="P19" style:family="paragraph" style:parent-style-name="Footnote">
      <style:text-properties officeooo:paragraph-rsid="001693eb"/>
    </style:style>
    <style:style style:name="P20" style:family="paragraph" style:parent-style-name="Abstract">
      <style:text-properties fo:language="en" fo:country="US"/>
    </style:style>
    <style:style style:name="P21" style:family="paragraph" style:parent-style-name="IndexTerms">
      <style:text-properties fo:language="en" fo:country="US"/>
    </style:style>
    <style:style style:name="P22" style:family="paragraph" style:parent-style-name="Text">
      <style:paragraph-properties fo:margin-left="0in" fo:margin-right="0in" fo:text-indent="0in" style:auto-text-indent="false"/>
    </style:style>
    <style:style style:name="P23" style:family="paragraph" style:parent-style-name="Text">
      <style:paragraph-properties fo:margin-left="0in" fo:margin-right="0in" fo:text-indent="0in" style:auto-text-indent="false"/>
      <style:text-properties fo:language="en" fo:country="US"/>
    </style:style>
    <style:style style:name="P24" style:family="paragraph" style:parent-style-name="Text">
      <style:paragraph-properties fo:margin-left="0in" fo:margin-right="0in" fo:text-indent="0in" style:auto-text-indent="false">
        <style:drop-cap style:lines="2"/>
      </style:paragraph-properties>
      <style:text-properties fo:language="en" fo:country="US" officeooo:paragraph-rsid="000cb2ba"/>
    </style:style>
    <style:style style:name="P25" style:family="paragraph" style:parent-style-name="Text">
      <style:paragraph-properties fo:margin-left="0in" fo:margin-right="0in" fo:text-align="center" style:justify-single-word="false" fo:text-indent="0in" style:auto-text-indent="false"/>
      <style:text-properties fo:language="en" fo:country="US"/>
    </style:style>
    <style:style style:name="P26" style:family="paragraph" style:parent-style-name="Text">
      <style:paragraph-properties fo:margin-left="0in" fo:margin-right="0in" fo:text-align="center" style:justify-single-word="false" fo:text-indent="0in" style:auto-text-indent="false"/>
      <style:text-properties fo:language="en" fo:country="US" officeooo:paragraph-rsid="000cb2ba"/>
    </style:style>
    <style:style style:name="P27" style:family="paragraph" style:parent-style-name="Text">
      <style:paragraph-properties fo:margin-left="0in" fo:margin-right="0in" fo:text-indent="0in" style:auto-text-indent="false">
        <style:drop-cap style:lines="2"/>
      </style:paragraph-properties>
      <style:text-properties fo:language="en" fo:country="US" officeooo:rsid="000cab81" officeooo:paragraph-rsid="000cb2ba" style:font-size-asian="28pt"/>
    </style:style>
    <style:style style:name="P28" style:family="paragraph" style:parent-style-name="Text">
      <style:paragraph-properties fo:margin-left="0in" fo:margin-right="0in" fo:text-indent="0in" style:auto-text-indent="false"/>
      <style:text-properties fo:language="en" fo:country="US" officeooo:rsid="002acbcd" officeooo:paragraph-rsid="002acbcd"/>
    </style:style>
    <style:style style:name="P29" style:family="paragraph" style:parent-style-name="Text">
      <style:paragraph-properties fo:margin-left="0in" fo:margin-right="0in" fo:text-indent="0in" style:auto-text-indent="false"/>
      <style:text-properties fo:language="en" fo:country="US" fo:font-style="normal" fo:font-weight="normal" officeooo:rsid="002691ba" officeooo:paragraph-rsid="002691ba" style:font-style-asian="normal" style:font-weight-asian="normal" style:font-weight-complex="normal"/>
    </style:style>
    <style:style style:name="P30" style:family="paragraph" style:parent-style-name="Text">
      <style:paragraph-properties fo:margin-left="0in" fo:margin-right="0in" fo:text-indent="0in" style:auto-text-indent="false"/>
      <style:text-properties officeooo:paragraph-rsid="002691ba"/>
    </style:style>
    <style:style style:name="P31" style:family="paragraph" style:parent-style-name="Text">
      <style:paragraph-properties fo:margin-left="0in" fo:margin-right="0in" fo:text-indent="0in" style:auto-text-indent="false"/>
      <style:text-properties officeooo:paragraph-rsid="0027dd59"/>
    </style:style>
    <style:style style:name="P32" style:family="paragraph" style:parent-style-name="Text">
      <style:paragraph-properties fo:margin-left="0in" fo:margin-right="0in" fo:text-indent="0in" style:auto-text-indent="false"/>
      <style:text-properties officeooo:rsid="002acbcd" officeooo:paragraph-rsid="002acbcd"/>
    </style:style>
    <style:style style:name="P33" style:family="paragraph" style:parent-style-name="Text">
      <style:paragraph-properties fo:margin-left="0in" fo:margin-right="0in" fo:text-indent="0in" style:auto-text-indent="false"/>
      <style:text-properties officeooo:rsid="002ca538" officeooo:paragraph-rsid="002ca538"/>
    </style:style>
    <style:style style:name="P34" style:family="paragraph" style:parent-style-name="Text">
      <style:paragraph-properties fo:margin-left="0in" fo:margin-right="0in" fo:text-indent="0in" style:auto-text-indent="false"/>
      <style:text-properties officeooo:rsid="0027dd59" officeooo:paragraph-rsid="0027dd59"/>
    </style:style>
    <style:style style:name="P35" style:family="paragraph" style:parent-style-name="Text">
      <style:paragraph-properties fo:margin-left="0in" fo:margin-right="0in" fo:text-indent="0in" style:auto-text-indent="false"/>
      <style:text-properties fo:language="es" fo:country="VE" officeooo:rsid="002a764f" officeooo:paragraph-rsid="0027dd59"/>
    </style:style>
    <style:style style:name="P36" style:family="paragraph" style:parent-style-name="Text">
      <style:paragraph-properties fo:margin-left="0in" fo:margin-right="0in" fo:text-indent="0in" style:auto-text-indent="false"/>
      <style:text-properties officeooo:rsid="0039f6a8" officeooo:paragraph-rsid="00635fc5"/>
    </style:style>
    <style:style style:name="P37" style:family="paragraph" style:parent-style-name="Text">
      <style:paragraph-properties fo:margin-left="0in" fo:margin-right="0in" fo:text-indent="0in" style:auto-text-indent="false"/>
      <style:text-properties officeooo:rsid="0039f6a8" officeooo:paragraph-rsid="00f913ca"/>
    </style:style>
    <style:style style:name="P38" style:family="paragraph" style:parent-style-name="Text">
      <style:paragraph-properties fo:margin-left="0in" fo:margin-right="0in" fo:text-align="start" style:justify-single-word="false" fo:text-indent="0in" style:auto-text-indent="false" fo:padding="0in" fo:border="none"/>
      <style:text-properties fo:font-size="11pt" fo:language="en" fo:country="US" officeooo:rsid="0039f6a8" officeooo:paragraph-rsid="00635fc5" style:font-size-asian="9.60000038146973pt" style:font-size-complex="11pt"/>
    </style:style>
    <style:style style:name="P39" style:family="paragraph" style:parent-style-name="Standard" style:master-page-name="Standard">
      <style:paragraph-properties fo:text-align="justify" style:justify-single-word="false" fo:orphans="0" fo:widows="0" style:page-number="auto"/>
      <style:text-properties fo:language="en" fo:country="US"/>
    </style:style>
    <style:style style:name="P40" style:family="paragraph" style:parent-style-name="Standard">
      <style:paragraph-properties fo:text-align="start" style:justify-single-word="false" fo:padding="0in" fo:border="none"/>
      <style:text-properties fo:font-size="11pt" fo:language="en" fo:country="US" fo:font-style="italic" officeooo:rsid="0067ad34" officeooo:paragraph-rsid="0064bda7" style:font-size-asian="9.60000038146973pt" style:font-style-asian="italic" style:font-size-complex="11pt" style:font-style-complex="italic"/>
    </style:style>
    <style:style style:name="P41" style:family="paragraph" style:parent-style-name="Standard">
      <style:paragraph-properties fo:text-align="start" style:justify-single-word="false" fo:padding="0in" fo:border="none"/>
      <style:text-properties fo:font-size="10pt" fo:language="en" fo:country="US" fo:font-style="italic" officeooo:rsid="006f2709" officeooo:paragraph-rsid="006f2709" style:font-size-asian="10pt" style:font-style-asian="italic" style:font-size-complex="10pt" style:font-style-complex="italic"/>
    </style:style>
    <style:style style:name="P42" style:family="paragraph" style:parent-style-name="Heading_20_1" style:list-style-name="WWNum2"/>
    <style:style style:name="P43" style:family="paragraph" style:parent-style-name="Heading_20_1" style:list-style-name="WWNum2">
      <style:text-properties fo:language="en" fo:country="US" officeooo:rsid="000c930e" officeooo:paragraph-rsid="000c930e"/>
    </style:style>
    <style:style style:name="P44" style:family="paragraph" style:parent-style-name="Heading_20_1" style:list-style-name="WWNum2">
      <style:text-properties fo:language="es" fo:country="VE" officeooo:paragraph-rsid="0031b7c8"/>
    </style:style>
    <style:style style:name="P45" style:family="paragraph" style:parent-style-name="Heading_20_1">
      <style:paragraph-properties fo:padding="0in" fo:border="none"/>
      <style:text-properties fo:language="es" fo:country="VE" officeooo:rsid="002a764f" officeooo:paragraph-rsid="00375244"/>
    </style:style>
    <style:style style:name="P46" style:family="paragraph" style:parent-style-name="Heading_20_1">
      <style:paragraph-properties fo:margin-left="0in" fo:margin-right="0in" fo:text-indent="0in" style:auto-text-indent="false" fo:padding="0in" fo:border="none"/>
      <style:text-properties fo:language="es" fo:country="VE" officeooo:rsid="002a764f" officeooo:paragraph-rsid="00f41a81"/>
    </style:style>
    <style:style style:name="P47" style:family="paragraph" style:parent-style-name="Footnote" style:master-page-name="Converted2">
      <style:paragraph-properties style:page-number="auto"/>
    </style:style>
    <style:style style:name="P48" style:family="paragraph" style:parent-style-name="Text" style:master-page-name="Landscape">
      <style:paragraph-properties fo:margin-left="0in" fo:margin-right="0in" fo:text-indent="0in" style:auto-text-indent="false" style:page-number="auto"/>
      <style:text-properties officeooo:paragraph-rsid="0027dd59"/>
    </style:style>
    <style:style style:name="T1" style:family="text">
      <style:text-properties fo:font-size="8pt" style:font-size-asian="8pt"/>
    </style:style>
    <style:style style:name="T2" style:family="text">
      <style:text-properties fo:language="es" fo:country="VE"/>
    </style:style>
    <style:style style:name="T3" style:family="text">
      <style:text-properties fo:language="es" fo:country="VE" officeooo:rsid="0014eb31"/>
    </style:style>
    <style:style style:name="T4" style:family="text">
      <style:text-properties fo:language="es" fo:country="VE" officeooo:rsid="001693eb"/>
    </style:style>
    <style:style style:name="T5" style:family="text">
      <style:text-properties fo:language="es" fo:country="VE" officeooo:rsid="0009a37e"/>
    </style:style>
    <style:style style:name="T6" style:family="text">
      <style:text-properties officeooo:rsid="000cb2ba" style:font-size-asian="28pt"/>
    </style:style>
    <style:style style:name="T7" style:family="text">
      <style:text-properties officeooo:rsid="000cab81" style:font-size-asian="28pt"/>
    </style:style>
    <style:style style:name="T8" style:family="text">
      <style:text-properties officeooo:rsid="0014eb31" style:font-size-asian="28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2ad91" style:font-weight-asian="bold" style:font-weight-complex="bold"/>
    </style:style>
    <style:style style:name="T11" style:family="text">
      <style:text-properties fo:font-weight="bold" officeooo:rsid="0091ff7c" style:font-weight-asian="bold" style:font-weight-complex="bold"/>
    </style:style>
    <style:style style:name="T12" style:family="text">
      <style:text-properties fo:font-weight="bold" officeooo:rsid="009b8c4e" style:font-weight-asian="bold" style:font-weight-complex="bold"/>
    </style:style>
    <style:style style:name="T13" style:family="text">
      <style:text-properties fo:font-weight="bold" officeooo:rsid="00a6dad0" style:font-weight-asian="bold" style:font-weight-complex="bold"/>
    </style:style>
    <style:style style:name="T14" style:family="text">
      <style:text-properties fo:font-weight="bold" officeooo:rsid="0039f6a8" style:font-weight-asian="bold" style:font-weight-complex="bold"/>
    </style:style>
    <style:style style:name="T15" style:family="text">
      <style:text-properties fo:font-weight="bold" officeooo:rsid="00d2c8c8" style:font-weight-asian="bold" style:font-weight-complex="bold"/>
    </style:style>
    <style:style style:name="T16" style:family="text">
      <style:text-properties fo:font-weight="bold" officeooo:rsid="00e6fa5b" style:font-weight-asian="bold" style:font-weight-complex="bold"/>
    </style:style>
    <style:style style:name="T17" style:family="text">
      <style:text-properties fo:font-weight="bold" officeooo:rsid="00f913ca" style:font-weight-asian="bold" style:font-weight-complex="bold"/>
    </style:style>
    <style:style style:name="T18" style:family="text">
      <style:text-properties fo:font-weight="bold" officeooo:rsid="01086046" style:font-weight-asian="bold" style:font-weight-complex="bold"/>
    </style:style>
    <style:style style:name="T19" style:family="text">
      <style:text-properties style:font-name="Times new roman" fo:language="es" fo:country="VE"/>
    </style:style>
    <style:style style:name="T20" style:family="text">
      <style:text-properties style:font-name="Times new roman" fo:language="es" fo:country="VE" officeooo:rsid="0009a37e"/>
    </style:style>
    <style:style style:name="T21" style:family="text">
      <style:text-properties officeooo:rsid="000c18c8"/>
    </style:style>
    <style:style style:name="T22" style:family="text">
      <style:text-properties fo:font-size="6pt" officeooo:rsid="000c18c8" style:font-size-asian="6pt" style:font-size-complex="6pt"/>
    </style:style>
    <style:style style:name="T23" style:family="text">
      <style:text-properties fo:font-size="6pt" officeooo:rsid="000e974a" style:font-size-asian="5.25pt" style:font-size-complex="6pt"/>
    </style:style>
    <style:style style:name="T24" style:family="text">
      <style:text-properties fo:font-style="italic" officeooo:rsid="000c18c8" style:font-style-asian="italic"/>
    </style:style>
    <style:style style:name="T25" style:family="text">
      <style:text-properties fo:font-style="italic" officeooo:rsid="000c7581" style:font-style-asian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language="en" fo:country="US"/>
    </style:style>
    <style:style style:name="T28" style:family="text">
      <style:text-properties fo:language="en" fo:country="US" fo:font-weight="bold" style:font-weight-asian="bold" style:font-weight-complex="bold"/>
    </style:style>
    <style:style style:name="T29" style:family="text">
      <style:text-properties fo:language="en" fo:country="US" officeooo:rsid="0012ad91"/>
    </style:style>
    <style:style style:name="T30" style:family="text">
      <style:text-properties fo:language="en" fo:country="US" officeooo:rsid="00187238"/>
    </style:style>
    <style:style style:name="T31" style:family="text">
      <style:text-properties fo:language="en" fo:country="US" fo:font-style="normal" officeooo:rsid="00187238" style:font-style-asian="normal"/>
    </style:style>
    <style:style style:name="T32" style:family="text">
      <style:text-properties fo:language="en" fo:country="US" fo:font-style="normal" officeooo:rsid="0019230a" style:font-style-asian="normal"/>
    </style:style>
    <style:style style:name="T33" style:family="text">
      <style:text-properties fo:language="en" fo:country="US" fo:font-style="normal" officeooo:rsid="001b1dd4" style:font-style-asian="normal"/>
    </style:style>
    <style:style style:name="T34" style:family="text">
      <style:text-properties fo:language="en" fo:country="US" fo:font-style="normal" fo:font-weight="bold" officeooo:rsid="00187238" style:font-style-asian="normal" style:font-weight-asian="bold" style:font-weight-complex="bold"/>
    </style:style>
    <style:style style:name="T35" style:family="text">
      <style:text-properties fo:language="en" fo:country="US" fo:font-style="normal" fo:font-weight="bold" officeooo:rsid="002460f9" style:font-style-asian="normal" style:font-weight-asian="bold" style:font-weight-complex="bold"/>
    </style:style>
    <style:style style:name="T36" style:family="text">
      <style:text-properties fo:language="en" fo:country="US" fo:font-style="normal" fo:font-weight="bold" officeooo:rsid="00250d41" style:font-style-asian="normal" style:font-weight-asian="bold" style:font-weight-complex="bold"/>
    </style:style>
    <style:style style:name="T37" style:family="text">
      <style:text-properties fo:language="en" fo:country="US" fo:font-style="normal" fo:font-weight="bold" officeooo:rsid="002691ba" style:font-style-asian="normal" style:font-weight-asian="bold" style:font-weight-complex="bold"/>
    </style:style>
    <style:style style:name="T38" style:family="text">
      <style:text-properties fo:language="en" fo:country="US" fo:font-style="normal" fo:font-weight="normal" officeooo:rsid="0019230a" style:font-style-asian="normal" style:font-weight-asian="normal" style:font-weight-complex="normal"/>
    </style:style>
    <style:style style:name="T39" style:family="text">
      <style:text-properties fo:language="en" fo:country="US" fo:font-style="normal" fo:font-weight="normal" officeooo:rsid="00187238" style:font-style-asian="normal" style:font-weight-asian="normal" style:font-weight-complex="normal"/>
    </style:style>
    <style:style style:name="T40" style:family="text">
      <style:text-properties fo:language="en" fo:country="US" fo:font-style="normal" fo:font-weight="normal" officeooo:rsid="001970d8" style:font-style-asian="normal" style:font-weight-asian="normal" style:font-weight-complex="normal"/>
    </style:style>
    <style:style style:name="T41" style:family="text">
      <style:text-properties fo:language="en" fo:country="US" fo:font-style="normal" fo:font-weight="normal" officeooo:rsid="001b1dd4" style:font-style-asian="normal" style:font-weight-asian="normal" style:font-weight-complex="normal"/>
    </style:style>
    <style:style style:name="T42" style:family="text">
      <style:text-properties fo:language="en" fo:country="US" fo:font-style="normal" fo:font-weight="normal" officeooo:rsid="002283e9" style:font-style-asian="normal" style:font-weight-asian="normal" style:font-weight-complex="normal"/>
    </style:style>
    <style:style style:name="T43" style:family="text">
      <style:text-properties fo:language="en" fo:country="US" fo:font-style="normal" fo:font-weight="normal" officeooo:rsid="002460f9" style:font-style-asian="normal" style:font-weight-asian="normal" style:font-weight-complex="normal"/>
    </style:style>
    <style:style style:name="T44" style:family="text">
      <style:text-properties fo:language="en" fo:country="US" fo:font-style="normal" fo:font-weight="normal" officeooo:rsid="00250d41" style:font-style-asian="normal" style:font-weight-asian="normal" style:font-weight-complex="normal"/>
    </style:style>
    <style:style style:name="T45" style:family="text">
      <style:text-properties fo:language="en" fo:country="US" fo:font-style="normal" fo:font-weight="normal" officeooo:rsid="002691ba" style:font-style-asian="normal" style:font-weight-asian="normal" style:font-weight-complex="normal"/>
    </style:style>
    <style:style style:name="T46" style:family="text">
      <style:text-properties fo:language="en" fo:country="US" officeooo:rsid="002ca538"/>
    </style:style>
    <style:style style:name="T47" style:family="text">
      <style:text-properties officeooo:rsid="000cb2ba"/>
    </style:style>
    <style:style style:name="T48" style:family="text">
      <style:text-properties officeooo:rsid="000e974a"/>
    </style:style>
    <style:style style:name="T49" style:family="text">
      <style:text-properties officeooo:rsid="000ea6f1"/>
    </style:style>
    <style:style style:name="T50" style:family="text">
      <style:text-properties officeooo:rsid="0010a6c8"/>
    </style:style>
    <style:style style:name="T51" style:family="text">
      <style:text-properties officeooo:rsid="00113cba"/>
    </style:style>
    <style:style style:name="T52" style:family="text">
      <style:text-properties officeooo:rsid="0012ad91"/>
    </style:style>
    <style:style style:name="T53" style:family="text">
      <style:text-properties officeooo:rsid="002258f0"/>
    </style:style>
    <style:style style:name="T54" style:family="text">
      <style:text-properties fo:font-size="10pt" fo:font-style="italic" style:font-size-asian="10pt" style:font-style-asian="italic" style:font-size-complex="10pt" style:font-style-complex="italic"/>
    </style:style>
    <style:style style:name="T55" style:family="text">
      <style:text-properties fo:font-size="10pt" fo:font-style="italic" officeooo:rsid="0067ad34" style:font-size-asian="10pt" style:font-style-asian="italic" style:font-size-complex="10pt" style:font-style-complex="italic"/>
    </style:style>
    <style:style style:name="T56" style:family="text">
      <style:text-properties fo:font-size="10pt" style:font-size-asian="10pt" style:font-size-complex="10pt"/>
    </style:style>
    <style:style style:name="T57" style:family="text">
      <style:text-properties fo:font-size="10pt" fo:language="en" fo:country="US" fo:font-style="italic" fo:font-weight="bold" officeooo:rsid="00e6fa5b" style:font-size-asian="10pt" style:font-style-asian="italic" style:font-weight-asian="bold" style:font-size-complex="10pt" style:font-style-complex="italic" style:font-weight-complex="bold"/>
    </style:style>
    <style:style style:name="T58" style:family="text">
      <style:text-properties fo:font-size="10pt" fo:language="en" fo:country="US" fo:font-style="italic" fo:font-weight="bold" officeooo:rsid="006f2709" style:font-size-asian="10pt" style:font-style-asian="italic" style:font-weight-asian="bold" style:font-size-complex="10pt" style:font-style-complex="italic" style:font-weight-complex="bold"/>
    </style:style>
    <style:style style:name="T59" style:family="text">
      <style:text-properties officeooo:rsid="009099aa"/>
    </style:style>
    <style:style style:name="T60" style:family="text">
      <style:text-properties officeooo:rsid="009b8c4e"/>
    </style:style>
    <style:style style:name="T61" style:family="text">
      <style:text-properties officeooo:rsid="00acbd70"/>
    </style:style>
    <style:style style:name="T62" style:family="text">
      <style:text-properties officeooo:rsid="00d2490f"/>
    </style:style>
    <style:style style:name="T63" style:family="text">
      <style:text-properties officeooo:rsid="00e4cff1"/>
    </style:style>
    <style:style style:name="T64" style:family="text">
      <style:text-properties officeooo:rsid="00f73fb0"/>
    </style:style>
    <style:style style:name="T65" style:family="text">
      <style:text-properties officeooo:rsid="01086046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  <style:style style:name="fr2" style:family="graphic" style:parent-style-name="Frame">
      <style:graphic-properties fo:margin-left="0.1299in" fo:margin-right="0.1299in" fo:margin-top="0.1299in" fo:margin-bottom="0.1299in" style:wrap="none" style:vertical-pos="from-top" style:vertical-rel="paragraph" style:horizontal-pos="center" style:horizontal-rel="page" fo:background-color="#ffffff" style:background-transparency="100%" draw:fill="solid" draw:fill-color="#ffffff" draw:opacity="0%" fo:padding="0in" fo:border="none"/>
    </style:style>
    <style:style style:name="fr3" style:family="graphic" style:parent-style-name="Frame">
      <style:graphic-properties fo:margin-left="0.1299in" fo:margin-right="0.1299in" fo:margin-top="0.1299in" fo:margin-bottom="0.1299in" style:wrap="none" style:vertical-pos="from-top" style:vertical-rel="paragraph" style:horizontal-pos="from-left" style:horizontal-rel="page" fo:background-color="#ffffff" style:background-transparency="100%" draw:fill="solid" draw:fill-color="#ffffff" draw:opacity="0%" fo:padding="0in" fo:border="none"/>
    </style:style>
    <style:style style:name="fr4" style:family="graphic" style:parent-style-name="Frame">
      <style:graphic-properties fo:margin-left="0.1299in" fo:margin-right="0.1299in" fo:margin-top="0.1299in" fo:margin-bottom="0.1299in" style:wrap="none" style:vertical-pos="from-top" style:vertical-rel="paragraph" style:horizontal-pos="from-left" style:horizontal-rel="paragraph" fo:background-color="#ffffff" style:background-transparency="100%" draw:fill="solid" draw:fill-color="#ffffff" draw:opacity="0%" fo:padding="0in" fo:border="none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true" style:editable="false">
        <style:columns fo:column-count="2" fo:column-gap="0.1665in">
          <style:column style:rel-width="32767*" fo:start-indent="0in" fo:end-indent="0.0835in"/>
          <style:column style:rel-width="32768*" fo:start-indent="0.0835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39"><text:note text:id="ftn1" text:note-class="footnote"><text:note-citation text:label=""></text:note-citation><text:note-body><text:p text:style-name="P47"><text:span text:style-name="T3">This <text:s/></text:span><text:span text:style-name="T4">job has not been financed on any mode</text:span><text:span text:style-name="T2">. </text:span></text:p><text:p text:style-name="P19"><text:span text:style-name="T5">Mor</text:span><text:span text:style-name="T20">ó</text:span><text:span text:style-name="T5">n</text:span><text:span text:style-name="T2"> J. </text:span><text:span text:style-name="T4">Teacher Assitant at Computer Department </text:span><text:span text:style-name="T2">de la Universidad de Los Andes, Mérida, 5101 VEN (e-mail: </text:span><text:a xlink:type="simple" xlink:href="mailto:j.paredesm@ula.ve" text:style-name="Internet_20_link" text:visited-style-name="Visited_20_Internet_20_Link"><text:span text:style-name="Internet_20_link"><text:span text:style-name="T2">j</text:span></text:span></text:a><text:span text:style-name="Internet_20_link"><text:span text:style-name="T4">uandiegp17@gmail.com</text:span></text:span><text:span text:style-name="T4">)</text:span><text:span text:style-name="T2">.</text:span></text:p><text:p text:style-name="Footnote"/></text:note-body></text:note></text:p>
        <text:p text:style-name="P20"><draw:frame draw:style-name="fr2" draw:name="Frame1" text:anchor-type="paragraph" svg:y="0.0008in" svg:width="6.5in" draw:z-index="0"><draw:text-box fo:min-height="0.0161in"><text:p text:style-name="P4">Parametric Analysis of Second Order Systems of Linear Differential Equations</text:p></draw:text-box></draw:frame><draw:frame draw:style-name="fr3" draw:name="Frame2" text:anchor-type="paragraph" svg:x="1.0898in" svg:y="-0.148in" svg:width="6.3in" svg:height="0.1492in" draw:z-index="1"><draw:text-box><text:p text:style-name="P3"><text:span text:style-name="T2">Juan Diego Mor</text:span><text:span text:style-name="T19">ó</text:span><text:span text:style-name="T2">n <text:s/>Flores </text:span></text:p></draw:text-box></draw:frame><text:span text:style-name="T24">Summary</text:span>— <text:span text:style-name="T21">the general purpose of this report is to make an analysis of the parameters of second order systems of differential equations, starting from matrix A</text:span><text:span text:style-name="T22">2x2</text:span><text:span text:style-name="T21">, called characteristic matrix of the system, composed by four parameters and then analyzing and proving all the possible cases for equilibrium on a second order system with their respective restrictions.</text:span></text:p>
        <text:p text:style-name="P18"/>
        <text:p text:style-name="P21"><text:span text:style-name="T25">Key words</text:span>— <text:span text:style-name="T25">Equilibrium, characteristic matrix</text:span>.</text:p>
        <text:list xml:id="list570488422" text:style-name="WWNum2">
          <text:list-header>
            <text:h text:style-name="P43" text:outline-level="1">Introduction </text:h>
          </text:list-header>
        </text:list>
        <text:p text:style-name="P24"><text:span text:style-name="T6">M</text:span><text:span text:style-name="T7">any </text:span><text:span text:style-name="T8">physical </text:span><text:span text:style-name="T7">systems are described by several differential equations. One of the most simple types </text:span><text:span text:style-name="T6">o</text:span><text:span text:style-name="T7">f such systems is a system of two linear differential equations that on a general form can be written as:</text:span></text:p>
        <text:p text:style-name="P27"/>
        <text:p text:style-name="P26"><text:span text:style-name="T47"><draw:frame draw:style-name="fr5" draw:name="Object1" text:anchor-type="as-char" svg:y="-0.2528in" svg:width="0.9752in" svg:height="0.4701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47"><text:tab/> <text:s text:c="14"/>(1.0)</text:span></text:p>
        <text:p text:style-name="P26"/>
        <text:p text:style-name="P23">here <text:span text:style-name="T48">X</text:span><text:span text:style-name="T23">1</text:span>(t) and <text:span text:style-name="T48">X</text:span><text:span text:style-name="T23">2</text:span>(t) are unknown functions of time t, and a, b, c, d are constants (parameters). System (1.<text:span text:style-name="T49">0</text:span>) by itself has many practically important applications, for example electrical circuits in physics, models in economics, etc. <text:span text:style-name="T50">We could also represent system (1.0) on its matricidal form:</text:span></text:p>
        <text:p text:style-name="P25"/>
        <text:p text:style-name="P25"><draw:frame draw:style-name="fr5" draw:name="Object35" text:anchor-type="as-char" svg:y="-0.252in" svg:width="3.3902in" svg:height="0.4201in" draw:z-index="7"><draw:object xlink:href="./Object 5" xlink:type="simple" xlink:show="embed" xlink:actuate="onLoad"/><draw:image xlink:href="./ObjectReplacements/Object 5" xlink:type="simple" xlink:show="embed" xlink:actuate="onLoad"/><svg:desc>formula</svg:desc></draw:frame><text:s text:c="3"/><text:span text:style-name="T52">(1.1)</text:span></text:p>
        <text:p text:style-name="P23"/>
        <text:p text:style-name="P23">This matrix A has two rows and three columns. We will call this a matrix of the size 2 × <text:span text:style-name="T51">2</text:span>.</text:p>
        <text:p text:style-name="P23">Let us <text:span text:style-name="T52">introduce </text:span>a definition:</text:p>
        <text:p text:style-name="P23"><text:span text:style-name="T9">Definition 1:</text:span> A nonzero vector <text:span text:style-name="T10">v</text:span> and number <text:span text:style-name="T9">λ</text:span> are called an eigen vector and an eigen value of a square matrix A if they satisfy equation:</text:p>
        <text:p text:style-name="P25"><text:span text:style-name="T52"><draw:frame draw:style-name="fr5" draw:name="Object36" text:anchor-type="as-char" svg:y="-0.1484in" svg:width="0.5772in" svg:height="0.1839in" draw:z-index="8"><draw:object xlink:href="./Object 13" xlink:type="simple" xlink:show="embed" xlink:actuate="onLoad"/><draw:image xlink:href="./ObjectReplacements/Object 13" xlink:type="simple" xlink:show="embed" xlink:actuate="onLoad"/></draw:frame></text:span><text:span text:style-name="T52">(1.2)</text:span></text:p>
        <text:p text:style-name="P25"/>
        <text:p text:style-name="P23">Eigen vectors are not unique, and it is easy to see that if we multiply it by an arbitrary constant <text:span text:style-name="T9">k</text:span> we get another eigen vector corresponding to the same eigen value. Indeed by multiplying (1.<text:span text:style-name="T52">3</text:span>) by k we get:</text:p>
        <text:p text:style-name="P25"><draw:frame draw:style-name="fr5" draw:name="Object37" text:anchor-type="as-char" svg:y="-0.1484in" svg:width="0.7016in" svg:height="0.1839in" draw:z-index="9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<text:p text:style-name="P25"/>
        <text:p text:style-name="P22"><text:span text:style-name="T27">therefore, we can say that </text:span><text:span text:style-name="T28">kv</text:span><text:span text:style-name="T27"> is also an eigen vector of (</text:span><text:span text:style-name="T29">1.</text:span><text:span text:style-name="T30">2</text:span><text:span text:style-name="T27">) corresponding to eigen value </text:span><text:span text:style-name="T28">λ</text:span><text:span text:style-name="T27">.</text:span></text:p>
        <text:p text:style-name="P28">Eigen values can be calculated as following:</text:p>
        <text:p text:style-name="P28"/>
        <text:p text:style-name="P28"/>
        <text:p text:style-name="P32"><text:span text:style-name="T27"><draw:frame draw:style-name="fr5" draw:name="Object3" text:anchor-type="as-char" svg:y="-0.172in" svg:width="2.5382in" svg:height="0.2193in" draw:z-index="10"><draw:object xlink:href="./Object 10" xlink:type="simple" xlink:show="embed" xlink:actuate="onLoad"/><draw:image xlink:href="./ObjectReplacements/Object 10" xlink:type="simple" xlink:show="embed" xlink:actuate="onLoad"/></draw:frame></text:span><text:span text:style-name="T27">(1.3)</text:span></text:p>
        <text:p text:style-name="P28"/>
        <text:p text:style-name="P33">finally solving (1.3) for <text:span text:style-name="T27"><text:s/></text:span><text:span text:style-name="T28">λ</text:span> we have:</text:p>
        <text:p text:style-name="P28"/>
        <text:p text:style-name="P32"><text:span text:style-name="T27"><draw:frame draw:style-name="fr5" draw:name="Object4" text:anchor-type="as-char" svg:y="-0.2965in" svg:width="2.5835in" svg:height="0.4453in" draw:z-index="11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46">(1.4)</text:span></text:p>
        <text:p text:style-name="P28"/>
        <text:p text:style-name="P30"><text:span text:style-name="T31">Let go back to system (1.0), if we solve this system by any method </text:span><text:span text:style-name="T33">with some initial conditions </text:span><text:span text:style-name="T33"><draw:frame draw:style-name="fr5" draw:name="Object46" text:anchor-type="as-char" svg:y="-0.152in" svg:width="1.3346in" svg:height="0.2134in" draw:z-index="63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33"><text:s/></text:span><text:span text:style-name="T31">we will find the explicit solution for the system </text:span><text:span text:style-name="T32">for</text:span><draw:frame draw:style-name="fr5" draw:name="Object2" text:anchor-type="as-char" svg:y="-0.1484in" svg:width="0.2201in" svg:height="0.2091in" draw:z-index="12"><draw:object xlink:href="./Object 17" xlink:type="simple" xlink:show="embed" xlink:actuate="onLoad"/><draw:image xlink:href="./ObjectReplacements/Object 17" xlink:type="simple" xlink:show="embed" xlink:actuate="onLoad"/><svg:desc>formula</svg:desc></draw:frame><text:span text:style-name="T53">and</text:span><draw:frame draw:style-name="fr5" draw:name="Object43" text:anchor-type="as-char" svg:y="-0.1484in" svg:width="0.2201in" svg:height="0.2091in" draw:z-index="13"><draw:object xlink:href="./Object 19" xlink:type="simple" xlink:show="embed" xlink:actuate="onLoad"/><draw:image xlink:href="./ObjectReplacements/Object 19" xlink:type="simple" xlink:show="embed" xlink:actuate="onLoad"/><svg:desc>formula</svg:desc></draw:frame><text:span text:style-name="T31">. Let us now consider a two dimensional coordinate system <text:s/>with </text:span><text:span text:style-name="T31"><draw:frame draw:style-name="fr5" draw:name="Object38" text:anchor-type="as-char" svg:y="-0.1484in" svg:width="0.4882in" svg:height="0.2091in" draw:z-index="15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31">the </text:span><text:span text:style-name="T31"><draw:frame draw:style-name="fr5" draw:name="Object39" text:anchor-type="as-char" svg:y="-0.1484in" svg:width="0.2201in" svg:height="0.2091in" draw:z-index="20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31">- axis for the variable </text:span><text:span text:style-name="T31"><draw:frame draw:style-name="fr5" draw:name="Object41" text:anchor-type="as-char" svg:y="-0.1484in" svg:width="0.2201in" svg:height="0.2091in" draw:z-index="55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31">and the - a</text:span><text:span text:style-name="T31"><draw:frame draw:style-name="fr5" draw:name="Object40" text:anchor-type="as-char" svg:y="-0.1484in" svg:width="0.2201in" svg:height="0.2091in" draw:z-index="57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31">xis for the variable . </text:span><text:span text:style-name="T31"><draw:frame draw:style-name="fr5" draw:name="Object42" text:anchor-type="as-char" svg:y="-0.1484in" svg:width="0.2201in" svg:height="0.2091in" draw:z-index="62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31">Such a coordinate system is called a </text:span><text:span text:style-name="T34">phase space</text:span><text:span text:style-name="T39">, </text:span><text:span text:style-name="T38">if we </text:span><text:span text:style-name="T41">plot</text:span><text:span text:style-name="T38"> the dynamic of </text:span><text:span text:style-name="T38"><draw:frame draw:style-name="fr5" draw:name="Object45" text:anchor-type="as-char" svg:y="-0.1484in" svg:width="0.2201in" svg:height="0.2091in" draw:z-index="3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T38"><text:s text:c="2"/></text:span><text:span text:style-name="T40">vs</text:span><text:span text:style-name="T41"><draw:frame draw:style-name="fr5" draw:name="Object44" text:anchor-type="as-char" svg:y="-0.1484in" svg:width="0.2201in" svg:height="0.2091in" draw:z-index="14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42">we w</text:span><text:span text:style-name="T41">ill get a unique </text:span><text:span text:style-name="T42">trajectory </text:span><text:span text:style-name="T43">according with </text:span><text:span text:style-name="T35">Existences and Uniqueness Theorem</text:span><text:span text:style-name="T42">, </text:span><text:span text:style-name="T44">then if we plot several trajectories with several initial con<text:tab/>conditions we will get a complete </text:span><text:span text:style-name="T36">phase portrait</text:span><text:span text:style-name="T44"> of the system, that is a representative set of system solutions.</text:span></text:p>
        <text:p text:style-name="P29">It is necessary to introduce another definition.</text:p>
        <text:p text:style-name="P30"><text:span text:style-name="T37">definition 2:</text:span><text:span text:style-name="T44"> </text:span><text:span text:style-name="T45">E</text:span><text:span text:style-name="T41">quilibria </text:span><text:span text:style-name="T45">are</text:span><text:span text:style-name="T41"> points where our system is stationary: placed at an equilibrium point the system will stay there forever. Mathematically equilibria </text:span><text:span text:style-name="T45">points for second order systems </text:span><text:span text:style-name="T41">it is required that at the equilibrium point both variables <text:s/></text:span><text:span text:style-name="T41"><draw:frame draw:style-name="fr5" draw:name="Object47" text:anchor-type="as-char" svg:y="-0.1484in" svg:width="0.2201in" svg:height="0.2091in" draw:z-index="16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41">and <text:s/></text:span><text:span text:style-name="T41"><draw:frame draw:style-name="fr5" draw:name="Object48" text:anchor-type="as-char" svg:y="-0.1484in" svg:width="0.2201in" svg:height="0.2091in" draw:z-index="17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41">do not change their values, i.e. both <text:s/></text:span><draw:frame draw:style-name="fr5" draw:name="Object49" text:anchor-type="as-char" svg:y="-0.1484in" svg:width="0.9543in" svg:height="0.2091in" draw:z-index="18"><draw:object xlink:href="./Object 60" xlink:type="simple" xlink:show="embed" xlink:actuate="onLoad"/><draw:image xlink:href="./ObjectReplacements/Object 60" xlink:type="simple" xlink:show="embed" xlink:actuate="onLoad"/><svg:desc>formula</svg:desc></draw:frame>.</text:p>
        <text:p text:style-name="P34">In order to analyze those equilibria points ans their behavior it is necessary to study eigen values of the matrix A. </text:p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h text:style-name="P45" text:outline-level="1" text:is-list-header="true"/>
        <text:p text:style-name="P48"><draw:frame draw:style-name="fr4" draw:name="Frame4" text:anchor-type="paragraph" svg:x="0.0154in" svg:y="0.1154in" svg:width="8.7465in" draw:z-index="4"><draw:text-box fo:min-height="0.8429in"><text:h text:style-name="P46" text:outline-level="1" text:is-list-header="true">Analysis of diferent cases <text:s/>of equilibrium behavior</text:h><text:p text:style-name="P36"/><text:p text:style-name="P36"/><text:p text:style-name="P36">1.- <text:s text:c="3"/><text:span text:style-name="T9">Spiral Sink</text:span> <draw:frame draw:style-name="fr5" draw:name="Object6" text:anchor-type="as-char" svg:y="-0.1429in" svg:width="1.8689in" svg:height="0.1835in" draw:z-index="80"><draw:object xlink:href="./Object 3" xlink:type="simple" xlink:show="embed" xlink:actuate="onLoad"/><draw:image xlink:href="./ObjectReplacements/Object 3" xlink:type="simple" xlink:show="embed" xlink:actuate="onLoad"/><svg:desc>formula</svg:desc></draw:frame></text:p><text:p text:style-name="P38"><text:tab/><text:span text:style-name="T54">result</text:span><text:span text:style-name="T26">: </text:span></text:p><text:p text:style-name="P5"><draw:frame draw:style-name="fr5" draw:name="Object5" text:anchor-type="as-char" svg:y="-0.172in" svg:width="6.5134in" svg:height="0.2193in" draw:z-index="23"><draw:object xlink:href="./Object 2" xlink:type="simple" xlink:show="embed" xlink:actuate="onLoad"/><draw:image xlink:href="./ObjectReplacements/Object 2" xlink:type="simple" xlink:show="embed" xlink:actuate="onLoad"/></draw:frame></text:p><text:p text:style-name="P6"><draw:frame draw:style-name="fr5" draw:name="Object7" text:anchor-type="as-char" svg:y="-0.172in" svg:width="6.3571in" svg:height="0.2193in" draw:z-index="24"><draw:object xlink:href="./Object 4" xlink:type="simple" xlink:show="embed" xlink:actuate="onLoad"/><draw:image xlink:href="./ObjectReplacements/Object 4" xlink:type="simple" xlink:show="embed" xlink:actuate="onLoad"/></draw:frame></text:p><text:p text:style-name="P6"><draw:frame draw:style-name="fr5" draw:name="Object9" text:anchor-type="as-char" svg:y="-0.172in" svg:width="6.3335in" svg:height="0.2193in" draw:z-index="25"><draw:object xlink:href="./Object 8" xlink:type="simple" xlink:show="embed" xlink:actuate="onLoad"/><draw:image xlink:href="./ObjectReplacements/Object 8" xlink:type="simple" xlink:show="embed" xlink:actuate="onLoad"/></draw:frame></text:p><text:p text:style-name="P6"><draw:frame draw:style-name="fr5" draw:name="Object10" text:anchor-type="as-char" svg:y="-0.1484in" svg:width="0.5965in" svg:height="0.1839in" draw:z-index="26"><draw:object xlink:href="./Object 9" xlink:type="simple" xlink:show="embed" xlink:actuate="onLoad"/><draw:image xlink:href="./ObjectReplacements/Object 9" xlink:type="simple" xlink:show="embed" xlink:actuate="onLoad"/></draw:frame></text:p><text:p text:style-name="P7"><text:span text:style-name="T54">finally</text:span>:</text:p><text:p text:style-name="P7"><draw:frame draw:style-name="fr5" draw:name="Object8" text:anchor-type="as-char" svg:y="-0.152in" svg:width="1.1071in" svg:height="0.2in" draw:z-index="28"><draw:object xlink:href="./Object 6" xlink:type="simple" xlink:show="embed" xlink:actuate="onLoad"/><draw:image xlink:href="./ObjectReplacements/Object 6" xlink:type="simple" xlink:show="embed" xlink:actuate="onLoad"/></draw:frame></text:p><text:p text:style-name="P7"/><text:p text:style-name="P11">2.- <text:span text:style-name="T9">Nodal Sink</text:span> <draw:frame draw:style-name="fr5" draw:name="Object11" text:anchor-type="as-char" svg:y="-0.1429in" svg:width="2.4728in" svg:height="0.1929in" draw:z-index="29"><draw:object xlink:href="./Object 11" xlink:type="simple" xlink:show="embed" xlink:actuate="onLoad"/><draw:image xlink:href="./ObjectReplacements/Object 11" xlink:type="simple" xlink:show="embed" xlink:actuate="onLoad"/></draw:frame></text:p><text:p text:style-name="P7"><text:tab/><text:span text:style-name="T55">result:</text:span></text:p><text:p text:style-name="P10"><draw:frame draw:style-name="fr5" draw:name="Object12" text:anchor-type="as-char" svg:y="-0.172in" svg:width="7.0075in" svg:height="0.2193in" draw:z-index="30"><draw:object xlink:href="./Object 12" xlink:type="simple" xlink:show="embed" xlink:actuate="onLoad"/><draw:image xlink:href="./ObjectReplacements/Object 12" xlink:type="simple" xlink:show="embed" xlink:actuate="onLoad"/></draw:frame></text:p><text:p text:style-name="P10"><draw:frame draw:style-name="fr5" draw:name="Object13" text:anchor-type="as-char" svg:y="-0.1626in" svg:width="4.7409in" svg:height="0.2102in" draw:z-index="31"><draw:object xlink:href="./Object 14" xlink:type="simple" xlink:show="embed" xlink:actuate="onLoad"/><draw:image xlink:href="./ObjectReplacements/Object 14" xlink:type="simple" xlink:show="embed" xlink:actuate="onLoad"/></draw:frame></text:p><text:p text:style-name="P10"><draw:frame draw:style-name="fr5" draw:name="Object14" text:anchor-type="as-char" svg:y="-0.152in" svg:width="1.5256in" svg:height="0.2in" draw:z-index="32"><draw:object xlink:href="./Object 16" xlink:type="simple" xlink:show="embed" xlink:actuate="onLoad"/><draw:image xlink:href="./ObjectReplacements/Object 16" xlink:type="simple" xlink:show="embed" xlink:actuate="onLoad"/></draw:frame></text:p><text:p text:style-name="P10"><draw:frame draw:style-name="fr5" draw:name="Object15" text:anchor-type="as-char" svg:y="-0.172in" svg:width="6.6398in" svg:height="0.2193in" draw:z-index="33"><draw:object xlink:href="./Object 18" xlink:type="simple" xlink:show="embed" xlink:actuate="onLoad"/><draw:image xlink:href="./ObjectReplacements/Object 18" xlink:type="simple" xlink:show="embed" xlink:actuate="onLoad"/></draw:frame></text:p><text:p text:style-name="P10"><draw:frame draw:style-name="fr5" draw:name="Object16" text:anchor-type="as-char" svg:y="-0.152in" svg:width="2.6925in" svg:height="0.2in" draw:z-index="34"><draw:object xlink:href="./Object 20" xlink:type="simple" xlink:show="embed" xlink:actuate="onLoad"/><draw:image xlink:href="./ObjectReplacements/Object 20" xlink:type="simple" xlink:show="embed" xlink:actuate="onLoad"/></draw:frame></text:p><text:p text:style-name="P10"><draw:frame draw:style-name="fr5" draw:name="Object17" text:anchor-type="as-char" svg:y="-0.172in" svg:width="6.3283in" svg:height="0.2193in" draw:z-index="35"><draw:object xlink:href="./Object 21" xlink:type="simple" xlink:show="embed" xlink:actuate="onLoad"/><draw:image xlink:href="./ObjectReplacements/Object 21" xlink:type="simple" xlink:show="embed" xlink:actuate="onLoad"/></draw:frame></text:p><text:p text:style-name="P7"><draw:frame draw:style-name="fr5" draw:name="Object18" text:anchor-type="as-char" svg:y="-0.152in" svg:width="3.3299in" svg:height="0.2in" draw:z-index="36"><draw:object xlink:href="./Object 22" xlink:type="simple" xlink:show="embed" xlink:actuate="onLoad"/><draw:image xlink:href="./ObjectReplacements/Object 22" xlink:type="simple" xlink:show="embed" xlink:actuate="onLoad"/></draw:frame></text:p><text:p text:style-name="P9">finally:</text:p><text:p text:style-name="P9"><draw:frame draw:style-name="fr5" draw:name="Object19" text:anchor-type="as-char" svg:y="-0.1228in" svg:width="0.648in" svg:height="0.1654in" draw:z-index="37"><draw:object xlink:href="./Object 24" xlink:type="simple" xlink:show="embed" xlink:actuate="onLoad"/><draw:image xlink:href="./ObjectReplacements/Object 24" xlink:type="simple" xlink:show="embed" xlink:actuate="onLoad"/></draw:frame></text:p><text:p text:style-name="P9"/><text:p text:style-name="P13">3.- <text:span text:style-name="T9">Spiral Source </text:span><text:span text:style-name="T9"><draw:frame draw:style-name="fr5" draw:name="Object20" text:anchor-type="as-char" svg:y="-0.172in" svg:width="2.3563in" svg:height="0.2193in" draw:z-index="38"><draw:object xlink:href="./Object 26" xlink:type="simple" xlink:show="embed" xlink:actuate="onLoad"/><draw:image xlink:href="./ObjectReplacements/Object 26" xlink:type="simple" xlink:show="embed" xlink:actuate="onLoad"/></draw:frame></text:span></text:p><text:p text:style-name="P13"><text:tab/>result:</text:p><text:p text:style-name="P13"><draw:frame draw:style-name="fr5" draw:name="Object21" text:anchor-type="as-char" svg:y="-0.172in" svg:width="5.7866in" svg:height="0.2193in" draw:z-index="39"><draw:object xlink:href="./Object 28" xlink:type="simple" xlink:show="embed" xlink:actuate="onLoad"/><draw:image xlink:href="./ObjectReplacements/Object 28" xlink:type="simple" xlink:show="embed" xlink:actuate="onLoad"/></draw:frame></text:p><text:p text:style-name="P13"><draw:frame draw:style-name="fr5" draw:name="Object22" text:anchor-type="as-char" svg:y="-0.172in" svg:width="7.2236in" svg:height="0.2193in" draw:z-index="40"><draw:object xlink:href="./Object 30" xlink:type="simple" xlink:show="embed" xlink:actuate="onLoad"/><draw:image xlink:href="./ObjectReplacements/Object 30" xlink:type="simple" xlink:show="embed" xlink:actuate="onLoad"/></draw:frame></text:p><text:p text:style-name="P13"><draw:frame draw:style-name="fr5" draw:name="Object23" text:anchor-type="as-char" svg:y="-0.172in" svg:width="6.4591in" svg:height="0.2193in" draw:z-index="41"><draw:object xlink:href="./Object 31" xlink:type="simple" xlink:show="embed" xlink:actuate="onLoad"/><draw:image xlink:href="./ObjectReplacements/Object 31" xlink:type="simple" xlink:show="embed" xlink:actuate="onLoad"/></draw:frame></text:p><text:p text:style-name="P13"><draw:frame draw:style-name="fr5" draw:name="Object24" text:anchor-type="as-char" svg:y="-0.152in" svg:width="0.9307in" svg:height="0.2in" draw:z-index="42"><draw:object xlink:href="./Object 32" xlink:type="simple" xlink:show="embed" xlink:actuate="onLoad"/><draw:image xlink:href="./ObjectReplacements/Object 32" xlink:type="simple" xlink:show="embed" xlink:actuate="onLoad"/></draw:frame></text:p><text:p text:style-name="P14">finally:</text:p><text:p text:style-name="P9"><draw:frame draw:style-name="fr5" draw:name="Object25" text:anchor-type="as-char" svg:y="-0.1201in" svg:width="0.378in" svg:height="0.1307in" draw:z-index="43"><draw:object xlink:href="./Object 34" xlink:type="simple" xlink:show="embed" xlink:actuate="onLoad"/><draw:image xlink:href="./ObjectReplacements/Object 34" xlink:type="simple" xlink:show="embed" xlink:actuate="onLoad"/></draw:frame></text:p></draw:text-box></draw:frame></text:p>
        <text:p text:style-name="P31"><text:soft-page-break/></text:p>
        <text:p text:style-name="P31"/>
        <text:p text:style-name="P31"/>
        <text:p text:style-name="P31"/>
        <text:p text:style-name="P31"/>
        <text:p text:style-name="P31"><draw:frame draw:style-name="fr4" draw:name="Frame5" text:anchor-type="paragraph" svg:x="0.0154in" svg:y="0.1256in" svg:width="8.7465in" draw:z-index="5"><draw:text-box fo:min-height="0.8429in"><text:p text:style-name="P36">4.-<text:span text:style-name="T9">Nodal Source</text:span> <draw:frame draw:style-name="fr5" draw:name="Object26" text:anchor-type="as-char" svg:y="-0.172in" svg:width="2.9701in" svg:height="0.2327in" draw:z-index="65"><draw:object xlink:href="./Object 36" xlink:type="simple" xlink:show="embed" xlink:actuate="onLoad"/><draw:image xlink:href="./ObjectReplacements/Object 36" xlink:type="simple" xlink:show="embed" xlink:actuate="onLoad"/></draw:frame></text:p><text:p text:style-name="P38"><text:tab/><text:span text:style-name="T54">result</text:span><text:span text:style-name="T26">: </text:span></text:p><text:p text:style-name="P5"><draw:frame draw:style-name="fr5" draw:name="Object27" text:anchor-type="as-char" svg:y="-0.172in" svg:width="7.7661in" svg:height="0.2193in" draw:z-index="66"><draw:object xlink:href="./Object 37" xlink:type="simple" xlink:show="embed" xlink:actuate="onLoad"/><draw:image xlink:href="./ObjectReplacements/Object 37" xlink:type="simple" xlink:show="embed" xlink:actuate="onLoad"/></draw:frame></text:p><text:p text:style-name="P6"><draw:frame draw:style-name="fr5" draw:name="Object28" text:anchor-type="as-char" svg:y="-0.172in" svg:width="7.7465in" svg:height="0.2193in" draw:z-index="67"><draw:object xlink:href="./Object 38" xlink:type="simple" xlink:show="embed" xlink:actuate="onLoad"/><draw:image xlink:href="./ObjectReplacements/Object 38" xlink:type="simple" xlink:show="embed" xlink:actuate="onLoad"/></draw:frame></text:p><text:p text:style-name="P6"><draw:frame draw:style-name="fr5" draw:name="Object29" text:anchor-type="as-char" svg:y="-0.152in" svg:width="4.1638in" svg:height="0.2in" draw:z-index="68"><draw:object xlink:href="./Object 40" xlink:type="simple" xlink:show="embed" xlink:actuate="onLoad"/><draw:image xlink:href="./ObjectReplacements/Object 40" xlink:type="simple" xlink:show="embed" xlink:actuate="onLoad"/></draw:frame></text:p><text:p text:style-name="P6"><draw:frame draw:style-name="fr5" draw:name="Object30" text:anchor-type="as-char" svg:y="-0.1626in" svg:width="4.7047in" svg:height="0.2102in" draw:z-index="69"><draw:object xlink:href="./Object 41" xlink:type="simple" xlink:show="embed" xlink:actuate="onLoad"/><draw:image xlink:href="./ObjectReplacements/Object 41" xlink:type="simple" xlink:show="embed" xlink:actuate="onLoad"/></draw:frame></text:p><text:p text:style-name="P6"><draw:frame draw:style-name="fr5" draw:name="Object62" text:anchor-type="as-char" svg:y="-0.172in" svg:width="6.9193in" svg:height="0.2193in" draw:z-index="70"><draw:object xlink:href="./Object 61" xlink:type="simple" xlink:show="embed" xlink:actuate="onLoad"/><draw:image xlink:href="./ObjectReplacements/Object 61" xlink:type="simple" xlink:show="embed" xlink:actuate="onLoad"/></draw:frame></text:p><text:p text:style-name="P7"><text:span text:style-name="T54">finally</text:span>:</text:p><text:p text:style-name="P7"><draw:frame draw:style-name="fr5" draw:name="Object31" text:anchor-type="as-char" svg:y="-0.1201in" svg:width="0.3783in" svg:height="0.1307in" draw:z-index="45"><draw:object xlink:href="./Object 42" xlink:type="simple" xlink:show="embed" xlink:actuate="onLoad"/><draw:image xlink:href="./ObjectReplacements/Object 42" xlink:type="simple" xlink:show="embed" xlink:actuate="onLoad"/><svg:desc>formula</svg:desc></draw:frame></text:p><text:p text:style-name="P7"/><text:p text:style-name="P11"><text:span text:style-name="T59">5</text:span>.- <text:span text:style-name="T11">Saddle </text:span><draw:frame draw:style-name="fr5" draw:name="Object32" text:anchor-type="as-char" svg:y="-0.1429in" svg:width="2.0563in" svg:height="0.1929in" draw:z-index="46"><draw:object xlink:href="./Object 43" xlink:type="simple" xlink:show="embed" xlink:actuate="onLoad"/><draw:image xlink:href="./ObjectReplacements/Object 43" xlink:type="simple" xlink:show="embed" xlink:actuate="onLoad"/><svg:desc>formula</svg:desc></draw:frame></text:p><text:p text:style-name="P7"><text:tab/><text:span text:style-name="T55">result:</text:span></text:p><text:p text:style-name="P10"><draw:frame draw:style-name="fr5" draw:name="Object33" text:anchor-type="as-char" svg:y="-0.172in" svg:width="7.0075in" svg:height="0.2193in" draw:z-index="47"><draw:object xlink:href="./Object 44" xlink:type="simple" xlink:show="embed" xlink:actuate="onLoad"/><draw:image xlink:href="./ObjectReplacements/Object 44" xlink:type="simple" xlink:show="embed" xlink:actuate="onLoad"/><svg:desc>formula</svg:desc></draw:frame></text:p><text:p text:style-name="P10"><draw:frame draw:style-name="fr5" draw:name="Object34" text:anchor-type="as-char" svg:y="-0.1626in" svg:width="4.7409in" svg:height="0.2102in" draw:z-index="48"><draw:object xlink:href="./Object 45" xlink:type="simple" xlink:show="embed" xlink:actuate="onLoad"/><draw:image xlink:href="./ObjectReplacements/Object 45" xlink:type="simple" xlink:show="embed" xlink:actuate="onLoad"/><svg:desc>formula</svg:desc></draw:frame></text:p><text:p text:style-name="P10"><draw:frame draw:style-name="fr5" draw:name="Object50" text:anchor-type="as-char" svg:y="-0.152in" svg:width="1.5256in" svg:height="0.2in" draw:z-index="49"><draw:object xlink:href="./Object 46" xlink:type="simple" xlink:show="embed" xlink:actuate="onLoad"/><draw:image xlink:href="./ObjectReplacements/Object 46" xlink:type="simple" xlink:show="embed" xlink:actuate="onLoad"/><svg:desc>formula</svg:desc></draw:frame></text:p><text:p text:style-name="P9">finally:</text:p><text:p text:style-name="P9"><draw:frame draw:style-name="fr5" draw:name="Object55" text:anchor-type="as-char" svg:y="-0.1228in" svg:width="0.648in" svg:height="0.1654in" draw:z-index="50"><draw:object xlink:href="./Object 52" xlink:type="simple" xlink:show="embed" xlink:actuate="onLoad"/><draw:image xlink:href="./ObjectReplacements/Object 52" xlink:type="simple" xlink:show="embed" xlink:actuate="onLoad"/><svg:desc>formula</svg:desc></draw:frame></text:p><text:p text:style-name="P9"/><text:p text:style-name="P13"><text:span text:style-name="T60">6</text:span>.- <text:span text:style-name="T12">Center</text:span><text:span text:style-name="T9"> </text:span><text:span text:style-name="T9"><draw:frame draw:style-name="fr5" draw:name="Object56" text:anchor-type="as-char" svg:y="-0.172in" svg:width="2.3807in" svg:height="0.2193in" draw:z-index="51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p><text:p text:style-name="P13"><text:tab/>result:</text:p><text:p text:style-name="P13"><draw:frame draw:style-name="fr5" draw:name="Object57" text:anchor-type="as-char" svg:y="-0.172in" svg:width="3.1598in" svg:height="0.2193in" draw:z-index="52"><draw:object xlink:href="./Object 54" xlink:type="simple" xlink:show="embed" xlink:actuate="onLoad"/><draw:image xlink:href="./ObjectReplacements/Object 54" xlink:type="simple" xlink:show="embed" xlink:actuate="onLoad"/><svg:desc>formula</svg:desc></draw:frame></text:p><text:p text:style-name="P13"><draw:frame draw:style-name="fr5" draw:name="Object58" text:anchor-type="as-char" svg:y="-0.152in" svg:width="0.8807in" svg:height="0.2in" draw:z-index="53"><draw:object xlink:href="./Object 55" xlink:type="simple" xlink:show="embed" xlink:actuate="onLoad"/><draw:image xlink:href="./ObjectReplacements/Object 55" xlink:type="simple" xlink:show="embed" xlink:actuate="onLoad"/><svg:desc>formula</svg:desc></draw:frame></text:p><text:p text:style-name="P13"/><text:p text:style-name="P14">finally:</text:p><text:p text:style-name="P9"><draw:frame draw:style-name="fr5" draw:name="Object61" text:anchor-type="as-char" svg:y="-0.1228in" svg:width="0.4201in" svg:height="0.1646in" draw:z-index="54"><draw:object xlink:href="./Object 58" xlink:type="simple" xlink:show="embed" xlink:actuate="onLoad"/><draw:image xlink:href="./ObjectReplacements/Object 58" xlink:type="simple" xlink:show="embed" xlink:actuate="onLoad"/><svg:desc>formula</svg:desc></draw:frame></text:p></draw:text-box></draw:frame></text:p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><draw:frame draw:style-name="fr4" draw:name="Frame6" text:anchor-type="paragraph" svg:x="0.0236in" svg:y="0.0728in" svg:width="8.7465in" draw:z-index="19"><draw:text-box fo:min-height="0.8429in"><text:p text:style-name="P36"><text:span text:style-name="T61">7</text:span>.-<text:span text:style-name="T13">Degenerate </text:span><text:span text:style-name="T9">Nodal Source</text:span> <draw:frame draw:style-name="fr5" draw:name="Object51" text:anchor-type="as-char" svg:y="-0.172in" svg:width="3.4173in" svg:height="0.2327in" draw:z-index="59"><draw:object xlink:href="./Object 47" xlink:type="simple" xlink:show="embed" xlink:actuate="onLoad"/><draw:image xlink:href="./ObjectReplacements/Object 47" xlink:type="simple" xlink:show="embed" xlink:actuate="onLoad"/><svg:desc>formula</svg:desc></draw:frame></text:p><text:p text:style-name="P38"><text:tab/><text:span text:style-name="T54">result</text:span><text:span text:style-name="T26">: </text:span></text:p><text:p text:style-name="P5"><draw:frame draw:style-name="fr5" draw:name="Object52" text:anchor-type="as-char" svg:y="-0.172in" svg:width="7.848in" svg:height="0.2193in" draw:z-index="60"><draw:object xlink:href="./Object 48" xlink:type="simple" xlink:show="embed" xlink:actuate="onLoad"/><draw:image xlink:href="./ObjectReplacements/Object 48" xlink:type="simple" xlink:show="embed" xlink:actuate="onLoad"/><svg:desc>formula</svg:desc></draw:frame></text:p><text:p text:style-name="P6"><draw:frame draw:style-name="fr5" draw:name="Object53" text:anchor-type="as-char" svg:y="-0.172in" svg:width="8.4252in" svg:height="0.2193in" draw:z-index="61"><draw:object xlink:href="./Object 50" xlink:type="simple" xlink:show="embed" xlink:actuate="onLoad"/><draw:image xlink:href="./ObjectReplacements/Object 50" xlink:type="simple" xlink:show="embed" xlink:actuate="onLoad"/><svg:desc>formula</svg:desc></draw:frame></text:p><text:p text:style-name="P6"><draw:frame draw:style-name="fr5" draw:name="Object54" text:anchor-type="as-char" svg:y="-0.152in" svg:width="1.1992in" svg:height="0.2in" draw:z-index="64"><draw:object xlink:href="./Object 51" xlink:type="simple" xlink:show="embed" xlink:actuate="onLoad"/><draw:image xlink:href="./ObjectReplacements/Object 51" xlink:type="simple" xlink:show="embed" xlink:actuate="onLoad"/><svg:desc>formula</svg:desc></draw:frame></text:p><text:p text:style-name="P6"><draw:frame draw:style-name="fr5" draw:name="Object59" text:anchor-type="as-char" svg:y="-0.172in" svg:width="6.111in" svg:height="0.2193in" draw:z-index="71"><draw:object xlink:href="./Object 56" xlink:type="simple" xlink:show="embed" xlink:actuate="onLoad"/><draw:image xlink:href="./ObjectReplacements/Object 56" xlink:type="simple" xlink:show="embed" xlink:actuate="onLoad"/><svg:desc>formula</svg:desc></draw:frame></text:p><text:p text:style-name="P6"><draw:frame draw:style-name="fr5" draw:name="Object60" text:anchor-type="as-char" svg:y="-0.152in" svg:width="1.1319in" svg:height="0.2in" draw:z-index="72"><draw:object xlink:href="./Object 57" xlink:type="simple" xlink:show="embed" xlink:actuate="onLoad"/><draw:image xlink:href="./ObjectReplacements/Object 57" xlink:type="simple" xlink:show="embed" xlink:actuate="onLoad"/><svg:desc>formula</svg:desc></draw:frame></text:p><text:p text:style-name="P7"><text:span text:style-name="T54">finally</text:span>:</text:p><text:p text:style-name="P7"><draw:frame draw:style-name="fr5" draw:name="Object63" text:anchor-type="as-char" svg:y="-0.1201in" svg:width="0.3783in" svg:height="0.1307in" draw:z-index="73"><draw:object xlink:href="./Object 62" xlink:type="simple" xlink:show="embed" xlink:actuate="onLoad"/><draw:image xlink:href="./ObjectReplacements/Object 62" xlink:type="simple" xlink:show="embed" xlink:actuate="onLoad"/><svg:desc>formula</svg:desc></draw:frame></text:p><text:p text:style-name="P7"/><text:p text:style-name="P12"><text:span text:style-name="T62">8</text:span>.- <text:span text:style-name="T13">Degenerate </text:span><text:span text:style-name="T14">Nodal </text:span><text:span text:style-name="T15">Sink</text:span><text:span text:style-name="T14"> </text:span><text:span text:style-name="T14"><draw:frame draw:style-name="fr5" draw:name="Object64" text:anchor-type="as-char" svg:y="-0.172in" svg:width="3.4173in" svg:height="0.2327in" draw:z-index="74"><draw:object xlink:href="./Object 63" xlink:type="simple" xlink:show="embed" xlink:actuate="onLoad"/><draw:image xlink:href="./ObjectReplacements/Object 63" xlink:type="simple" xlink:show="embed" xlink:actuate="onLoad"/><svg:desc>formula</svg:desc></draw:frame></text:span></text:p><text:p text:style-name="P7"><text:tab/><text:span text:style-name="T55">result:</text:span></text:p><text:p text:style-name="P10"><draw:frame draw:style-name="fr5" draw:name="Object65" text:anchor-type="as-char" svg:y="-0.172in" svg:width="6.1846in" svg:height="0.2193in" draw:z-index="75"><draw:object xlink:href="./Object 64" xlink:type="simple" xlink:show="embed" xlink:actuate="onLoad"/><draw:image xlink:href="./ObjectReplacements/Object 64" xlink:type="simple" xlink:show="embed" xlink:actuate="onLoad"/><svg:desc>formula</svg:desc></draw:frame></text:p><text:p text:style-name="P10"><draw:frame draw:style-name="fr5" draw:name="Object66" text:anchor-type="as-char" svg:y="-0.172in" svg:width="7.8535in" svg:height="0.2193in" draw:z-index="76"><draw:object xlink:href="./Object 65" xlink:type="simple" xlink:show="embed" xlink:actuate="onLoad"/><draw:image xlink:href="./ObjectReplacements/Object 65" xlink:type="simple" xlink:show="embed" xlink:actuate="onLoad"/><svg:desc>formula</svg:desc></draw:frame></text:p><text:p text:style-name="P8"><draw:frame draw:style-name="fr5" draw:name="Object67" text:anchor-type="as-char" svg:y="-0.172in" svg:width="7.8484in" svg:height="0.2193in" draw:z-index="77"><draw:object xlink:href="./Object 66" xlink:type="simple" xlink:show="embed" xlink:actuate="onLoad"/><draw:image xlink:href="./ObjectReplacements/Object 66" xlink:type="simple" xlink:show="embed" xlink:actuate="onLoad"/><svg:desc>formula</svg:desc></draw:frame></text:p><text:p text:style-name="P13"><draw:frame draw:style-name="fr5" draw:name="Object73" text:anchor-type="as-char" svg:y="-0.152in" svg:width="1.2047in" svg:height="0.2in" draw:z-index="78"><draw:object xlink:href="./Object 72" xlink:type="simple" xlink:show="embed" xlink:actuate="onLoad"/><draw:image xlink:href="./ObjectReplacements/Object 72" xlink:type="simple" xlink:show="embed" xlink:actuate="onLoad"/></draw:frame></text:p><text:p text:style-name="P13"><draw:frame draw:style-name="fr5" draw:name="Object74" text:anchor-type="as-char" svg:y="-0.1484in" svg:width="0.5819in" svg:height="0.1839in" draw:z-index="79"><draw:object xlink:href="./Object 73" xlink:type="simple" xlink:show="embed" xlink:actuate="onLoad"/><draw:image xlink:href="./ObjectReplacements/Object 73" xlink:type="simple" xlink:show="embed" xlink:actuate="onLoad"/></draw:frame></text:p><text:p text:style-name="P9"><text:span text:style-name="T56">finally</text:span>:</text:p><text:p text:style-name="P9"><draw:frame draw:style-name="fr5" draw:name="Object68" text:anchor-type="as-char" svg:y="-0.152in" svg:width="1.3181in" svg:height="0.2in" draw:z-index="81"><draw:object xlink:href="./Object 67" xlink:type="simple" xlink:show="embed" xlink:actuate="onLoad"/><draw:image xlink:href="./ObjectReplacements/Object 67" xlink:type="simple" xlink:show="embed" xlink:actuate="onLoad"/><svg:desc>formula</svg:desc></draw:frame></text:p><text:p text:style-name="P9"/><text:p text:style-name="P13"><text:span text:style-name="T63">9</text:span>.- <text:span text:style-name="T16">Unstable Saddle Node</text:span><text:span text:style-name="T9"> </text:span><text:span text:style-name="T9"><draw:frame draw:style-name="fr5" draw:name="Object69" text:anchor-type="as-char" svg:y="-0.172in" svg:width="4.2602in" svg:height="0.2327in" draw:z-index="82"><draw:object xlink:href="./Object 68" xlink:type="simple" xlink:show="embed" xlink:actuate="onLoad"/><draw:image xlink:href="./ObjectReplacements/Object 68" xlink:type="simple" xlink:show="embed" xlink:actuate="onLoad"/><svg:desc>formula</svg:desc></draw:frame></text:span></text:p><text:p text:style-name="P13"><text:tab/>result:</text:p><text:p text:style-name="P13"><draw:frame draw:style-name="fr5" draw:name="Object70" text:anchor-type="as-char" svg:y="-0.172in" svg:width="8.6193in" svg:height="0.2193in" draw:z-index="83"><draw:object xlink:href="./Object 69" xlink:type="simple" xlink:show="embed" xlink:actuate="onLoad"/><draw:image xlink:href="./ObjectReplacements/Object 69" xlink:type="simple" xlink:show="embed" xlink:actuate="onLoad"/><svg:desc>formula</svg:desc></draw:frame></text:p><text:p text:style-name="P13"><draw:frame draw:style-name="fr5" draw:name="Object71" text:anchor-type="as-char" svg:y="-0.152in" svg:width="4.7307in" svg:height="0.2in" draw:z-index="84"><draw:object xlink:href="./Object 70" xlink:type="simple" xlink:show="embed" xlink:actuate="onLoad"/><draw:image xlink:href="./ObjectReplacements/Object 70" xlink:type="simple" xlink:show="embed" xlink:actuate="onLoad"/><svg:desc>formula</svg:desc></draw:frame></text:p><text:p text:style-name="P13"/><text:p text:style-name="P14">finally:</text:p><text:p text:style-name="P9"><draw:frame draw:style-name="fr5" draw:name="Object72" text:anchor-type="as-char" svg:y="-0.1228in" svg:width="0.4201in" svg:height="0.1646in" draw:z-index="85"><draw:object xlink:href="./Object 71" xlink:type="simple" xlink:show="embed" xlink:actuate="onLoad"/><draw:image xlink:href="./ObjectReplacements/Object 71" xlink:type="simple" xlink:show="embed" xlink:actuate="onLoad"/><svg:desc>formula</svg:desc></draw:frame></text:p></draw:text-box></draw:frame><text:soft-page-break/></text:p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><draw:frame draw:style-name="fr4" draw:name="Frame7" text:anchor-type="paragraph" svg:x="0.0236in" svg:y="0.0728in" svg:width="8.7465in" draw:z-index="21"><draw:text-box fo:min-height="0.8429in"><text:p text:style-name="P37"><text:span text:style-name="T64">10</text:span>.-<text:span text:style-name="T17">S</text:span><text:span text:style-name="T57">table Saddle Node</text:span><text:span text:style-name="T58"> </text:span><text:span text:style-name="T58"><draw:frame draw:style-name="fr5" draw:name="Object75" text:anchor-type="as-char" svg:y="-0.172in" svg:width="4.2602in" svg:height="0.2327in" draw:z-index="22"><draw:object xlink:href="./Object 74" xlink:type="simple" xlink:show="embed" xlink:actuate="onLoad"/><draw:image xlink:href="./ObjectReplacements/Object 74" xlink:type="simple" xlink:show="embed" xlink:actuate="onLoad"/><svg:desc>formula</svg:desc></draw:frame></text:span></text:p><text:p text:style-name="P38"><text:tab/><text:span text:style-name="T54">result</text:span><text:span text:style-name="T26">: </text:span></text:p><text:p text:style-name="P5"><draw:frame draw:style-name="fr5" draw:name="Object76" text:anchor-type="as-char" svg:y="-0.172in" svg:width="8.6193in" svg:height="0.2193in" draw:z-index="27"><draw:object xlink:href="./Object 75" xlink:type="simple" xlink:show="embed" xlink:actuate="onLoad"/><draw:image xlink:href="./ObjectReplacements/Object 75" xlink:type="simple" xlink:show="embed" xlink:actuate="onLoad"/><svg:desc>formula</svg:desc></draw:frame></text:p><text:p text:style-name="P6"><draw:frame draw:style-name="fr5" draw:name="Object77" text:anchor-type="as-char" svg:y="-0.152in" svg:width="4.7307in" svg:height="0.2in" draw:z-index="44"><draw:object xlink:href="./Object 76" xlink:type="simple" xlink:show="embed" xlink:actuate="onLoad"/><draw:image xlink:href="./ObjectReplacements/Object 76" xlink:type="simple" xlink:show="embed" xlink:actuate="onLoad"/><svg:desc>formula</svg:desc></draw:frame></text:p><text:p text:style-name="P7"><text:span text:style-name="T54">finally</text:span>:</text:p><text:p text:style-name="P7"><draw:frame draw:style-name="fr5" draw:name="Object81" text:anchor-type="as-char" svg:y="-0.1228in" svg:width="0.4201in" svg:height="0.1646in" draw:z-index="56"><draw:object xlink:href="./Object 81" xlink:type="simple" xlink:show="embed" xlink:actuate="onLoad"/><draw:image xlink:href="./ObjectReplacements/Object 81" xlink:type="simple" xlink:show="embed" xlink:actuate="onLoad"/><svg:desc>formula</svg:desc></draw:frame></text:p><text:p text:style-name="P7"/><text:p text:style-name="P12"><text:span text:style-name="T65">11</text:span>.- <text:span text:style-name="T18">Both Eigen Values are 0</text:span><text:span text:style-name="T14"> </text:span><text:span text:style-name="T14"><draw:frame draw:style-name="fr5" draw:name="Object82" text:anchor-type="as-char" svg:y="-0.1484in" svg:width="0.7228in" svg:height="0.2091in" draw:z-index="58"><draw:object xlink:href="./Object 82" xlink:type="simple" xlink:show="embed" xlink:actuate="onLoad"/><draw:image xlink:href="./ObjectReplacements/Object 82" xlink:type="simple" xlink:show="embed" xlink:actuate="onLoad"/><svg:desc>formula</svg:desc></draw:frame></text:span></text:p><text:p text:style-name="P7"><text:tab/><text:span text:style-name="T55">result:</text:span></text:p><text:p text:style-name="P10"><draw:frame draw:style-name="fr5" draw:name="Object83" text:anchor-type="as-char" svg:y="-0.172in" svg:width="6.1846in" svg:height="0.2193in" draw:z-index="86"><draw:object xlink:href="./Object 83" xlink:type="simple" xlink:show="embed" xlink:actuate="onLoad"/><draw:image xlink:href="./ObjectReplacements/Object 83" xlink:type="simple" xlink:show="embed" xlink:actuate="onLoad"/><svg:desc>formula</svg:desc></draw:frame></text:p><text:p text:style-name="P10"><draw:frame draw:style-name="fr5" draw:name="Object84" text:anchor-type="as-char" svg:y="-0.172in" svg:width="7.8535in" svg:height="0.2193in" draw:z-index="87"><draw:object xlink:href="./Object 77" xlink:type="simple" xlink:show="embed" xlink:actuate="onLoad"/><draw:image xlink:href="./ObjectReplacements/Object 77" xlink:type="simple" xlink:show="embed" xlink:actuate="onLoad"/><svg:desc>formula</svg:desc></draw:frame></text:p><text:p text:style-name="P8"><draw:frame draw:style-name="fr5" draw:name="Object85" text:anchor-type="as-char" svg:y="-0.172in" svg:width="7.8484in" svg:height="0.2193in" draw:z-index="88"><draw:object xlink:href="./Object 78" xlink:type="simple" xlink:show="embed" xlink:actuate="onLoad"/><draw:image xlink:href="./ObjectReplacements/Object 78" xlink:type="simple" xlink:show="embed" xlink:actuate="onLoad"/><svg:desc>formula</svg:desc></draw:frame></text:p><text:p text:style-name="P9"><draw:frame draw:style-name="fr5" draw:name="Object86" text:anchor-type="as-char" svg:y="-0.152in" svg:width="1.2047in" svg:height="0.2in" draw:z-index="89"><draw:object xlink:href="./Object 80" xlink:type="simple" xlink:show="embed" xlink:actuate="onLoad"/><draw:image xlink:href="./ObjectReplacements/Object 80" xlink:type="simple" xlink:show="embed" xlink:actuate="onLoad"/><svg:desc>formula</svg:desc></draw:frame></text:p><text:p text:style-name="P9"><draw:frame draw:style-name="fr5" draw:name="Object87" text:anchor-type="as-char" svg:y="-0.1484in" svg:width="0.5819in" svg:height="0.1839in" draw:z-index="90"><draw:object xlink:href="./Object 84" xlink:type="simple" xlink:show="embed" xlink:actuate="onLoad"/><draw:image xlink:href="./ObjectReplacements/Object 84" xlink:type="simple" xlink:show="embed" xlink:actuate="onLoad"/><svg:desc>formula</svg:desc></draw:frame></text:p><text:p text:style-name="P9"><text:span text:style-name="T56">finally</text:span>:</text:p><text:p text:style-name="P9"><draw:frame draw:style-name="fr5" draw:name="Object88" text:anchor-type="as-char" svg:y="-0.152in" svg:width="1.3181in" svg:height="0.2in" draw:z-index="91"><draw:object xlink:href="./Object 85" xlink:type="simple" xlink:show="embed" xlink:actuate="onLoad"/><draw:image xlink:href="./ObjectReplacements/Object 85" xlink:type="simple" xlink:show="embed" xlink:actuate="onLoad"/><svg:desc>formula</svg:desc></draw:frame></text:p></draw:text-box></draw:frame><text:soft-page-break/></text:p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5"/>
        <text:p text:style-name="P17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list xml:id="list191852672485684" text:continue-numbering="true" text:style-name="WWNum2">
          <text:list-header>
            <text:h text:style-name="P44" text:outline-level="1">Conclusiones y recomendaciones</text:h>
          </text:list-header>
        </text:list>
        <text:p text:style-name="P15"/>
        <text:list xml:id="list191853466408455" text:continue-numbering="true" text:style-name="WWNum2">
          <text:list-header>
            <text:h text:style-name="P42" text:outline-level="1"><text:soft-page-break/>Referencias</text:h>
          </text:list-header>
        </text:list>
        <text:h text:style-name="Heading_20_1" text:outline-level="1" text:is-list-header="true"><text:s/>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0402in" draw:rotation="0"/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555in" loext:contextual-spacing="false" fo:text-align="center" style:justify-single-word="false" fo:keep-with-next="always"/>
      <style:text-properties fo:font-variant="small-caps" style:letter-kerning="tru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835in" fo:margin-bottom="0.0417in" loext:contextual-spacing="false" fo:keep-with-next="always"/>
      <style:text-properties fo:font-style="italic" style:font-style-asian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tyle="italic" style:font-style-asian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tyle="italic" style:font-style-asian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.25in" fo:margin-right="0in" fo:text-indent="0in" style:auto-text-indent="false" fo:keep-with-next="always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5in" fo:margin-right="0in" fo:text-indent="0in" style:auto-text-indent="false" fo:keep-with-next="always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.75in" fo:margin-right="0in" fo:text-indent="0in" style:auto-text-indent="false" fo:keep-with-next="always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1.5in" fo:margin-right="0in" fo:text-indent="0in" style:auto-text-indent="false" fo:keep-with-next="always"/>
      <style:text-properties fo:font-style="italic" style:font-style-asian="italic"/>
    </style:style>
    <style:style style:name="Abstract" style:family="paragraph" style:parent-style-name="Standard" style:next-style-name="Standard" style:default-outline-level="">
      <style:paragraph-properties fo:margin-left="0in" fo:margin-right="0in" fo:margin-top="0.0138in" fo:margin-bottom="0in" loext:contextual-spacing="false" fo:text-align="justify" style:justify-single-word="false" fo:text-indent="0.1665in" style:auto-text-indent="false"/>
      <style:text-properties fo:font-size="9pt" fo:font-weight="bold" style:font-size-asian="9pt" style:font-weight-asian="bold"/>
    </style:style>
    <style:style style:name="Authors" style:family="paragraph" style:parent-style-name="Standard" style:next-style-name="Standard" style:default-outline-level="">
      <style:paragraph-properties fo:margin-top="0in" fo:margin-bottom="0.222in" loext:contextual-spacing="false" fo:text-align="center" style:justify-single-word="false"/>
      <style:text-properties fo:font-size="11pt" style:font-size-asian="11pt"/>
    </style:style>
    <style:style style:name="Title" style:family="paragraph" style:parent-style-name="Standard" style:next-style-name="Standard" style:default-outline-level="" style:class="chapter">
      <style:paragraph-properties fo:text-align="center" style:justify-single-word="false"/>
      <style:text-properties fo:font-size="24pt" style:letter-kerning="true" style:font-size-asian="24pt"/>
    </style:style>
    <style:style style:name="Footnote" style:family="paragraph" style:parent-style-name="Standard" style:default-outline-level="" style:class="extra">
      <style:paragraph-properties fo:margin-left="0in" fo:margin-right="0in" fo:text-align="justify" style:justify-single-word="false" fo:text-indent="0.1665in" style:auto-text-indent="false"/>
      <style:text-properties fo:font-size="8pt" style:font-size-asian="8pt"/>
    </style:style>
    <style:style style:name="References" style:family="paragraph" style:parent-style-name="List_20_Number" style:default-outline-level="">
      <style:paragraph-properties fo:margin-left="0in" fo:margin-right="0in" fo:text-align="justify" style:justify-single-word="false" fo:text-indent="0in" style:auto-text-indent="false"/>
      <style:text-properties fo:font-size="8pt" style:font-size-asian="8pt"/>
    </style:style>
    <style:style style:name="List_20_Number" style:display-name="List Number" style:family="paragraph" style:parent-style-name="Standard" style:default-outline-level="">
      <style:paragraph-properties fo:margin-left="0.25in" fo:margin-right="0in" fo:text-indent="-0.25in" style:auto-text-indent="false"/>
    </style:style>
    <style:style style:name="IndexTerms" style:family="paragraph" style:parent-style-name="Standard" style:next-style-name="Standard" style:default-outline-level="">
      <style:paragraph-properties fo:margin-left="0in" fo:margin-right="0in" fo:text-align="justify" style:justify-single-word="false" fo:text-indent="0.1665in" style:auto-text-indent="false"/>
      <style:text-properties fo:font-size="9pt" fo:font-weight="bold" style:font-size-asian="9pt" style:font-weight-asian="bold"/>
    </style:style>
    <style:style style:name="Theorem" style:family="paragraph" style:parent-style-name="Heading_20_3" style:default-outline-level="" style:list-style-name=""/>
    <style:style style:name="Lemma" style:family="paragraph" style:parent-style-name="Heading_20_3" style:default-outline-level="" style:list-style-name=""/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0in" fo:margin-right="0in" fo:line-height="94%" fo:text-align="justify" style:justify-single-word="false" fo:text-indent="0.15in" style:auto-text-indent="false">
        <style:tab-stops>
          <style:tab-stop style:position="-0.5in"/>
          <style:tab-stop style:position="0in"/>
          <style:tab-stop style:position="0.15in"/>
          <style:tab-stop style:position="0.25in"/>
          <style:tab-stop style:position="0.5862in"/>
          <style:tab-stop style:position="1in"/>
          <style:tab-stop style:position="1.5in"/>
          <style:tab-stop style:position="2in"/>
          <style:tab-stop style:position="2.4in"/>
          <style:tab-stop style:position="2.9862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fo:font-size="8pt" style:font-size-asian="8pt"/>
    </style:style>
    <style:style style:name="Text" style:family="paragraph" style:parent-style-name="Standard" style:default-outline-level="" style:class="extra">
      <style:paragraph-properties fo:margin-left="0in" fo:margin-right="0in" fo:line-height="105%" fo:text-align="justify" style:justify-single-word="false" fo:orphans="0" fo:widows="0" fo:text-indent="0.1665in" style:auto-text-indent="false"/>
    </style:style>
    <style:style style:name="Figure_20_Caption" style:display-name="Figure Caption" style:family="paragraph" style:parent-style-name="Standard" style:default-outline-level="">
      <style:paragraph-properties fo:text-align="justify" style:justify-single-word="false"/>
      <style:text-properties fo:font-size="8pt" style:font-size-asian="8pt"/>
    </style:style>
    <style:style style:name="Table_20_Title" style:display-name="Table Title" style:family="paragraph" style:parent-style-name="Standard" style:default-outline-level="">
      <style:paragraph-properties fo:text-align="center" style:justify-single-word="false"/>
      <style:text-properties fo:font-variant="small-caps" fo:font-size="8pt" style:font-size-asian="8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/>
    </style:style>
    <style:style style:name="Biography" style:family="paragraph" style:parent-style-name="Plain_20_Text" style:default-outline-level="">
      <style:paragraph-properties fo:margin-top="0.1665in" fo:margin-bottom="0in" loext:contextual-spacing="false" fo:text-align="justify" style:justify-single-word="false"/>
      <style:text-properties style:font-name="Times New Roman" fo:font-family="'Times New Roman'" style:font-family-generic="roman" style:font-pitch="variable" fo:font-size="8pt" style:font-size-asian="8pt"/>
    </style:style>
    <style:style style:name="Biography_20_Body" style:display-name="Biography Body" style:family="paragraph" style:parent-style-name="Biography" style:default-outline-level="">
      <style:paragraph-properties fo:margin-left="0in" fo:margin-right="0in" fo:margin-top="0in" fo:margin-bottom="0in" loext:contextual-spacing="false" fo:text-indent="0.1665in" style:auto-text-indent="false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 fo:orphans="0" fo:widows="0"/>
      <style:text-properties style:font-name="Arial" fo:font-family="Arial" style:font-family-generic="roman" style:font-pitch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111in" loext:contextual-spacing="false"/>
      <style:text-properties fo:color="#5a5a5a" style:font-name="Calibri" fo:font-family="Calibri" style:font-family-generic="roman" style:font-pitch="variable" fo:font-size="11pt" fo:letter-spacing="0.0102in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MemberType" style:family="text">
      <style:text-properties style:font-name="Times New Roman" fo:font-family="'Times New Roman'" style:font-family-generic="roman" style:font-pitch="variable" fo:font-size="11pt" fo:font-style="italic" style:font-size-asian="11pt" style:font-style-asian="italic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ff"/>
    </style:style>
    <style:style style:name="FollowedHyperlink" style:family="text">
      <style:text-properties fo:color="#800080"/>
    </style:style>
    <style:style style:name="page_20_number" style:display-name="page number" style:family="text" style:parent-style-name="Default_20_Paragraph_20_Font"/>
    <style:style style:name="Strong" style:family="text">
      <style:text-properties fo:font-weight="bold" style:font-weight-asian="bold"/>
    </style:style>
    <style:style style:name="Texto_20_nota_20_pie_20_Car" style:display-name="Texto nota pie Car" style:family="text" style:parent-style-name="Default_20_Paragraph_20_Font">
      <style:text-properties fo:font-size="8pt" style:font-size-asian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ítulo_20_1_20_Car" style:display-name="Título 1 Car" style:family="text" style:parent-style-name="Default_20_Paragraph_20_Font">
      <style:text-properties fo:font-variant="small-caps" style:letter-kerning="true"/>
    </style:style>
    <style:style style:name="Título_20_2_20_Car" style:display-name="Título 2 Car" style:family="text" style:parent-style-name="Default_20_Paragraph_20_Font">
      <style:text-properties fo:font-style="italic" style:font-style-asian="italic"/>
    </style:style>
    <style:style style:name="Título_20_3_20_Car" style:display-name="Título 3 Car" style:family="text" style:parent-style-name="Default_20_Paragraph_20_Font">
      <style:text-properties fo:font-style="italic" style:font-style-asian="italic"/>
    </style:style>
    <style:style style:name="Título_20_Car" style:display-name="Título Car" style:family="text" style:parent-style-name="Default_20_Paragraph_20_Font">
      <style:text-properties fo:font-size="24pt" style:letter-kerning="true" style:font-size-asian="24pt"/>
    </style:style>
    <style:style style:name="Subtítulo_20_Car" style:display-name="Subtítulo Car" style:family="text" style:parent-style-name="Default_20_Paragraph_20_Font">
      <style:text-properties fo:color="#5a5a5a" style:font-name="Calibri" fo:font-family="Calibri" style:font-family-generic="roman" style:font-pitch="variable" fo:font-size="11pt" fo:letter-spacing="0.0102in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fo:font-size="8pt" fo:font-weight="normal" style:font-weight-asian="normal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fo:font-weight="normal" style:font-weight-asian="normal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 " style:num-format="I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suffix=".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prefix="    " style:num-suffix=")  " style:num-format="1">
        <style:list-level-properties text:list-level-position-and-space-mode="label-alignment">
          <style:list-level-label-alignment text:label-followed-by="nothing" fo:margin-left="0.2957in"/>
        </style:list-level-properties>
      </text:outline-level-style>
      <text:outline-level-style text:level="4" style:num-prefix="          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prefix="(" style:num-suffix=") 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  " style:num-format="I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   " style:num-suffix=")  " style:num-format="1">
        <style:list-level-properties text:list-level-position-and-space-mode="label-alignment">
          <style:list-level-label-alignment text:label-followed-by="nothing" fo:margin-left="0.2957in"/>
        </style:list-level-properties>
      </text:list-level-style-number>
      <text:list-level-style-number text:level="4" style:num-prefix="          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​" style:num-format="">
        <style:list-level-properties text:list-level-position-and-space-mode="label-alignment">
          <style:list-level-label-alignment text:label-followed-by="listtab" fo:margin-left="0.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" style:num-prefix="[" style:num-suffix="]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  " style:num-format="I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   " style:num-suffix=")  " style:num-format="1">
        <style:list-level-properties text:list-level-position-and-space-mode="label-alignment">
          <style:list-level-label-alignment text:label-followed-by="nothing" fo:margin-left="0.2957in"/>
        </style:list-level-properties>
      </text:list-level-style-number>
      <text:list-level-style-number text:level="4" style:num-prefix="          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8" style:num-prefix="[" style:num-suffix="]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  " style:num-format="I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   " style:num-suffix=")  " style:num-format="1">
        <style:list-level-properties text:list-level-position-and-space-mode="label-alignment">
          <style:list-level-label-alignment text:label-followed-by="nothing" fo:margin-left="0.2957in"/>
        </style:list-level-properties>
      </text:list-level-style-number>
      <text:list-level-style-number text:level="4" style:num-prefix="          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  " style:num-format="I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   " style:num-suffix=")  " style:num-format="1">
        <style:list-level-properties text:list-level-position-and-space-mode="label-alignment">
          <style:list-level-label-alignment text:label-followed-by="nothing" fo:margin-left="0.2957in"/>
        </style:list-level-properties>
      </text:list-level-style-number>
      <text:list-level-style-number text:level="4" style:num-prefix="          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957in"/>
        </style:list-level-properties>
        <style:text-properties fo:font-family="Symbol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1.2957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957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957in"/>
        </style:list-level-properties>
        <style:text-properties fo:font-family="Symbol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.7957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957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957in"/>
        </style:list-level-properties>
        <style:text-properties fo:font-family="Symbol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4.2957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95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.25in" fo:text-indent="0in" style:auto-text-indent="false"/>
      <style:text-properties fo:font-size="8pt" style:font-size-asian="8pt"/>
    </style:style>
    <style:style style:name="MP2" style:family="paragraph" style:parent-style-name="Header">
      <style:paragraph-properties fo:padding="0in" fo:border="none"/>
    </style:style>
    <style:style style:name="MT1" style:family="text">
      <style:text-properties fo:font-size="8pt" style:font-size-asian="8pt"/>
    </style:style>
    <style:style style:name="M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  <style:page-layout style:name="Mpm1">
      <style:page-layout-properties fo:page-width="8.5in" fo:page-height="11in" style:num-format="1" style:print-orientation="portrait" fo:margin-top="0.3752in" fo:margin-bottom="0.6665in" fo:margin-left="0.6665in" fo:margin-right="0.6665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17in" fo:margin-left="0in" fo:margin-right="0in" fo:margin-bottom="0.25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6665in" fo:margin-bottom="0.6665in" fo:margin-left="0.6665in" fo:margin-right="0.6665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11in" fo:page-height="8.5in" style:num-format="1" style:print-orientation="landscape" fo:margin-top="1in" fo:margin-bottom="1in" fo:margin-left="1.25in" fo:margin-right="1in" style:shadow="none" fo:background-color="transparent" style:writing-mode="lr-tb" draw:fill="none" draw:fill-color="#729fcf" draw:fill-gradient-name="Tango_20_Green" draw:fill-hatch-name="Black_20_0_20_Degrees" draw:fill-image-name="Sky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rame3" text:anchor-type="paragraph" svg:y="0.0008in" draw:z-index="2"><draw:text-box fo:min-height="0.0161in" fo:min-width="0.0161in"><text:p text:style-name="MP2"><text:span text:style-name="page_20_number"><text:span text:style-name="MT1"><text:page-number text:select-page="current">1</text:page-number></text:span></text:span></text:p></draw:text-box></draw:frame></text:p>
      </style:header>
    </style:master-page>
    <style:master-page style:name="Converted1" style:page-layout-name="Mpm2"/>
    <style:master-page style:name="Converted2" style:page-layout-name="Mpm2"/>
    <style:master-page style:name="Converted3" style:page-layout-name="Mpm3" style:next-style-name="Converted2"/>
    <style:master-page style:name="First_20_Page" style:display-name="First Page" style:page-layout-name="Mpm4" style:next-style-name="Standard"/>
    <style:master-page style:name="Landscap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iodicals</meta:initial-creator>
    <meta:editing-cycles>332</meta:editing-cycles>
    <meta:print-date>2018-06-22T05:17:00</meta:print-date>
    <meta:creation-date>2016-10-15T21:17:00</meta:creation-date>
    <dc:date>2018-11-09T19:17:38.748970612</dc:date>
    <meta:editing-duration>P1DT14H7M18S</meta:editing-duration>
    <meta:generator>LibreOffice/5.4.5.1$Linux_X86_64 LibreOffice_project/40m0$Build-1</meta:generator>
    <meta:document-statistic meta:table-count="0" meta:image-count="0" meta:object-count="85" meta:page-count="6" meta:paragraph-count="120" meta:word-count="568" meta:character-count="3464" meta:non-whitespace-character-count="2895"/>
    <meta:user-defined meta:name="AppVersion">16.0000</meta:user-defined>
    <meta:user-defined meta:name="Company">IEE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AdHocReviewCycleID" meta:value-type="float">1976721638</meta:user-defined>
    <meta:user-defined meta:name="_AuthorEmail" meta:value-type="string">jhnelson@tva.gov</meta:user-defined>
    <meta:user-defined meta:name="_AuthorEmailDisplayName" meta:value-type="string">Nelson, Jeffrey H</meta:user-defined>
    <meta:user-defined meta:name="_EmailSubject" meta:value-type="string">New Conference paper template and revised transactions paper template</meta:user-defined>
    <meta:user-defined meta:name="_NewReviewCycle" meta:value-type="string"/>
    <meta:user-defined meta:name="_ReviewingToolsShownOnce" meta:value-type="string"/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sub>
        <mi>λ</mi>
        <mn>1,2</mn>
      </msub>
      <mo stretchy="false">=</mo>
      <mrow>
        <mfrac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  <mn>2</mn>
        </mfrac>
        <mo stretchy="false">±</mo>
        <mfrac>
          <msqrt>
            <mrow>
              <mo fence="true" stretchy="false">(</mo>
              <mrow>
                <mrow>
                  <mrow>
                    <msup>
                      <mrow>
                        <mo fence="true" stretchy="false">(</mo>
                        <mrow>
                          <mrow>
                            <mi>a</mi>
                            <mo stretchy="false">+</mo>
                            <mi>d</mi>
                          </mrow>
                        </mrow>
                        <mo fence="true" stretchy="false">)</mo>
                      </mrow>
                      <mn>2</mn>
                    </msup>
                    <mo stretchy="false">−</mo>
                    <mn>4</mn>
                  </mrow>
                  <mrow>
                    <mo fence="true" stretchy="false">(</mo>
                    <mrow>
                      <mrow>
                        <mi mathvariant="italic">ad</mi>
                        <mo stretchy="false">−</mo>
                        <mi mathvariant="italic">bc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sqrt>
          <mn>2</mn>
        </mfrac>
      </mrow>
    </mrow>
    <annotation encoding="StarMath 5.0">λ_1,2 = {(a + d)} over {2}+- {Sqrt((a + d)^2 - 4 (ad - bc))} over {2}</annotation>
  </semantics>
</math>
</file>

<file path=Object 10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row>
              <mi>A</mi>
              <mo stretchy="false">−</mo>
              <mi mathvariant="italic">Iλ</mi>
            </mrow>
          </mrow>
          <mo fence="true" stretchy="false">)</mo>
        </mrow>
        <mo stretchy="false">=</mo>
        <mrow>
          <msup>
            <mi>λ</mi>
            <mn>2</mn>
          </msup>
          <mo stretchy="false">−</mo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</mrow>
      </mrow>
      <mrow>
        <mi>λ</mi>
        <mo stretchy="false">+</mo>
        <mrow>
          <mo fence="true" stretchy="false">(</mo>
          <mrow>
            <mrow>
              <mi mathvariant="italic">ad</mi>
              <mo stretchy="false">−</mo>
              <mi mathvariant="italic">bc</mi>
            </mrow>
          </mrow>
          <mo fence="true" stretchy="false">)</mo>
        </mrow>
      </mrow>
    </mrow>
    <annotation encoding="StarMath 5.0">Det (A - Iλ) = λ ^ 2 - (a + d)λ  + (ad - bc)</annotation>
  </semantics>
</math>
</file>

<file path=Object 11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i mathvariant="italic">ad</mi>
              <mo stretchy="false">−</mo>
              <mi mathvariant="italic">bc</mi>
            </mrow>
          </mrow>
          <mo fence="true" stretchy="false">)</mo>
        </mrow>
        <mo stretchy="false">&gt;</mo>
        <mrow>
          <mn>0</mn>
          <mo stretchy="false">∧</mo>
          <msub>
            <mi>λ</mi>
            <mn>1</mn>
          </msub>
        </mrow>
      </mrow>
      <mrow>
        <msub>
          <mi>λ</mi>
          <mn>2</mn>
        </msub>
        <mo stretchy="false">&gt;</mo>
        <mrow>
          <mrow>
            <mn>0</mn>
            <mo stretchy="false">∧</mo>
            <msub>
              <mi>λ</mi>
              <mn>1</mn>
            </msub>
          </mrow>
          <mo stretchy="false">+</mo>
          <msub>
            <mi>λ</mi>
            <mn>2</mn>
          </msub>
        </mrow>
        <mo stretchy="false">&lt;</mo>
        <mn>0</mn>
      </mrow>
    </mrow>
    <annotation encoding="StarMath 5.0">(a+d)^2-4(ad-bc) &gt; 0 and λ_1 λ_2 &gt; 0 and
λ_1 + λ_2 &lt;0</annotation>
  </semantics>
</math>
</file>

<file path=Object 12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i>a</mi>
            <mo stretchy="false">&g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b</mi>
                            <mo stretchy="false">&lt;</mo>
                            <mrow>
                              <mn>0</mn>
                              <mo stretchy="false">∧</mo>
                              <mi>c</mi>
                            </mrow>
                            <mo stretchy="false">&gt;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row>
                                <mo fence="true" stretchy="false">(</mo>
                                <mrow>
                                  <mrow>
                                    <mi>b</mi>
                                    <mi>c</mi>
                                  </mrow>
                                </mrow>
                                <mo fence="true" stretchy="false">)</mo>
                              </mrow>
                              <mo stretchy="false">/</mo>
                              <mi>a</mi>
                            </mrow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−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i>b</mi>
                            <mo stretchy="false">&gt;</mo>
                            <mrow>
                              <mn>0</mn>
                              <mo stretchy="false">∧</mo>
                              <mi>c</mi>
                            </mrow>
                            <mo stretchy="false">&lt;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row>
                                <mo fence="true" stretchy="false">(</mo>
                                <mrow>
                                  <mrow>
                                    <mi>b</mi>
                                    <mi>c</mi>
                                  </mrow>
                                </mrow>
                                <mo fence="true" stretchy="false">)</mo>
                              </mrow>
                              <mo stretchy="false">/</mo>
                              <mi>a</mi>
                            </mrow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−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alpha = (a &gt; 0 and ((b &lt; 0 and c &gt; -(a^2/b) and (b c)/a &lt; d &lt; a - 2 Sqrt-bc) or (b &gt; 0 and c &lt; -(a^2/b) and (b c)/a &lt; d &lt; a - 2 Sqrt-bc)))</annotation>
  </semantics>
</math>
</file>

<file path=Object 13/content.xml><?xml version="1.0" encoding="utf-8"?>
<math xmlns="http://www.w3.org/1998/Math/MathML" display="block">
  <semantics>
    <mrow>
      <mi mathvariant="italic">Av</mi>
      <mo stretchy="false">=</mo>
      <mi mathvariant="italic">λv</mi>
    </mrow>
    <annotation encoding="StarMath 5.0">Av = λv</annotation>
  </semantics>
</math>
</file>

<file path=Object 14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i>a</mi>
            <mo stretchy="false">=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b</mi>
                            <mo stretchy="false">&lt;</mo>
                            <mrow>
                              <mn>0</mn>
                              <mo stretchy="false">∧</mo>
                              <mi>c</mi>
                            </mrow>
                            <mo stretchy="false">&gt;</mo>
                            <mrow>
                              <mn>0</mn>
                              <mo stretchy="false">∧</mo>
                              <mi>d</mi>
                            </mrow>
                            <mo stretchy="false">&lt;</mo>
                            <mrow>
                              <mo stretchy="false">−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i>b</mi>
                            <mo stretchy="false">&gt;</mo>
                            <mrow>
                              <mn>0</mn>
                              <mo stretchy="false">∧</mo>
                              <mi>c</mi>
                            </mrow>
                            <mo stretchy="false">&lt;</mo>
                            <mrow>
                              <mn>0</mn>
                              <mo stretchy="false">∧</mo>
                              <mi>d</mi>
                            </mrow>
                            <mo stretchy="false">&lt;</mo>
                            <mrow>
                              <mo stretchy="false">−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beta = (a = 0 and ((b &lt; 0 and c &gt; 0 and d &lt; -2 Sqrt-bc) or (b &gt; 0 and c &lt; 0 and
       d &lt; -2 Sqrt-bc)))</annotation>
  </semantics>
</math>
</file>

<file path=Object 15/content.xml><?xml version="1.0" encoding="utf-8"?>
<math xmlns="http://www.w3.org/1998/Math/MathML" display="block">
  <semantics>
    <mrow>
      <mi mathvariant="italic">kAv</mi>
      <mo stretchy="false">=</mo>
      <mi mathvariant="italic">kλv</mi>
    </mrow>
    <annotation encoding="StarMath 5.0">kAv = kλv</annotation>
  </semantics>
</math>
</file>

<file path=Object 16/content.xml><?xml version="1.0" encoding="utf-8"?>
<math xmlns="http://www.w3.org/1998/Math/MathML" display="block">
  <semantics>
    <mrow>
      <mi>δ</mi>
      <mo stretchy="false">=</mo>
      <mrow>
        <mo fence="true" stretchy="false">(</mo>
        <mrow>
          <mrow>
            <mi>c</mi>
            <mo stretchy="false">&gt;</mo>
            <mrow>
              <mn>0</mn>
              <mo stretchy="false">∧</mo>
              <mi>d</mi>
            </mrow>
            <mo stretchy="false">&lt;</mo>
            <mrow>
              <mrow>
                <mo fence="true" stretchy="false">(</mo>
                <mrow>
                  <mrow>
                    <mi>b</mi>
                    <mi>c</mi>
                  </mrow>
                </mrow>
                <mo fence="true" stretchy="false">)</mo>
              </mrow>
              <mo stretchy="false">/</mo>
              <mi>a</mi>
            </mrow>
          </mrow>
        </mrow>
        <mo fence="true" stretchy="false">)</mo>
      </mrow>
    </mrow>
    <annotation encoding="StarMath 5.0">%delta = (c &gt; 0 and d &lt; (b c)/a)</annotation>
  </semantics>
</math>
</file>

<file path=Object 1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/content.xml><?xml version="1.0" encoding="utf-8"?>
<math xmlns="http://www.w3.org/1998/Math/MathML" display="block">
  <semantics>
    <mrow>
      <mi>θ</mi>
      <mo stretchy="false">=</mo>
      <mrow>
        <mo fence="true" stretchy="false">(</mo>
        <mrow>
          <mrow>
            <mrow>
              <mo fence="true" stretchy="false">(</mo>
              <mrow>
                <mrow>
                  <mrow>
                    <mi>c</mi>
                    <mo stretchy="false">≤</mo>
                    <mrow>
                      <mrow>
                        <mo stretchy="false">−</mo>
                        <mrow>
                          <mo fence="true" stretchy="false">(</mo>
                          <mrow>
                            <mrow>
                              <msup>
                                <mi>a</mi>
                                <mn>2</mn>
                              </msup>
                              <mo stretchy="false">/</mo>
                              <mi>b</mi>
                            </mrow>
                          </mrow>
                          <mo fence="true" stretchy="false">)</mo>
                        </mrow>
                      </mrow>
                      <mo stretchy="false">∧</mo>
                      <mi>d</mi>
                    </mrow>
                    <mo stretchy="false">&lt;</mo>
                    <mrow>
                      <mi>a</mi>
                      <mo stretchy="false">−</mo>
                      <mn>2</mn>
                    </mrow>
                  </mrow>
                  <msqrt>
                    <mrow>
                      <mo stretchy="false">−</mo>
                      <mi mathvariant="italic">bc</mi>
                    </mrow>
                  </msqrt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row>
                    <mo stretchy="false">−</mo>
                    <mrow>
                      <mo fence="true" stretchy="false">(</mo>
                      <mrow>
                        <mrow>
                          <msup>
                            <mi>a</mi>
                            <mn>2</mn>
                          </msup>
                          <mo stretchy="false">/</mo>
                          <mi>b</mi>
                        </mrow>
                      </mrow>
                      <mo fence="true" stretchy="false">)</mo>
                    </mrow>
                  </mrow>
                  <mo stretchy="false">&lt;</mo>
                  <mi>c</mi>
                  <mo stretchy="false">≤</mo>
                  <mrow>
                    <mn>0</mn>
                    <mo stretchy="false">∧</mo>
                    <mrow>
                      <mo fence="true" stretchy="false">(</mo>
                      <mrow>
                        <mrow>
                          <mrow>
                            <mi>d</mi>
                            <mo stretchy="false">&lt;</mo>
                            <mrow>
                              <mi>a</mi>
                              <mo stretchy="false">−</mo>
                              <mn>2</mn>
                            </mrow>
                          </mrow>
                          <mrow>
                            <mrow>
                              <msqrt>
                                <mrow>
                                  <mo stretchy="false">−</mo>
                                  <mi mathvariant="italic">bc</mi>
                                </mrow>
                              </msqrt>
                              <mo stretchy="false">∨</mo>
                              <mi>a</mi>
                            </mrow>
                            <mo stretchy="false">+</mo>
                            <mn>2</mn>
                          </mrow>
                          <mrow>
                            <msqrt>
                              <mrow>
                                <mo stretchy="false">−</mo>
                                <mi mathvariant="italic">bc</mi>
                              </mrow>
                            </msqrt>
                            <mo stretchy="false">&lt;</mo>
                            <mi>d</mi>
                            <mo stretchy="false">&lt;</mo>
                            <mrow>
                              <mrow>
                                <mo fence="true" stretchy="false">(</mo>
                                <mrow>
                                  <mrow>
                                    <mi>b</mi>
                                    <mi>c</mi>
                                  </mrow>
                                </mrow>
                                <mo fence="true" stretchy="false">)</mo>
                              </mrow>
                              <mo stretchy="false">/</mo>
                              <mi>a</mi>
                            </mrow>
                          </mrow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  <mo stretchy="false">∨</mo>
            <mi>δ</mi>
          </mrow>
        </mrow>
        <mo fence="true" stretchy="false">)</mo>
      </mrow>
    </mrow>
    <annotation encoding="StarMath 5.0">%theta = ((c &lt;= -(a^2/b) and d &lt; a - 2 Sqrt-bc) or (-(a^2/b) &lt; c &lt;= 0 and (d &lt; a - 2 Sqrt-bc or a + 2 Sqrt-bc &lt; d &lt; (b c)/a)) or %delta)</annotation>
  </semantics>
</math>
</file>

<file path=Object 19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i>a</mi>
            <mo stretchy="false">≥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b</mi>
                            <mo stretchy="false">&lt;</mo>
                            <mrow>
                              <mn>0</mn>
                              <mo stretchy="false">∧</mo>
                              <mi>c</mi>
                            </mrow>
                            <mo stretchy="false">&gt;</mo>
                            <mrow>
                              <mrow>
                                <mrow>
                                  <mo stretchy="false">−</mo>
                                  <mrow>
                                    <mo fence="true" stretchy="false">(</mo>
                                    <mrow>
                                      <mrow>
                                        <msup>
                                          <mi>a</mi>
                                          <mn>2</mn>
                                        </msup>
                                        <mo stretchy="false">/</mo>
                                        <mi>b</mi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  <mo stretchy="false">∧</mo>
                                <mi>a</mi>
                              </mrow>
                              <mo stretchy="false">−</mo>
                              <mn>2</mn>
                            </mrow>
                          </mrow>
                          <mrow>
                            <msqrt>
                              <mrow>
                                <mo stretchy="false">−</mo>
                                <mi mathvariant="italic">bc</mi>
                              </mrow>
                            </msqrt>
                            <mo stretchy="false">&lt;</mo>
                            <mi>d</mi>
                            <mo stretchy="false">&lt;</mo>
                            <mrow>
                              <mo stretchy="false">−</mo>
                              <mi>a</mi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i>b</mi>
                            <mo stretchy="false">&gt;</mo>
                            <mrow>
                              <mn>0</mn>
                              <mo stretchy="false">∧</mo>
                              <mi>c</mi>
                            </mrow>
                            <mo stretchy="false">&lt;</mo>
                            <mrow>
                              <mrow>
                                <mrow>
                                  <mo stretchy="false">−</mo>
                                  <mrow>
                                    <mo fence="true" stretchy="false">(</mo>
                                    <mrow>
                                      <mrow>
                                        <msup>
                                          <mi>a</mi>
                                          <mn>2</mn>
                                        </msup>
                                        <mo stretchy="false">/</mo>
                                        <mi>b</mi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  <mo stretchy="false">∧</mo>
                                <mi>a</mi>
                              </mrow>
                              <mo stretchy="false">−</mo>
                              <mn>2</mn>
                            </mrow>
                          </mrow>
                          <mrow>
                            <msqrt>
                              <mrow>
                                <mo stretchy="false">−</mo>
                                <mi mathvariant="italic">bc</mi>
                              </mrow>
                            </msqrt>
                            <mo stretchy="false">&lt;</mo>
                            <mi>d</mi>
                            <mo stretchy="false">&lt;</mo>
                            <mrow>
                              <mo stretchy="false">−</mo>
                              <mi>a</mi>
                            </mrow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beta  = (a &gt;= 0 and ((b &lt; 0 and c &gt; -(a^2/b) and a - 2 Sqrt-bc &lt; d &lt; -a) or (b &gt; 0 and c &lt; -(a^2/b) and a - 2 Sqrt-bc &lt; d &lt; -a)))</annotation>
  </semantics>
</math>
</file>

<file path=Object 20/content.xml><?xml version="1.0" encoding="utf-8"?>
<math xmlns="http://www.w3.org/1998/Math/MathML" display="block">
  <semantics>
    <mrow>
      <mi>ε</mi>
      <mo stretchy="false">=</mo>
      <mrow>
        <mrow>
          <mo fence="true" stretchy="false">(</mo>
          <mrow>
            <mrow>
              <mi>b</mi>
              <mo stretchy="false">=</mo>
              <mrow>
                <mn>0</mn>
                <mo stretchy="false">∧</mo>
                <mrow>
                  <mo fence="true" stretchy="false">(</mo>
                  <mrow>
                    <mrow>
                      <mi>d</mi>
                      <mo stretchy="false">&lt;</mo>
                      <mrow>
                        <mi>a</mi>
                        <mo stretchy="false">∨</mo>
                        <mi>a</mi>
                      </mrow>
                      <mo stretchy="false">&lt;</mo>
                      <mi>d</mi>
                      <mo stretchy="false">&lt;</mo>
                      <mn>0</mn>
                    </mrow>
                  </mrow>
                  <mo fence="true" stretchy="false">)</mo>
                </mrow>
              </mrow>
            </mrow>
          </mrow>
          <mo fence="true" stretchy="false">)</mo>
        </mrow>
        <mo stretchy="false">∨</mo>
        <mrow>
          <mo fence="true" stretchy="false">(</mo>
          <mrow>
            <mrow>
              <mi>b</mi>
              <mo stretchy="false">&gt;</mo>
              <mrow>
                <mn>0</mn>
                <mo stretchy="false">∧</mo>
                <mi>θ</mi>
              </mrow>
            </mrow>
          </mrow>
          <mo fence="true" stretchy="false">)</mo>
        </mrow>
      </mrow>
    </mrow>
    <annotation encoding="StarMath 5.0">%varepsilon = (b = 0 and (d &lt; a or a &lt; d &lt; 0)) or (b &gt; 0 and %theta)</annotation>
  </semantics>
</math>
</file>

<file path=Object 21/content.xml><?xml version="1.0" encoding="utf-8"?>
<math xmlns="http://www.w3.org/1998/Math/MathML" display="block">
  <semantics>
    <mrow>
      <mi>ω</mi>
      <mo stretchy="false">=</mo>
      <mrow>
        <mrow>
          <mo fence="true" stretchy="false">(</mo>
          <mrow>
            <mrow>
              <mn>0</mn>
              <mo stretchy="false">≤</mo>
              <mi>c</mi>
              <mo stretchy="false">&lt;</mo>
              <mrow>
                <mrow>
                  <mo stretchy="false">−</mo>
                  <mrow>
                    <mo fence="true" stretchy="false">(</mo>
                    <mrow>
                      <mrow>
                        <msup>
                          <mi>a</mi>
                          <mn>2</mn>
                        </msup>
                        <mo stretchy="false">/</mo>
                        <mi>b</mi>
                      </mrow>
                    </mrow>
                    <mo fence="true" stretchy="false">)</mo>
                  </mrow>
                </mrow>
                <mo stretchy="false">∧</mo>
                <mrow>
                  <mo fence="true" stretchy="false">(</mo>
                  <mrow>
                    <mrow>
                      <mrow>
                        <mi>d</mi>
                        <mo stretchy="false">&lt;</mo>
                        <mrow>
                          <mi>a</mi>
                          <mo stretchy="false">−</mo>
                          <mn>2</mn>
                        </mrow>
                      </mrow>
                      <mrow>
                        <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  <mo stretchy="false">∨</mo>
                          <mi>a</mi>
                        </mrow>
                        <mo stretchy="false">+</mo>
                        <mn>2</mn>
                      </mrow>
                      <mrow>
                        <msqrt>
                          <mrow>
                            <mo stretchy="false">−</mo>
                            <mi mathvariant="italic">bc</mi>
                          </mrow>
                        </msqrt>
                        <mo stretchy="false">&lt;</mo>
                        <mi>d</mi>
                        <mo stretchy="false">&lt;</mo>
                        <mrow>
                          <mrow>
                            <mo fence="true" stretchy="false">(</mo>
                            <mrow>
                              <mrow>
                                <mi>b</mi>
                                <mi>c</mi>
                              </mrow>
                            </mrow>
                            <mo fence="true" stretchy="false">)</mo>
                          </mrow>
                          <mo stretchy="false">/</mo>
                          <mi>a</mi>
                        </mrow>
                      </mrow>
                    </mrow>
                  </mrow>
                  <mo fence="true" stretchy="false">)</mo>
                </mrow>
              </mrow>
            </mrow>
          </mrow>
          <mo fence="true" stretchy="false">)</mo>
        </mrow>
        <mo stretchy="false">∨</mo>
        <mrow>
          <mo fence="true" stretchy="false">(</mo>
          <mrow>
            <mrow>
              <mrow>
                <mi>c</mi>
                <mo stretchy="false">≥</mo>
                <mrow>
                  <mrow>
                    <mo stretchy="false">−</mo>
                    <mrow>
                      <mo fence="true" stretchy="false">(</mo>
                      <mrow>
                        <mrow>
                          <msup>
                            <mi>a</mi>
                            <mn>2</mn>
                          </msup>
                          <mo stretchy="false">/</mo>
                          <mi>b</mi>
                        </mrow>
                      </mrow>
                      <mo fence="true" stretchy="false">)</mo>
                    </mrow>
                  </mrow>
                  <mo stretchy="false">∧</mo>
                  <mi>d</mi>
                </mrow>
                <mo stretchy="false">&lt;</mo>
                <mrow>
                  <mi>a</mi>
                  <mo stretchy="false">−</mo>
                  <mn>2</mn>
                </mrow>
              </mrow>
              <msqrt>
                <mrow>
                  <mo stretchy="false">−</mo>
                  <mi mathvariant="italic">bc</mi>
                </mrow>
              </msqrt>
            </mrow>
          </mrow>
          <mo fence="true" stretchy="false">)</mo>
        </mrow>
      </mrow>
    </mrow>
    <annotation encoding="StarMath 5.0">%omega = (0 &lt;= c &lt; -(a^2/b) and (d &lt; a - 2 Sqrt-bc or a + 2 Sqrt-bc &lt; d &lt; (b c)/a)) or (c &gt;= -(a^2/b) and d &lt; a - 2 Sqrt-bc)</annotation>
  </semantics>
</math>
</file>

<file path=Object 22/content.xml><?xml version="1.0" encoding="utf-8"?>
<math xmlns="http://www.w3.org/1998/Math/MathML" display="block">
  <semantics>
    <mrow>
      <mi>ρ</mi>
      <mo stretchy="false">=</mo>
      <mrow>
        <mo fence="true" stretchy="false">(</mo>
        <mrow>
          <mrow>
            <mi>a</mi>
            <mo stretchy="false">&l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b</mi>
                          <mo stretchy="false">&lt;</mo>
                          <mrow>
                            <mn>0</mn>
                            <mo stretchy="false">∧</mo>
                            <mrow>
                              <mo fence="true" stretchy="false">(</mo>
                              <mrow>
                                <mrow>
                                  <mrow>
                                    <mo fence="true" stretchy="false">(</mo>
                                    <mrow>
                                      <mrow>
                                        <mi>c</mi>
                                        <mo stretchy="false">&lt;</mo>
                                        <mrow>
                                          <mn>0</mn>
                                          <mo stretchy="false">∧</mo>
                                          <mi>d</mi>
                                        </mrow>
                                        <mo stretchy="false">&lt;</mo>
                                        <mrow>
                                          <mrow>
                                            <mo fence="true" stretchy="false">(</mo>
                                            <mrow>
                                              <mrow>
                                                <mi>b</mi>
                                                <mi>c</mi>
                                              </mrow>
                                            </mrow>
                                            <mo fence="true" stretchy="false">)</mo>
                                          </mrow>
                                          <mo stretchy="false">/</mo>
                                          <mi>a</mi>
                                        </mrow>
                                      </mrow>
                                    </mrow>
                                    <mo fence="true" stretchy="false">)</mo>
                                  </mrow>
                                  <mo stretchy="false">∨</mo>
                                  <mi>ω</mi>
                                </mrow>
                              </mrow>
                              <mo fence="true" stretchy="false">)</mo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i>ϵ</mi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rho = (a &lt; 0 and ((b &lt; 0 and ((c &lt; 0 and d &lt; (b c)/a) or %omega)) or %epsilon))</annotation>
  </semantics>
</math>
</file>

<file path=Object 23/content.xml><?xml version="1.0" encoding="utf-8"?>
<math xmlns="http://www.w3.org/1998/Math/MathML" display="block">
  <semantics>
    <mrow>
      <msub>
        <mi mathvariant="italic">Ox</mi>
        <mn>1</mn>
      </msub>
      <msub>
        <mi>x</mi>
        <mn>2</mn>
      </msub>
    </mrow>
    <annotation encoding="StarMath 5.0">Ox_1 x_2</annotation>
  </semantics>
</math>
</file>

<file path=Object 24/content.xml><?xml version="1.0" encoding="utf-8"?>
<math xmlns="http://www.w3.org/1998/Math/MathML" display="block">
  <semantics>
    <mrow>
      <mi>ρ</mi>
      <mo stretchy="false">∨</mo>
      <mi>β</mi>
      <mo stretchy="false">∨</mo>
      <mi>α</mi>
    </mrow>
    <annotation encoding="StarMath 5.0">%rho or %beta or %alpha</annotation>
  </semantics>
</math>
</file>

<file path=Object 2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6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i mathvariant="italic">ad</mi>
              <mo stretchy="false">−</mo>
              <mi mathvariant="italic">bc</mi>
            </mrow>
          </mrow>
          <mo fence="true" stretchy="false">)</mo>
        </mrow>
        <mo stretchy="false">&lt;</mo>
        <mrow>
          <mn>0</mn>
          <mo stretchy="false">∧</mo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</mrow>
        <mo stretchy="false">&gt;</mo>
        <mn>0</mn>
      </mrow>
    </mrow>
    <annotation encoding="StarMath 5.0">(a+d)^2-4(ad-bc) &lt; 0 and (a+d) &gt; 0</annotation>
  </semantics>
</math>
</file>

<file path=Object 2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8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row>
              <mo fence="true" stretchy="false">(</mo>
              <mrow>
                <mrow>
                  <mrow>
                    <mi>c</mi>
                    <mo stretchy="false">≤</mo>
                    <mrow>
                      <mrow>
                        <mo stretchy="false">−</mo>
                        <mrow>
                          <mo fence="true" stretchy="false">(</mo>
                          <mrow>
                            <mrow>
                              <msup>
                                <mi>a</mi>
                                <mn>2</mn>
                              </msup>
                              <mo stretchy="false">/</mo>
                              <mi>b</mi>
                            </mrow>
                          </mrow>
                          <mo fence="true" stretchy="false">)</mo>
                        </mrow>
                      </mrow>
                      <mo stretchy="false">∧</mo>
                      <mrow>
                        <mo stretchy="false">−</mo>
                        <mi>a</mi>
                      </mrow>
                    </mrow>
                    <mo stretchy="false">&lt;</mo>
                    <mi>d</mi>
                    <mo stretchy="false">&lt;</mo>
                    <mrow>
                      <mi>a</mi>
                      <mo stretchy="false">+</mo>
                      <mn>2</mn>
                    </mrow>
                  </mrow>
                  <msqrt>
                    <mrow>
                      <mo stretchy="false">−</mo>
                      <mi mathvariant="italic">bc</mi>
                    </mrow>
                  </msqrt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row>
                    <mrow>
                      <mo stretchy="false">−</mo>
                      <mrow>
                        <mo fence="true" stretchy="false">(</mo>
                        <mrow>
                          <mrow>
                            <msup>
                              <mi>a</mi>
                              <mn>2</mn>
                            </msup>
                            <mo stretchy="false">/</mo>
                            <mi>b</mi>
                          </mrow>
                        </mrow>
                        <mo fence="true" stretchy="false">)</mo>
                      </mrow>
                    </mrow>
                    <mo stretchy="false">&lt;</mo>
                    <mi>c</mi>
                    <mo stretchy="false">&lt;</mo>
                    <mrow>
                      <mrow>
                        <mn>0</mn>
                        <mo stretchy="false">∧</mo>
                        <mi>a</mi>
                      </mrow>
                      <mo stretchy="false">−</mo>
                      <mn>2</mn>
                    </mrow>
                  </mrow>
                  <mrow>
                    <msqrt>
                      <mrow>
                        <mo stretchy="false">−</mo>
                        <mi mathvariant="italic">bc</mi>
                      </mrow>
                    </msqrt>
                    <mo stretchy="false">&lt;</mo>
                    <mi>d</mi>
                    <mo stretchy="false">&lt;</mo>
                    <mrow>
                      <mi>a</mi>
                      <mo stretchy="false">+</mo>
                      <mn>2</mn>
                    </mrow>
                  </mrow>
                  <msqrt>
                    <mrow>
                      <mo stretchy="false">−</mo>
                      <mi mathvariant="italic">bc</mi>
                    </mrow>
                  </msqrt>
                </mrow>
              </mrow>
              <mo fence="true" stretchy="false">)</mo>
            </mrow>
          </mrow>
        </mrow>
        <mo fence="true" stretchy="false">)</mo>
      </mrow>
    </mrow>
    <annotation encoding="StarMath 5.0">%alpha = ((c &lt;= -(a^2/b) and -a &lt; d &lt; a + 2 Sqrt-bc) or (-(a^2/b) &lt; c &lt; 0 and a - 2 Sqrt-bc &lt; d &lt; a + 2 Sqrt-bc))</annotation>
  </semantics>
</math>
</file>

<file path=Object 29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3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i mathvariant="italic">ad</mi>
              <mo stretchy="false">−</mo>
              <mi mathvariant="italic">bc</mi>
            </mrow>
          </mrow>
          <mo fence="true" stretchy="false">)</mo>
        </mrow>
        <mo stretchy="false">&lt;</mo>
        <mrow>
          <mrow>
            <mn>0</mn>
            <mo stretchy="false">∧</mo>
            <mi>a</mi>
          </mrow>
          <mo stretchy="false">+</mo>
          <mi>d</mi>
        </mrow>
        <mo stretchy="false">&lt;</mo>
        <mn>0</mn>
      </mrow>
    </mrow>
    <annotation encoding="StarMath 5.0">(a+d)^2-4(ad-bc) &lt; 0 and a + d &lt; 0</annotation>
  </semantics>
</math>
</file>

<file path=Object 30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row>
              <mo fence="true" stretchy="false">(</mo>
              <mrow>
                <mrow>
                  <mi>b</mi>
                  <mo stretchy="false">&lt;</mo>
                  <mrow>
                    <mn>0</mn>
                    <mo stretchy="false">∧</mo>
                    <mrow>
                      <mo fence="true" stretchy="false">(</mo>
                      <mrow>
                        <mrow>
                          <mrow>
                            <mo fence="true" stretchy="false">(</mo>
                            <mrow>
                              <mrow>
                                <mrow>
                                  <mn>0</mn>
                                  <mo stretchy="false">&lt;</mo>
                                  <mi>c</mi>
                                  <mo stretchy="false">&lt;</mo>
                                  <mrow>
                                    <mrow>
                                      <mrow>
                                        <mo stretchy="false">−</mo>
                                        <mrow>
                                          <mo fence="true" stretchy="false">(</mo>
                                          <mrow>
                                            <mrow>
                                              <msup>
                                                <mi>a</mi>
                                                <mn>2</mn>
                                              </msup>
                                              <mo stretchy="false">/</mo>
                                              <mi>b</mi>
                                            </mrow>
                                          </mrow>
                                          <mo fence="true" stretchy="false">)</mo>
                                        </mrow>
                                      </mrow>
                                      <mo stretchy="false">∧</mo>
                                      <mi>a</mi>
                                    </mrow>
                                    <mo stretchy="false">−</mo>
                                    <mn>2</mn>
                                  </mrow>
                                </mrow>
                                <mrow>
                                  <msqrt>
                                    <mrow>
                                      <mo stretchy="false">−</mo>
                                      <mi mathvariant="italic">bc</mi>
                                    </mrow>
                                  </msqrt>
                                  <mo stretchy="false">&lt;</mo>
                                  <mi>d</mi>
                                  <mo stretchy="false">&lt;</mo>
                                  <mrow>
                                    <mi>a</mi>
                                    <mo stretchy="false">+</mo>
                                    <mn>2</mn>
                                  </mrow>
                                </mrow>
                                <msqrt>
                                  <mrow>
                                    <mo stretchy="false">−</mo>
                                    <mi mathvariant="italic">bc</mi>
                                  </mrow>
                                </msqrt>
                              </mrow>
                            </mrow>
                            <mo fence="true" stretchy="false">)</mo>
                          </mrow>
                          <mo stretchy="false">∨</mo>
                          <mrow>
                            <mo fence="true" stretchy="false">(</mo>
                            <mrow>
                              <mrow>
                                <mrow>
                                  <mi>c</mi>
                                  <mo stretchy="false">≥</mo>
                                  <mrow>
                                    <mrow>
                                      <mo stretchy="false">−</mo>
                                      <mrow>
                                        <mo fence="true" stretchy="false">(</mo>
                                        <mrow>
                                          <mrow>
                                            <msup>
                                              <mi>a</mi>
                                              <mn>2</mn>
                                            </msup>
                                            <mo stretchy="false">/</mo>
                                            <mi>b</mi>
                                          </mrow>
                                        </mrow>
                                        <mo fence="true" stretchy="false">)</mo>
                                      </mrow>
                                    </mrow>
                                    <mo stretchy="false">∧</mo>
                                    <mrow>
                                      <mo stretchy="false">−</mo>
                                      <mi>a</mi>
                                    </mrow>
                                  </mrow>
                                  <mo stretchy="false">&lt;</mo>
                                  <mi>d</mi>
                                  <mo stretchy="false">&lt;</mo>
                                  <mrow>
                                    <mi>a</mi>
                                    <mo stretchy="false">+</mo>
                                    <mn>2</mn>
                                  </mrow>
                                </mrow>
                                <msqrt>
                                  <mrow>
                                    <mo stretchy="false">−</mo>
                                    <mi mathvariant="italic">bc</mi>
                                  </mrow>
                                </msqrt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i>b</mi>
                  <mo stretchy="false">&gt;</mo>
                  <mrow>
                    <mn>0</mn>
                    <mo stretchy="false">∧</mo>
                    <mi>α</mi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%beta = ((b &lt; 0 and ((0 &lt; c &lt; -(a^2/b) and a - 2 Sqrt-bc &lt; d &lt; a + 2 Sqrt-bc) or (c &gt;= -(a^2/b) and -a &lt; d &lt; a + 2 Sqrt-bc))) or (b &gt; 0 and %alpha))</annotation>
  </semantics>
</math>
</file>

<file path=Object 31/content.xml><?xml version="1.0" encoding="utf-8"?>
<math xmlns="http://www.w3.org/1998/Math/MathML" display="block">
  <semantics>
    <mrow>
      <mi>θ</mi>
      <mo stretchy="false">=</mo>
      <mrow>
        <mo fence="true" stretchy="false">(</mo>
        <mrow>
          <mrow>
            <mi>a</mi>
            <mo stretchy="false">≤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b</mi>
                            <mo stretchy="false">&lt;</mo>
                            <mrow>
                              <mn>0</mn>
                              <mo stretchy="false">∧</mo>
                              <mi>c</mi>
                            </mrow>
                            <mo stretchy="false">&gt;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row>
                                <mo stretchy="false">−</mo>
                                <mi>a</mi>
                              </mrow>
                            </mrow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+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i>b</mi>
                            <mo stretchy="false">&gt;</mo>
                            <mrow>
                              <mn>0</mn>
                              <mo stretchy="false">∧</mo>
                              <mi>c</mi>
                            </mrow>
                            <mo stretchy="false">&lt;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row>
                                <mo stretchy="false">−</mo>
                                <mi>a</mi>
                              </mrow>
                            </mrow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+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theta = (a &lt;= 0 and ((b &lt; 0 and c &gt; -(a^2/b) and -a &lt; d &lt; a + 2 Sqrt-bc) or (b &gt; 0 and c &lt; -(a^2/b) and -a &lt; d &lt; a + 2 Sqrt-bc)))</annotation>
  </semantics>
</math>
</file>

<file path=Object 32/content.xml><?xml version="1.0" encoding="utf-8"?>
<math xmlns="http://www.w3.org/1998/Math/MathML" display="block">
  <semantics>
    <mrow>
      <mi>ε</mi>
      <mo stretchy="false">=</mo>
      <mrow>
        <mo fence="true" stretchy="false">(</mo>
        <mrow>
          <mrow>
            <mi>a</mi>
            <mo stretchy="false">&gt;</mo>
            <mrow>
              <mn>0</mn>
              <mo stretchy="false">∧</mo>
              <mi>β</mi>
            </mrow>
          </mrow>
        </mrow>
        <mo fence="true" stretchy="false">)</mo>
      </mrow>
    </mrow>
    <annotation encoding="StarMath 5.0">%varepsilon =(a &gt; 0 and %beta)</annotation>
  </semantics>
</math>
</file>

<file path=Object 3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34/content.xml><?xml version="1.0" encoding="utf-8"?>
<math xmlns="http://www.w3.org/1998/Math/MathML" display="block">
  <semantics>
    <mrow>
      <mi>θ</mi>
      <mo stretchy="false">∨</mo>
      <mi>ε</mi>
    </mrow>
    <annotation encoding="StarMath 5.0">%theta or %varepsilon</annotation>
  </semantics>
</math>
</file>

<file path=Object 3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36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i mathvariant="italic">ad</mi>
              <mo stretchy="false">−</mo>
              <mi mathvariant="italic">bc</mi>
            </mrow>
          </mrow>
          <mo fence="true" stretchy="false">)</mo>
        </mrow>
        <mo stretchy="false">&gt;</mo>
        <mrow>
          <mn>0</mn>
          <mo stretchy="false">∧</mo>
          <msub>
            <mi>λ</mi>
            <mn>1</mn>
          </msub>
        </mrow>
      </mrow>
      <mrow>
        <msub>
          <mi>λ</mi>
          <mn>2</mn>
        </msub>
        <mo stretchy="false">&gt;</mo>
        <mrow>
          <mrow>
            <mn>0</mn>
            <mo stretchy="false">∧</mo>
            <msub>
              <mi>λ</mi>
              <mn>1</mn>
            </msub>
          </mrow>
          <mo stretchy="false">+</mo>
          <msub>
            <mi>λ</mi>
            <mn>2</mn>
          </msub>
        </mrow>
        <mo stretchy="false">&gt;</mo>
        <mn>0</mn>
      </mrow>
    </mrow>
    <annotation encoding="StarMath 5.0">(a+d)^2-4(ad-bc) &gt; 0 and λ_1 λ_2 &gt; 0
and λ_1 + λ_2 &gt; 0</annotation>
  </semantics>
</math>
</file>

<file path=Object 37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row>
              <mo fence="true" stretchy="false">(</mo>
              <mrow>
                <mrow>
                  <mrow>
                    <mi>c</mi>
                    <mo stretchy="false">≤</mo>
                    <mrow>
                      <mrow>
                        <mo stretchy="false">−</mo>
                        <mrow>
                          <mo fence="true" stretchy="false">(</mo>
                          <mrow>
                            <mrow>
                              <msup>
                                <mi>a</mi>
                                <mn>2</mn>
                              </msup>
                              <mo stretchy="false">/</mo>
                              <mi>b</mi>
                            </mrow>
                          </mrow>
                          <mo fence="true" stretchy="false">)</mo>
                        </mrow>
                      </mrow>
                      <mo stretchy="false">∧</mo>
                      <mi>d</mi>
                    </mrow>
                    <mo stretchy="false">&gt;</mo>
                    <mrow>
                      <mi>a</mi>
                      <mo stretchy="false">+</mo>
                      <mn>2</mn>
                    </mrow>
                  </mrow>
                  <msqrt>
                    <mrow>
                      <mo stretchy="false">−</mo>
                      <mi mathvariant="italic">bc</mi>
                    </mrow>
                  </msqrt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row>
                    <mo stretchy="false">−</mo>
                    <mrow>
                      <mo fence="true" stretchy="false">(</mo>
                      <mrow>
                        <mrow>
                          <msup>
                            <mi>a</mi>
                            <mn>2</mn>
                          </msup>
                          <mo stretchy="false">/</mo>
                          <mi>b</mi>
                        </mrow>
                      </mrow>
                      <mo fence="true" stretchy="false">)</mo>
                    </mrow>
                  </mrow>
                  <mo stretchy="false">&lt;</mo>
                  <mi>c</mi>
                  <mo stretchy="false">≤</mo>
                  <mrow>
                    <mn>0</mn>
                    <mo stretchy="false">∧</mo>
                    <mrow>
                      <mo fence="true" stretchy="false">(</mo>
                      <mrow>
                        <mrow>
                          <mrow>
                            <mrow>
                              <mrow>
                                <mo fence="true" stretchy="false">(</mo>
                                <mrow>
                                  <mrow>
                                    <mi>b</mi>
                                    <mi>c</mi>
                                  </mrow>
                                </mrow>
                                <mo fence="true" stretchy="false">)</mo>
                              </mrow>
                              <mo stretchy="false">/</mo>
                              <mi>a</mi>
                            </mrow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−</mo>
                              <mn>2</mn>
                            </mrow>
                          </mrow>
                          <mrow>
                            <mrow>
                              <msqrt>
                                <mrow>
                                  <mo stretchy="false">−</mo>
                                  <mi mathvariant="italic">bc</mi>
                                </mrow>
                              </msqrt>
                              <mo stretchy="false">∨</mo>
                              <mi>d</mi>
                            </mrow>
                            <mo stretchy="false">&gt;</mo>
                            <mrow>
                              <mi>a</mi>
                              <mo stretchy="false">+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i>c</mi>
                  <mo stretchy="false">&gt;</mo>
                  <mrow>
                    <mn>0</mn>
                    <mo stretchy="false">∧</mo>
                    <mi>d</mi>
                  </mrow>
                  <mo stretchy="false">&gt;</mo>
                  <mrow>
                    <mrow>
                      <mo fence="true" stretchy="false">(</mo>
                      <mrow>
                        <mrow>
                          <mi>b</mi>
                          <mi>c</mi>
                        </mrow>
                      </mrow>
                      <mo fence="true" stretchy="false">)</mo>
                    </mrow>
                    <mo stretchy="false">/</mo>
                    <mi>a</mi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%alpha = ((c &lt;= -(a^2/b) and d &gt; a + 2 Sqrt-bc) or (-(a^2/b) &lt; c &lt;= 0 and ((b c)/a &lt; d &lt; a - 2 Sqrt-bc or d &gt; a + 2 Sqrt-bc)) or (c &gt; 0 and d &gt; (b c)/a))</annotation>
  </semantics>
</math>
</file>

<file path=Object 38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row>
              <mo fence="true" stretchy="false">(</mo>
              <mrow>
                <mrow>
                  <mi>c</mi>
                  <mo stretchy="false">&lt;</mo>
                  <mrow>
                    <mn>0</mn>
                    <mo stretchy="false">∧</mo>
                    <mi>d</mi>
                  </mrow>
                  <mo stretchy="false">&gt;</mo>
                  <mrow>
                    <mrow>
                      <mo fence="true" stretchy="false">(</mo>
                      <mrow>
                        <mrow>
                          <mi>b</mi>
                          <mi>c</mi>
                        </mrow>
                      </mrow>
                      <mo fence="true" stretchy="false">)</mo>
                    </mrow>
                    <mo stretchy="false">/</mo>
                    <mi>a</mi>
                  </mrow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n>0</mn>
                  <mo stretchy="false">≤</mo>
                  <mi>c</mi>
                  <mo stretchy="false">&lt;</mo>
                  <mrow>
                    <mrow>
                      <mo stretchy="false">−</mo>
                      <mrow>
                        <mo fence="true" stretchy="false">(</mo>
                        <mrow>
                          <mrow>
                            <msup>
                              <mi>a</mi>
                              <mn>2</mn>
                            </msup>
                            <mo stretchy="false">/</mo>
                            <mi>b</mi>
                          </mrow>
                        </mrow>
                        <mo fence="true" stretchy="false">)</mo>
                      </mrow>
                    </mrow>
                    <mo stretchy="false">∧</mo>
                    <mrow>
                      <mo fence="true" stretchy="false">(</mo>
                      <mrow>
                        <mrow>
                          <mrow>
                            <mrow>
                              <mrow>
                                <mo fence="true" stretchy="false">(</mo>
                                <mrow>
                                  <mrow>
                                    <mi>b</mi>
                                    <mi>c</mi>
                                  </mrow>
                                </mrow>
                                <mo fence="true" stretchy="false">)</mo>
                              </mrow>
                              <mo stretchy="false">/</mo>
                              <mi>a</mi>
                            </mrow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−</mo>
                              <mn>2</mn>
                            </mrow>
                          </mrow>
                          <mrow>
                            <mrow>
                              <msqrt>
                                <mrow>
                                  <mo stretchy="false">−</mo>
                                  <mi mathvariant="italic">bc</mi>
                                </mrow>
                              </msqrt>
                              <mo stretchy="false">∨</mo>
                              <mi>d</mi>
                            </mrow>
                            <mo stretchy="false">&gt;</mo>
                            <mrow>
                              <mi>a</mi>
                              <mo stretchy="false">+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row>
                    <mi>c</mi>
                    <mo stretchy="false">≥</mo>
                    <mrow>
                      <mrow>
                        <mo stretchy="false">−</mo>
                        <mrow>
                          <mo fence="true" stretchy="false">(</mo>
                          <mrow>
                            <mrow>
                              <msup>
                                <mi>a</mi>
                                <mn>2</mn>
                              </msup>
                              <mo stretchy="false">/</mo>
                              <mi>b</mi>
                            </mrow>
                          </mrow>
                          <mo fence="true" stretchy="false">)</mo>
                        </mrow>
                      </mrow>
                      <mo stretchy="false">∧</mo>
                      <mi>d</mi>
                    </mrow>
                    <mo stretchy="false">&gt;</mo>
                    <mrow>
                      <mi>a</mi>
                      <mo stretchy="false">+</mo>
                      <mn>2</mn>
                    </mrow>
                  </mrow>
                  <msqrt>
                    <mrow>
                      <mo stretchy="false">−</mo>
                      <mi mathvariant="italic">bc</mi>
                    </mrow>
                  </msqrt>
                </mrow>
              </mrow>
              <mo fence="true" stretchy="false">)</mo>
            </mrow>
          </mrow>
        </mrow>
        <mo fence="true" stretchy="false">)</mo>
      </mrow>
    </mrow>
    <annotation encoding="StarMath 5.0">%beta = ((c &lt; 0 and d &gt; (b c)/a) or (0 &lt;= c &lt; -(a^2/b) and ((b c)/a &lt; d &lt; a - 2 Sqrt-bc or d &gt; a + 2 Sqrt-bc)) or (c &gt;= -(a^2/b) and d &gt; a + 2 Sqrt-bc))</annotation>
  </semantics>
</math>
</file>

<file path=Object 39/content.xml><?xml version="1.0" encoding="utf-8"?>
<math xmlns="http://www.w3.org/1998/Math/MathML" display="block">
  <semantics>
    <mrow>
      <msub>
        <mi>x</mi>
        <mn>1</mn>
      </msub>
      <mrow>
        <mrow>
          <mo fence="true" stretchy="false">(</mo>
          <mrow>
            <mn>0</mn>
          </mrow>
          <mo fence="true" stretchy="false">)</mo>
        </mrow>
        <mo stretchy="false">=</mo>
        <mi>a</mi>
      </mrow>
      <mi>,</mi>
      <msub>
        <mi>x</mi>
        <mn>2</mn>
      </msub>
      <mrow>
        <mrow>
          <mo fence="true" stretchy="false">(</mo>
          <mrow>
            <mn>0</mn>
          </mrow>
          <mo fence="true" stretchy="false">)</mo>
        </mrow>
        <mo stretchy="false">=</mo>
        <mi>b</mi>
      </mrow>
    </mrow>
    <annotation encoding="StarMath 5.0">x_1( 0 ) = a, x_2( 0 ) = b</annotation>
  </semantics>
</math>
</file>

<file path=Object 4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i>b</mi>
            <mo stretchy="false">&g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c</mi>
                            <mo stretchy="false">≤</mo>
                            <mrow>
                              <mrow>
                                <mrow>
                                  <mo stretchy="false">−</mo>
                                  <mrow>
                                    <mo fence="true" stretchy="false">(</mo>
                                    <mrow>
                                      <mrow>
                                        <msup>
                                          <mi>a</mi>
                                          <mn>2</mn>
                                        </msup>
                                        <mo stretchy="false">/</mo>
                                        <mi>b</mi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  <mo stretchy="false">∧</mo>
                                <mi>a</mi>
                              </mrow>
                              <mo stretchy="false">−</mo>
                              <mn>2</mn>
                            </mrow>
                          </mrow>
                          <mrow>
                            <msqrt>
                              <mrow>
                                <mo stretchy="false">−</mo>
                                <mi mathvariant="italic">bc</mi>
                              </mrow>
                            </msqrt>
                            <mo stretchy="false">&lt;</mo>
                            <mi>d</mi>
                            <mo stretchy="false">&lt;</mo>
                            <mrow>
                              <mo stretchy="false">−</mo>
                              <mi>a</mi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row>
                              <mo stretchy="false">−</mo>
                              <mrow>
                                <mo fence="true" stretchy="false">(</mo>
                                <mrow>
                                  <mrow>
                                    <msup>
                                      <mi>a</mi>
                                      <mn>2</mn>
                                    </msup>
                                    <mo stretchy="false">/</mo>
                                    <mi>b</mi>
                                  </mrow>
                                </mrow>
                                <mo fence="true" stretchy="false">)</mo>
                              </mrow>
                            </mrow>
                            <mo stretchy="false">&lt;</mo>
                            <mi>c</mi>
                            <mo stretchy="false">&lt;</mo>
                            <mrow>
                              <mrow>
                                <mn>0</mn>
                                <mo stretchy="false">∧</mo>
                                <mi>a</mi>
                              </mrow>
                              <mo stretchy="false">−</mo>
                              <mn>2</mn>
                            </mrow>
                          </mrow>
                          <mrow>
                            <msqrt>
                              <mrow>
                                <mo stretchy="false">−</mo>
                                <mi mathvariant="italic">bc</mi>
                              </mrow>
                            </msqrt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+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alpha =(b &gt; 0 and ((c &lt;= -(a^2/b) and a - 2 Sqrt-bc &lt; d &lt; -a) or (-(a^2/b) &lt; c &lt; 0 and a - 2 Sqrt-bc &lt; d &lt; a + 2 Sqrt-bc)))</annotation>
  </semantics>
</math>
</file>

<file path=Object 40/content.xml><?xml version="1.0" encoding="utf-8"?>
<math xmlns="http://www.w3.org/1998/Math/MathML" display="block">
  <semantics>
    <mrow>
      <mi>δ</mi>
      <mo stretchy="false">=</mo>
      <mrow>
        <mo fence="true" stretchy="false">(</mo>
        <mrow>
          <mrow>
            <mi>a</mi>
            <mo stretchy="false">&g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b</mi>
                          <mo stretchy="false">&lt;</mo>
                          <mrow>
                            <mn>0</mn>
                            <mo stretchy="false">∧</mo>
                            <mi>β</mi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b</mi>
                          <mo stretchy="false">=</mo>
                          <mrow>
                            <mn>0</mn>
                            <mo stretchy="false">∧</mo>
                            <mrow>
                              <mo fence="true" stretchy="false">(</mo>
                              <mrow>
                                <mrow>
                                  <mn>0</mn>
                                  <mo stretchy="false">&lt;</mo>
                                  <mi>d</mi>
                                  <mo stretchy="false">&lt;</mo>
                                  <mrow>
                                    <mi>a</mi>
                                    <mo stretchy="false">∨</mo>
                                    <mi>d</mi>
                                  </mrow>
                                  <mo stretchy="false">&gt;</mo>
                                  <mi>a</mi>
                                </mrow>
                              </mrow>
                              <mo fence="true" stretchy="false">)</mo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b</mi>
                          <mo stretchy="false">&gt;</mo>
                          <mrow>
                            <mn>0</mn>
                            <mo stretchy="false">∧</mo>
                            <mi>α</mi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delta = (a &gt; 0 and ((b &lt; 0 and %beta) or (b = 0 and (0 &lt; d &lt; a or d &gt; a)) or (b &gt; 0 and %alpha)))</annotation>
  </semantics>
</math>
</file>

<file path=Object 41/content.xml><?xml version="1.0" encoding="utf-8"?>
<math xmlns="http://www.w3.org/1998/Math/MathML" display="block">
  <semantics>
    <mrow>
      <mi>θ</mi>
      <mo stretchy="false">=</mo>
      <mrow>
        <mrow>
          <mo fence="true" stretchy="false">(</mo>
          <mrow>
            <mrow>
              <mi>a</mi>
              <mo stretchy="false">=</mo>
              <mrow>
                <mn>0</mn>
                <mo stretchy="false">∧</mo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row>
                              <mi>b</mi>
                              <mo stretchy="false">&lt;</mo>
                              <mrow>
                                <mn>0</mn>
                                <mo stretchy="false">∧</mo>
                                <mi>c</mi>
                              </mrow>
                              <mo stretchy="false">&gt;</mo>
                              <mrow>
                                <mn>0</mn>
                                <mo stretchy="false">∧</mo>
                                <mi>d</mi>
                              </mrow>
                              <mo stretchy="false">&gt;</mo>
                              <mn>2</mn>
                            </mrow>
                            <msqrt>
                              <mrow>
                                <mo stretchy="false">−</mo>
                                <mi mathvariant="italic">bc</mi>
                              </mrow>
                            </msqrt>
                          </mrow>
                        </mrow>
                        <mo fence="true" stretchy="false">)</mo>
                      </mrow>
                      <mo stretchy="false">∨</mo>
                      <mrow>
                        <mo fence="true" stretchy="false">(</mo>
                        <mrow>
                          <mrow>
                            <mrow>
                              <mi>b</mi>
                              <mo stretchy="false">&gt;</mo>
                              <mrow>
                                <mn>0</mn>
                                <mo stretchy="false">∧</mo>
                                <mi>c</mi>
                              </mrow>
                              <mo stretchy="false">&lt;</mo>
                              <mrow>
                                <mn>0</mn>
                                <mo stretchy="false">∧</mo>
                                <mi>d</mi>
                              </mrow>
                              <mo stretchy="false">&gt;</mo>
                              <mn>2</mn>
                            </mrow>
                            <msqrt>
                              <mrow>
                                <mo stretchy="false">−</mo>
                                <mi mathvariant="italic">bc</mi>
                              </mrow>
                            </msqrt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</mrow>
          <mo fence="true" stretchy="false">)</mo>
        </mrow>
        <mo stretchy="false">∨</mo>
        <mi>δ</mi>
      </mrow>
    </mrow>
    <annotation encoding="StarMath 5.0">%theta = (a = 0 and ((b &lt; 0 and c &gt; 0 and d &gt; 2 Sqrt-bc) or (b &gt; 0 and c &lt; 0 and d &gt; 2 Sqrt-bc))) or %delta</annotation>
  </semantics>
</math>
</file>

<file path=Object 42/content.xml><?xml version="1.0" encoding="utf-8"?>
<math xmlns="http://www.w3.org/1998/Math/MathML" display="block">
  <semantics>
    <mrow>
      <mi>ε</mi>
      <mo stretchy="false">∨</mo>
      <mi>θ</mi>
    </mrow>
    <annotation encoding="StarMath 5.0">%varepsilon or %theta</annotation>
  </semantics>
</math>
</file>

<file path=Object 43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i mathvariant="italic">ad</mi>
              <mo stretchy="false">−</mo>
              <mi mathvariant="italic">bc</mi>
            </mrow>
          </mrow>
          <mo fence="true" stretchy="false">)</mo>
        </mrow>
        <mo stretchy="false">&gt;</mo>
        <mrow>
          <mn>0</mn>
          <mo stretchy="false">∧</mo>
          <mrow>
            <mo fence="true" stretchy="false">(</mo>
            <mrow>
              <msub>
                <mi>λ</mi>
                <mn>1</mn>
              </msub>
            </mrow>
            <mo fence="true" stretchy="false">)</mo>
          </mrow>
        </mrow>
      </mrow>
      <mrow>
        <mrow>
          <mo fence="true" stretchy="false">(</mo>
          <mrow>
            <msub>
              <mi>λ</mi>
              <mn>2</mn>
            </msub>
          </mrow>
          <mo fence="true" stretchy="false">)</mo>
        </mrow>
        <mo stretchy="false">&lt;</mo>
        <mn>0</mn>
      </mrow>
    </mrow>
    <annotation encoding="StarMath 5.0">(a+d)^2-4(ad-bc) &gt; 0 and (λ_1)(λ_2) &lt; 0</annotation>
  </semantics>
</math>
</file>

<file path=Object 44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i>a</mi>
            <mo stretchy="false">&g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b</mi>
                            <mo stretchy="false">&lt;</mo>
                            <mrow>
                              <mn>0</mn>
                              <mo stretchy="false">∧</mo>
                              <mi>c</mi>
                            </mrow>
                            <mo stretchy="false">&gt;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row>
                                <mo fence="true" stretchy="false">(</mo>
                                <mrow>
                                  <mrow>
                                    <mi>b</mi>
                                    <mi>c</mi>
                                  </mrow>
                                </mrow>
                                <mo fence="true" stretchy="false">)</mo>
                              </mrow>
                              <mo stretchy="false">/</mo>
                              <mi>a</mi>
                            </mrow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−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i>b</mi>
                            <mo stretchy="false">&gt;</mo>
                            <mrow>
                              <mn>0</mn>
                              <mo stretchy="false">∧</mo>
                              <mi>c</mi>
                            </mrow>
                            <mo stretchy="false">&lt;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row>
                                <mo fence="true" stretchy="false">(</mo>
                                <mrow>
                                  <mrow>
                                    <mi>b</mi>
                                    <mi>c</mi>
                                  </mrow>
                                </mrow>
                                <mo fence="true" stretchy="false">)</mo>
                              </mrow>
                              <mo stretchy="false">/</mo>
                              <mi>a</mi>
                            </mrow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−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alpha = (a &gt; 0 and ((b &lt; 0 and c &gt; -(a^2/b) and (b c)/a &lt; d &lt; a - 2 Sqrt-bc) or (b &gt; 0 and c &lt; -(a^2/b) and (b c)/a &lt; d &lt; a - 2 Sqrt-bc)))</annotation>
  </semantics>
</math>
</file>

<file path=Object 45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i>a</mi>
            <mo stretchy="false">=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b</mi>
                            <mo stretchy="false">&lt;</mo>
                            <mrow>
                              <mn>0</mn>
                              <mo stretchy="false">∧</mo>
                              <mi>c</mi>
                            </mrow>
                            <mo stretchy="false">&gt;</mo>
                            <mrow>
                              <mn>0</mn>
                              <mo stretchy="false">∧</mo>
                              <mi>d</mi>
                            </mrow>
                            <mo stretchy="false">&lt;</mo>
                            <mrow>
                              <mo stretchy="false">−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i>b</mi>
                            <mo stretchy="false">&gt;</mo>
                            <mrow>
                              <mn>0</mn>
                              <mo stretchy="false">∧</mo>
                              <mi>c</mi>
                            </mrow>
                            <mo stretchy="false">&lt;</mo>
                            <mrow>
                              <mn>0</mn>
                              <mo stretchy="false">∧</mo>
                              <mi>d</mi>
                            </mrow>
                            <mo stretchy="false">&lt;</mo>
                            <mrow>
                              <mo stretchy="false">−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beta = (a = 0 and ((b &lt; 0 and c &gt; 0 and d &lt; -2 Sqrt-bc) or (b &gt; 0 and c &lt; 0 and
       d &lt; -2 Sqrt-bc)))</annotation>
  </semantics>
</math>
</file>

<file path=Object 46/content.xml><?xml version="1.0" encoding="utf-8"?>
<math xmlns="http://www.w3.org/1998/Math/MathML" display="block">
  <semantics>
    <mrow>
      <mi>δ</mi>
      <mo stretchy="false">=</mo>
      <mrow>
        <mo fence="true" stretchy="false">(</mo>
        <mrow>
          <mrow>
            <mi>c</mi>
            <mo stretchy="false">&gt;</mo>
            <mrow>
              <mn>0</mn>
              <mo stretchy="false">∧</mo>
              <mi>d</mi>
            </mrow>
            <mo stretchy="false">&lt;</mo>
            <mrow>
              <mrow>
                <mo fence="true" stretchy="false">(</mo>
                <mrow>
                  <mrow>
                    <mi>b</mi>
                    <mi>c</mi>
                  </mrow>
                </mrow>
                <mo fence="true" stretchy="false">)</mo>
              </mrow>
              <mo stretchy="false">/</mo>
              <mi>a</mi>
            </mrow>
          </mrow>
        </mrow>
        <mo fence="true" stretchy="false">)</mo>
      </mrow>
    </mrow>
    <annotation encoding="StarMath 5.0">%delta = (c &gt; 0 and d &lt; (b c)/a)</annotation>
  </semantics>
</math>
</file>

<file path=Object 47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i mathvariant="italic">ad</mi>
              <mo stretchy="false">−</mo>
              <mi mathvariant="italic">bc</mi>
            </mrow>
          </mrow>
          <mo fence="true" stretchy="false">)</mo>
        </mrow>
        <mo stretchy="false">=</mo>
        <mrow>
          <mn>0</mn>
          <mo stretchy="false">∧</mo>
          <msub>
            <mi>λ</mi>
            <mn>12</mn>
          </msub>
        </mrow>
        <mo stretchy="false">=</mo>
        <mrow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  <mo stretchy="false">/</mo>
          <mn>2</mn>
          <mo stretchy="false">∧</mo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</mrow>
        <mo stretchy="false">&gt;</mo>
        <mn>0</mn>
      </mrow>
    </mrow>
    <annotation encoding="StarMath 5.0">(a+d)^2-4(ad-bc) = 0 and λ_12 = (a+d)/2 and (a+d)&gt;0</annotation>
  </semantics>
</math>
</file>

<file path=Object 48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i>b</mi>
            <mo stretchy="false">&g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c</mi>
                            <mo stretchy="false">≤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i>d</mi>
                            </mrow>
                            <mo stretchy="false">=</mo>
                            <mrow>
                              <mi>a</mi>
                              <mo stretchy="false">+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i>c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o stretchy="false">−</mo>
                            <mrow>
                              <mo fence="true" stretchy="false">(</mo>
                              <mrow>
                                <mrow>
                                  <msup>
                                    <mi>a</mi>
                                    <mn>2</mn>
                                  </msup>
                                  <mo stretchy="false">/</mo>
                                  <mi>b</mi>
                                </mrow>
                              </mrow>
                              <mo fence="true" stretchy="false">)</mo>
                            </mrow>
                          </mrow>
                          <mo stretchy="false">&lt;</mo>
                          <mi>c</mi>
                          <mo stretchy="false">&lt;</mo>
                          <mrow>
                            <mn>0</mn>
                            <mo stretchy="false">∧</mo>
                            <mrow>
                              <mo fence="true" stretchy="false">(</mo>
                              <mrow>
                                <mrow>
                                  <mrow>
                                    <mi>d</mi>
                                    <mo stretchy="false">=</mo>
                                    <mrow>
                                      <mi>a</mi>
                                      <mo stretchy="false">−</mo>
                                      <mn>2</mn>
                                    </mrow>
                                  </mrow>
                                  <mrow>
                                    <mrow>
                                      <msqrt>
                                        <mrow>
                                          <mo fence="true" stretchy="false">[</mo>
                                          <mrow>
                                            <mrow>
                                              <mrow>
                                                <mo stretchy="false">−</mo>
                                                <mi>b</mi>
                                              </mrow>
                                              <mi>c</mi>
                                            </mrow>
                                          </mrow>
                                          <mo fence="true" stretchy="false">]</mo>
                                        </mrow>
                                      </msqrt>
                                      <mo stretchy="false">∨</mo>
                                      <mi>d</mi>
                                    </mrow>
                                    <mo stretchy="false">=</mo>
                                    <mrow>
                                      <mi>a</mi>
                                      <mo stretchy="false">+</mo>
                                      <mn>2</mn>
                                    </mrow>
                                  </mrow>
                                  <msqrt>
                                    <mrow>
                                      <mo fence="true" stretchy="false">[</mo>
                                      <mrow>
                                        <mrow>
                                          <mrow>
                                            <mo stretchy="false">−</mo>
                                            <mi>b</mi>
                                          </mrow>
                                          <mi>c</mi>
                                        </mrow>
                                      </mrow>
                                      <mo fence="true" stretchy="false">]</mo>
                                    </mrow>
                                  </msqrt>
                                </mrow>
                              </mrow>
                              <mo fence="true" stretchy="false">)</mo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c</mi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=</mo>
                          <mi>a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alpha = (b &gt; 0 and ((c &lt;= -(a^2/b) and d = a + 2 Sqrt[-b c]) or (-(a^2/b) &lt; c &lt; 0 and (d = a - 2 Sqrt[-b c] or d = a + 2 Sqrt[-b c])) or (c = 0 and d = a)))</annotation>
  </semantics>
</math>
</file>

<file path=Object 49/content.xml><?xml version="1.0" encoding="utf-8"?>
<math xmlns="http://www.w3.org/1998/Math/MathML" display="block">
  <semantics>
    <mover accent="true">
      <msub>
        <mi>x</mi>
        <mn>1</mn>
      </msub>
      <mo stretchy="false">˙</mo>
    </mover>
    <annotation encoding="StarMath 5.0">dot x_1</annotation>
  </semantics>
</math>
</file>

<file path=Object 5/content.xml><?xml version="1.0" encoding="utf-8"?>
<math xmlns="http://www.w3.org/1998/Math/MathML" display="block">
  <semantics>
    <mrow>
      <mrow>
        <mover accent="true">
          <mi>X</mi>
          <mo stretchy="false">˙</mo>
        </mover>
        <mo stretchy="false">=</mo>
        <mi mathvariant="italic">AX</mi>
      </mrow>
      <mi>;</mi>
      <mi mathvariant="italic">where</mi>
      <mrow>
        <mi>A</mi>
        <mo stretchy="false">=</mo>
        <mrow>
          <mo fence="true" stretchy="true">[</mo>
          <mrow>
            <mtable>
              <mtr>
                <mtd>
                  <mi>a</mi>
                </mtd>
                <mtd>
                  <mi>b</mi>
                </mtd>
              </mtr>
              <mtr>
                <mtd>
                  <mi>c</mi>
                </mtd>
                <mtd>
                  <mi>d</mi>
                </mtd>
              </mtr>
            </mtable>
          </mrow>
          <mo fence="true" stretchy="true">]</mo>
        </mrow>
      </mrow>
      <mover accent="true">
        <mi>X</mi>
        <mo stretchy="false">˙</mo>
      </mover>
      <mi>,</mi>
      <mi>X</mi>
      <mi mathvariant="italic">are</mi>
      <mi mathvariant="italic">vectors</mi>
      <mi mathvariant="italic">of</mi>
      <mn>2</mn>
      <mi>x</mi>
      <mn>1</mn>
    </mrow>
    <annotation encoding="StarMath 5.0">dot X = AX ; where A = left[matrix{a#b##c#d}right] dot X, X are vectors of 2x1
</annotation>
  </semantics>
</math>
</file>

<file path=Object 50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row>
              <mo fence="true" stretchy="false">(</mo>
              <mrow>
                <mrow>
                  <mi>b</mi>
                  <mo stretchy="false">&lt;</mo>
                  <mrow>
                    <mn>0</mn>
                    <mo stretchy="false">∧</mo>
                    <mrow>
                      <mo fence="true" stretchy="false">(</mo>
                      <mrow>
                        <mrow>
                          <mi>δ</mi>
                          <mo stretchy="false">∨</mo>
                          <mrow>
                            <mo fence="true" stretchy="false">(</mo>
                            <mrow>
                              <mrow>
                                <mn>0</mn>
                                <mo stretchy="false">&lt;</mo>
                                <mi>c</mi>
                                <mo stretchy="false">&lt;</mo>
                                <mrow>
                                  <mrow>
                                    <mo stretchy="false">−</mo>
                                    <mrow>
                                      <mo fence="true" stretchy="false">(</mo>
                                      <mrow>
                                        <mrow>
                                          <msup>
                                            <mi>a</mi>
                                            <mn>2</mn>
                                          </msup>
                                          <mo stretchy="false">/</mo>
                                          <mi>b</mi>
                                        </mrow>
                                      </mrow>
                                      <mo fence="true" stretchy="false">)</mo>
                                    </mrow>
                                  </mrow>
                                  <mo stretchy="false">∧</mo>
                                  <mrow>
                                    <mo fence="true" stretchy="false">(</mo>
                                    <mrow>
                                      <mrow>
                                        <mrow>
                                          <mi>d</mi>
                                          <mo stretchy="false">=</mo>
                                          <mrow>
                                            <mi>a</mi>
                                            <mo stretchy="false">−</mo>
                                            <mn>2</mn>
                                          </mrow>
                                        </mrow>
                                        <mrow>
                                          <mrow>
                                            <msqrt>
                                              <mrow>
                                                <mo fence="true" stretchy="false">[</mo>
                                                <mrow>
                                                  <mrow>
                                                    <mrow>
                                                      <mo stretchy="false">−</mo>
                                                      <mi>b</mi>
                                                    </mrow>
                                                    <mi>c</mi>
                                                  </mrow>
                                                </mrow>
                                                <mo fence="true" stretchy="false">]</mo>
                                              </mrow>
                                            </msqrt>
                                            <mo stretchy="false">∨</mo>
                                            <mi>d</mi>
                                          </mrow>
                                          <mo stretchy="false">=</mo>
                                          <mrow>
                                            <mi>a</mi>
                                            <mo stretchy="false">+</mo>
                                            <mn>2</mn>
                                          </mrow>
                                        </mrow>
                                        <msqrt>
                                          <mrow>
                                            <mo fence="true" stretchy="false">[</mo>
                                            <mrow>
                                              <mrow>
                                                <mrow>
                                                  <mo stretchy="false">−</mo>
                                                  <mi>b</mi>
                                                </mrow>
                                                <mi>c</mi>
                                              </mrow>
                                            </mrow>
                                            <mo fence="true" stretchy="false">]</mo>
                                          </mrow>
                                        </msqrt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</mrow>
                            </mrow>
                            <mo fence="true" stretchy="false">)</mo>
                          </mrow>
                          <mo stretchy="false">∨</mo>
                          <mrow>
                            <mo fence="true" stretchy="false">(</mo>
                            <mrow>
                              <mrow>
                                <mrow>
                                  <mi>c</mi>
                                  <mo stretchy="false">≥</mo>
                                  <mrow>
                                    <mrow>
                                      <mo stretchy="false">−</mo>
                                      <mrow>
                                        <mo fence="true" stretchy="false">(</mo>
                                        <mrow>
                                          <mrow>
                                            <msup>
                                              <mi>a</mi>
                                              <mn>2</mn>
                                            </msup>
                                            <mo stretchy="false">/</mo>
                                            <mi>b</mi>
                                          </mrow>
                                        </mrow>
                                        <mo fence="true" stretchy="false">)</mo>
                                      </mrow>
                                    </mrow>
                                    <mo stretchy="false">∧</mo>
                                    <mi>d</mi>
                                  </mrow>
                                  <mo stretchy="false">=</mo>
                                  <mrow>
                                    <mi>a</mi>
                                    <mo stretchy="false">+</mo>
                                    <mn>2</mn>
                                  </mrow>
                                </mrow>
                                <msqrt>
                                  <mrow>
                                    <mo fence="true" stretchy="false">[</mo>
                                    <mrow>
                                      <mrow>
                                        <mrow>
                                          <mo stretchy="false">−</mo>
                                          <mi>b</mi>
                                        </mrow>
                                        <mi>c</mi>
                                      </mrow>
                                    </mrow>
                                    <mo fence="true" stretchy="false">]</mo>
                                  </mrow>
                                </msqrt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i>b</mi>
                  <mo stretchy="false">=</mo>
                  <mrow>
                    <mn>0</mn>
                    <mo stretchy="false">∧</mo>
                    <mi>d</mi>
                  </mrow>
                  <mo stretchy="false">=</mo>
                  <mi>a</mi>
                </mrow>
              </mrow>
              <mo fence="true" stretchy="false">)</mo>
            </mrow>
            <mo stretchy="false">∨</mo>
            <mi>α</mi>
          </mrow>
        </mrow>
        <mo fence="true" stretchy="false">)</mo>
      </mrow>
    </mrow>
    <annotation encoding="StarMath 5.0">%beta = ((b &lt; 0 and (%delta or (0 &lt; c &lt; -(a^2/b) and (d = a - 2 Sqrt[-b c] or d = a + 2 Sqrt[-b c])) or (c &gt;= -(a^2/b) and d = a + 2 Sqrt[-b c]))) or (b = 0 and d = a) or %alpha)</annotation>
  </semantics>
</math>
</file>

<file path=Object 51/content.xml><?xml version="1.0" encoding="utf-8"?>
<math xmlns="http://www.w3.org/1998/Math/MathML" display="block">
  <semantics>
    <mrow>
      <mi>δ</mi>
      <mo stretchy="false">=</mo>
      <mrow>
        <mo fence="true" stretchy="false">(</mo>
        <mrow>
          <mrow>
            <mi>c</mi>
            <mo stretchy="false">=</mo>
            <mrow>
              <mn>0</mn>
              <mo stretchy="false">∧</mo>
              <mi>d</mi>
            </mrow>
            <mo stretchy="false">=</mo>
            <mi>a</mi>
          </mrow>
        </mrow>
        <mo fence="true" stretchy="false">)</mo>
      </mrow>
    </mrow>
    <annotation encoding="StarMath 5.0">%delta = (c = 0 and d = a)</annotation>
  </semantics>
</math>
</file>

<file path=Object 52/content.xml><?xml version="1.0" encoding="utf-8"?>
<math xmlns="http://www.w3.org/1998/Math/MathML" display="block">
  <semantics>
    <mrow>
      <mi>ρ</mi>
      <mo stretchy="false">∨</mo>
      <mi>β</mi>
      <mo stretchy="false">∨</mo>
      <mi>α</mi>
    </mrow>
    <annotation encoding="StarMath 5.0">%rho or %beta or %alpha</annotation>
  </semantics>
</math>
</file>

<file path=Object 53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i mathvariant="italic">ad</mi>
              <mo stretchy="false">−</mo>
              <mi mathvariant="italic">bc</mi>
            </mrow>
          </mrow>
          <mo fence="true" stretchy="false">)</mo>
        </mrow>
        <mo stretchy="false">&lt;</mo>
        <mrow>
          <mn>0</mn>
          <mo stretchy="false">∧</mo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</mrow>
        <mo stretchy="false">=</mo>
        <mn>0</mn>
      </mrow>
    </mrow>
    <annotation encoding="StarMath 5.0">(a+d)^2-4(ad-bc) &lt; 0 and (a+d) = 0</annotation>
  </semantics>
</math>
</file>

<file path=Object 54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row>
              <mo fence="true" stretchy="false">(</mo>
              <mrow>
                <mrow>
                  <mi>b</mi>
                  <mo stretchy="false">&lt;</mo>
                  <mrow>
                    <mn>0</mn>
                    <mo stretchy="false">∧</mo>
                    <mi>c</mi>
                  </mrow>
                  <mo stretchy="false">&gt;</mo>
                  <mrow>
                    <mo stretchy="false">−</mo>
                    <mrow>
                      <mo fence="true" stretchy="false">(</mo>
                      <mrow>
                        <mrow>
                          <msup>
                            <mi>a</mi>
                            <mn>2</mn>
                          </msup>
                          <mo stretchy="false">/</mo>
                          <mi>b</mi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i>b</mi>
                  <mo stretchy="false">&gt;</mo>
                  <mrow>
                    <mn>0</mn>
                    <mo stretchy="false">∧</mo>
                    <mi>c</mi>
                  </mrow>
                  <mo stretchy="false">&lt;</mo>
                  <mrow>
                    <mo stretchy="false">−</mo>
                    <mrow>
                      <mo fence="true" stretchy="false">(</mo>
                      <mrow>
                        <mrow>
                          <msup>
                            <mi>a</mi>
                            <mn>2</mn>
                          </msup>
                          <mo stretchy="false">/</mo>
                          <mi>b</mi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%alpha = ((b &lt; 0 and c &gt; -(a^2/b)) or (b &gt; 0 and c &lt; -(a^2/b)))</annotation>
  </semantics>
</math>
</file>

<file path=Object 55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i>d</mi>
            <mo stretchy="false">=</mo>
            <mrow>
              <mo stretchy="false">−</mo>
              <mi>a</mi>
            </mrow>
          </mrow>
        </mrow>
        <mo fence="true" stretchy="false">)</mo>
      </mrow>
    </mrow>
    <annotation encoding="StarMath 5.0">%beta = (d = -a)</annotation>
  </semantics>
</math>
</file>

<file path=Object 56/content.xml><?xml version="1.0" encoding="utf-8"?>
<math xmlns="http://www.w3.org/1998/Math/MathML" display="block">
  <semantics>
    <mrow>
      <mi>θ</mi>
      <mo stretchy="false">=</mo>
      <mrow>
        <mo fence="true" stretchy="false">(</mo>
        <mrow>
          <mrow>
            <mi>a</mi>
            <mo stretchy="false">≤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b</mi>
                            <mo stretchy="false">&lt;</mo>
                            <mrow>
                              <mn>0</mn>
                              <mo stretchy="false">∧</mo>
                              <mi>c</mi>
                            </mrow>
                            <mo stretchy="false">&gt;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i>d</mi>
                            </mrow>
                            <mo stretchy="false">=</mo>
                            <mrow>
                              <mi>a</mi>
                              <mo stretchy="false">+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i>c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i>b</mi>
                            <mo stretchy="false">&gt;</mo>
                            <mrow>
                              <mn>0</mn>
                              <mo stretchy="false">∧</mo>
                              <mi>c</mi>
                            </mrow>
                            <mo stretchy="false">&lt;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i>d</mi>
                            </mrow>
                            <mo stretchy="false">=</mo>
                            <mrow>
                              <mi>a</mi>
                              <mo stretchy="false">+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i>c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theta = (a &lt;= 0 and ((b &lt; 0 and c &gt; -(a^2/b) and d = a + 2 Sqrt[-b c]) or (b &gt; 0 and c &lt; -(a^2/b) and d = a + 2 Sqrt[-b c])))</annotation>
  </semantics>
</math>
</file>

<file path=Object 57/content.xml><?xml version="1.0" encoding="utf-8"?>
<math xmlns="http://www.w3.org/1998/Math/MathML" display="block">
  <semantics>
    <mrow>
      <mi>ε</mi>
      <mo stretchy="false">=</mo>
      <mrow>
        <mo fence="true" stretchy="false">(</mo>
        <mrow>
          <mrow>
            <mi>a</mi>
            <mo stretchy="false">&gt;</mo>
            <mrow>
              <mn>0</mn>
              <mo stretchy="false">∧</mo>
              <mi mathvariant="italic">beta</mi>
            </mrow>
          </mrow>
        </mrow>
        <mo fence="true" stretchy="false">)</mo>
      </mrow>
    </mrow>
    <annotation encoding="StarMath 5.0">%varepsilon = (a &gt; 0 and beta)</annotation>
  </semantics>
</math>
</file>

<file path=Object 58/content.xml><?xml version="1.0" encoding="utf-8"?>
<math xmlns="http://www.w3.org/1998/Math/MathML" display="block">
  <semantics>
    <mrow>
      <mi>β</mi>
      <mo stretchy="false">∧</mo>
      <mi>α</mi>
    </mrow>
    <annotation encoding="StarMath 5.0">%beta and %alpha</annotation>
  </semantics>
</math>
</file>

<file path=Object 59/content.xml><?xml version="1.0" encoding="utf-8"?>
<math xmlns="http://www.w3.org/1998/Math/MathML" display="block">
  <semantics>
    <mover accent="true">
      <msub>
        <mi>x</mi>
        <mn>2</mn>
      </msub>
      <mo stretchy="false">˙</mo>
    </mover>
    <annotation encoding="StarMath 5.0">dot x_2</annotation>
  </semantics>
</math>
</file>

<file path=Object 6/content.xml><?xml version="1.0" encoding="utf-8"?>
<math xmlns="http://www.w3.org/1998/Math/MathML" display="block">
  <semantics>
    <mrow>
      <mrow>
        <mo fence="true" stretchy="false">(</mo>
        <mrow>
          <mrow>
            <mi>θ</mi>
            <mo stretchy="false">∧</mo>
            <mrow>
              <mo fence="true" stretchy="false">(</mo>
              <mrow>
                <mrow>
                  <mi>δ</mi>
                  <mo stretchy="false">∨</mo>
                  <mi>α</mi>
                </mrow>
              </mrow>
              <mo fence="true" stretchy="false">)</mo>
            </mrow>
          </mrow>
        </mrow>
        <mo fence="true" stretchy="false">)</mo>
      </mrow>
      <mo stretchy="false">∨</mo>
      <mi>β</mi>
    </mrow>
    <annotation encoding="StarMath 5.0">(%theta and (%delta or %alpha)) or %beta</annotation>
  </semantics>
</math>
</file>

<file path=Object 60/content.xml><?xml version="1.0" encoding="utf-8"?>
<math xmlns="http://www.w3.org/1998/Math/MathML" display="block">
  <semantics>
    <mrow>
      <mover accent="true">
        <msub>
          <mi>x</mi>
          <mn>1</mn>
        </msub>
        <mo stretchy="false">˙</mo>
      </mover>
      <mo stretchy="false">=</mo>
      <mrow>
        <mn>0</mn>
        <mo stretchy="false">∧</mo>
        <mover accent="true">
          <msub>
            <mi>x</mi>
            <mn>2</mn>
          </msub>
          <mo stretchy="false">˙</mo>
        </mover>
      </mrow>
      <mo stretchy="false">=</mo>
      <mn>0</mn>
    </mrow>
    <annotation encoding="StarMath 5.0">dot x_1 = 0 and dot x_2 = 0
</annotation>
  </semantics>
</math>
</file>

<file path=Object 61/content.xml><?xml version="1.0" encoding="utf-8"?>
<math xmlns="http://www.w3.org/1998/Math/MathML" display="block">
  <semantics>
    <mrow>
      <mi>ε</mi>
      <mo stretchy="false">=</mo>
      <mrow>
        <mo fence="true" stretchy="false">(</mo>
        <mrow>
          <mrow>
            <mi>a</mi>
            <mo stretchy="false">&l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b</mi>
                            <mo stretchy="false">&lt;</mo>
                            <mrow>
                              <mn>0</mn>
                              <mo stretchy="false">∧</mo>
                              <mi>c</mi>
                            </mrow>
                            <mo stretchy="false">&gt;</mo>
                            <mrow>
                              <mrow>
                                <mrow>
                                  <mo stretchy="false">−</mo>
                                  <mrow>
                                    <mo fence="true" stretchy="false">(</mo>
                                    <mrow>
                                      <mrow>
                                        <msup>
                                          <mi>a</mi>
                                          <mn>2</mn>
                                        </msup>
                                        <mo stretchy="false">/</mo>
                                        <mi>b</mi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  <mo stretchy="false">∧</mo>
                                <mi>a</mi>
                              </mrow>
                              <mo stretchy="false">+</mo>
                              <mn>2</mn>
                            </mrow>
                          </mrow>
                          <mrow>
                            <msqrt>
                              <mrow>
                                <mo stretchy="false">−</mo>
                                <mi mathvariant="italic">bc</mi>
                              </mrow>
                            </msqrt>
                            <mo stretchy="false">&lt;</mo>
                            <mi>d</mi>
                            <mo stretchy="false">&lt;</mo>
                            <mrow>
                              <mrow>
                                <mo fence="true" stretchy="false">(</mo>
                                <mrow>
                                  <mrow>
                                    <mi>b</mi>
                                    <mi>c</mi>
                                  </mrow>
                                </mrow>
                                <mo fence="true" stretchy="false">)</mo>
                              </mrow>
                              <mo stretchy="false">/</mo>
                              <mi>a</mi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i>b</mi>
                            <mo stretchy="false">&gt;</mo>
                            <mrow>
                              <mn>0</mn>
                              <mo stretchy="false">∧</mo>
                              <mi>c</mi>
                            </mrow>
                            <mo stretchy="false">&lt;</mo>
                            <mrow>
                              <mrow>
                                <mrow>
                                  <mo stretchy="false">−</mo>
                                  <mrow>
                                    <mo fence="true" stretchy="false">(</mo>
                                    <mrow>
                                      <mrow>
                                        <msup>
                                          <mi>a</mi>
                                          <mn>2</mn>
                                        </msup>
                                        <mo stretchy="false">/</mo>
                                        <mi>b</mi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  <mo stretchy="false">∧</mo>
                                <mi>a</mi>
                              </mrow>
                              <mo stretchy="false">+</mo>
                              <mn>2</mn>
                            </mrow>
                          </mrow>
                          <mrow>
                            <msqrt>
                              <mrow>
                                <mo stretchy="false">−</mo>
                                <mi mathvariant="italic">bc</mi>
                              </mrow>
                            </msqrt>
                            <mo stretchy="false">&lt;</mo>
                            <mi>d</mi>
                            <mo stretchy="false">&lt;</mo>
                            <mrow>
                              <mrow>
                                <mo fence="true" stretchy="false">(</mo>
                                <mrow>
                                  <mrow>
                                    <mi>b</mi>
                                    <mi>c</mi>
                                  </mrow>
                                </mrow>
                                <mo fence="true" stretchy="false">)</mo>
                              </mrow>
                              <mo stretchy="false">/</mo>
                              <mi>a</mi>
                            </mrow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varepsilon = (a &lt; 0 and ((b &lt; 0 and c &gt; -(a^2/b) and a + 2 Sqrt-bc &lt; d &lt; (b c)/a) or (b &gt; 0 and c &lt; -(a^2/b) and a + 2 Sqrt-bc &lt; d &lt; (b c)/a)))</annotation>
  </semantics>
</math>
</file>

<file path=Object 62/content.xml><?xml version="1.0" encoding="utf-8"?>
<math xmlns="http://www.w3.org/1998/Math/MathML" display="block">
  <semantics>
    <mrow>
      <mi>ε</mi>
      <mo stretchy="false">∨</mo>
      <mi>θ</mi>
    </mrow>
    <annotation encoding="StarMath 5.0">%varepsilon or %theta</annotation>
  </semantics>
</math>
</file>

<file path=Object 63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i mathvariant="italic">ad</mi>
              <mo stretchy="false">−</mo>
              <mi mathvariant="italic">bc</mi>
            </mrow>
          </mrow>
          <mo fence="true" stretchy="false">)</mo>
        </mrow>
        <mo stretchy="false">=</mo>
        <mrow>
          <mn>0</mn>
          <mo stretchy="false">∧</mo>
          <msub>
            <mi>λ</mi>
            <mn>12</mn>
          </msub>
        </mrow>
        <mo stretchy="false">=</mo>
        <mrow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  <mo stretchy="false">/</mo>
          <mn>2</mn>
          <mo stretchy="false">∧</mo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</mrow>
        <mo stretchy="false">&lt;</mo>
        <mn>0</mn>
      </mrow>
    </mrow>
    <annotation encoding="StarMath 5.0">(a+d)^2-4(ad-bc) = 0 and λ_12 = (a+d)/2 and (a+d)&lt;0</annotation>
  </semantics>
</math>
</file>

<file path=Object 64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i>a</mi>
            <mo stretchy="false">≥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b</mi>
                            <mo stretchy="false">&lt;</mo>
                            <mrow>
                              <mn>0</mn>
                              <mo stretchy="false">∧</mo>
                              <mi>c</mi>
                            </mrow>
                            <mo stretchy="false">&gt;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i>d</mi>
                            </mrow>
                            <mo stretchy="false">=</mo>
                            <mrow>
                              <mi>a</mi>
                              <mo stretchy="false">−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i>c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i>b</mi>
                            <mo stretchy="false">&gt;</mo>
                            <mrow>
                              <mn>0</mn>
                              <mo stretchy="false">∧</mo>
                              <mi>c</mi>
                            </mrow>
                            <mo stretchy="false">&lt;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i>d</mi>
                            </mrow>
                            <mo stretchy="false">=</mo>
                            <mrow>
                              <mi>a</mi>
                              <mo stretchy="false">−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i>c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alpha = (a &gt;= 0 and ((b &lt; 0 and c &gt; -(a^2/b) and d = a - 2 Sqrt[-b c]) or (b &gt; 0 and c &lt; -(a^2/b) and d = a - 2 Sqrt[-b c])))</annotation>
  </semantics>
</math>
</file>

<file path=Object 65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i>b</mi>
            <mo stretchy="false">&g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c</mi>
                            <mo stretchy="false">≤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i>d</mi>
                            </mrow>
                            <mo stretchy="false">=</mo>
                            <mrow>
                              <mi>a</mi>
                              <mo stretchy="false">−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i>c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o stretchy="false">−</mo>
                            <mrow>
                              <mo fence="true" stretchy="false">(</mo>
                              <mrow>
                                <mrow>
                                  <msup>
                                    <mi>a</mi>
                                    <mn>2</mn>
                                  </msup>
                                  <mo stretchy="false">/</mo>
                                  <mi>b</mi>
                                </mrow>
                              </mrow>
                              <mo fence="true" stretchy="false">)</mo>
                            </mrow>
                          </mrow>
                          <mo stretchy="false">&lt;</mo>
                          <mi>c</mi>
                          <mo stretchy="false">&lt;</mo>
                          <mrow>
                            <mn>0</mn>
                            <mo stretchy="false">∧</mo>
                            <mrow>
                              <mo fence="true" stretchy="false">(</mo>
                              <mrow>
                                <mrow>
                                  <mrow>
                                    <mi>d</mi>
                                    <mo stretchy="false">=</mo>
                                    <mrow>
                                      <mi>a</mi>
                                      <mo stretchy="false">−</mo>
                                      <mn>2</mn>
                                    </mrow>
                                  </mrow>
                                  <mrow>
                                    <mrow>
                                      <msqrt>
                                        <mrow>
                                          <mo fence="true" stretchy="false">[</mo>
                                          <mrow>
                                            <mrow>
                                              <mrow>
                                                <mo stretchy="false">−</mo>
                                                <mi>b</mi>
                                              </mrow>
                                              <mi>c</mi>
                                            </mrow>
                                          </mrow>
                                          <mo fence="true" stretchy="false">]</mo>
                                        </mrow>
                                      </msqrt>
                                      <mo stretchy="false">∨</mo>
                                      <mi>d</mi>
                                    </mrow>
                                    <mo stretchy="false">=</mo>
                                    <mrow>
                                      <mi>a</mi>
                                      <mo stretchy="false">+</mo>
                                      <mn>2</mn>
                                    </mrow>
                                  </mrow>
                                  <msqrt>
                                    <mrow>
                                      <mo fence="true" stretchy="false">[</mo>
                                      <mrow>
                                        <mrow>
                                          <mrow>
                                            <mo stretchy="false">−</mo>
                                            <mi>b</mi>
                                          </mrow>
                                          <mi>c</mi>
                                        </mrow>
                                      </mrow>
                                      <mo fence="true" stretchy="false">]</mo>
                                    </mrow>
                                  </msqrt>
                                </mrow>
                              </mrow>
                              <mo fence="true" stretchy="false">)</mo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c</mi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=</mo>
                          <mi>a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beta = (b &gt; 0 and ((c &lt;= -(a^2/b) and d = a - 2 Sqrt[-b c]) or (-(a^2/b) &lt; c &lt; 0 and (d = a - 2 Sqrt[-b c] or d = a + 2 Sqrt[-b c])) or (c = 0 and d = a)))</annotation>
  </semantics>
</math>
</file>

<file path=Object 66/content.xml><?xml version="1.0" encoding="utf-8"?>
<math xmlns="http://www.w3.org/1998/Math/MathML" display="block">
  <semantics>
    <mrow>
      <mi>δ</mi>
      <mo stretchy="false">=</mo>
      <mrow>
        <mo fence="true" stretchy="false">(</mo>
        <mrow>
          <mrow>
            <mi>b</mi>
            <mo stretchy="false">&l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c</mi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=</mo>
                          <mi>a</mi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n>0</mn>
                          <mo stretchy="false">&lt;</mo>
                          <mi>c</mi>
                          <mo stretchy="false">&lt;</mo>
                          <mrow>
                            <mrow>
                              <mo stretchy="false">−</mo>
                              <mrow>
                                <mo fence="true" stretchy="false">(</mo>
                                <mrow>
                                  <mrow>
                                    <msup>
                                      <mi>a</mi>
                                      <mn>2</mn>
                                    </msup>
                                    <mo stretchy="false">/</mo>
                                    <mi>b</mi>
                                  </mrow>
                                </mrow>
                                <mo fence="true" stretchy="false">)</mo>
                              </mrow>
                            </mrow>
                            <mo stretchy="false">∧</mo>
                            <mrow>
                              <mo fence="true" stretchy="false">(</mo>
                              <mrow>
                                <mrow>
                                  <mrow>
                                    <mi>d</mi>
                                    <mo stretchy="false">=</mo>
                                    <mrow>
                                      <mi>a</mi>
                                      <mo stretchy="false">−</mo>
                                      <mn>2</mn>
                                    </mrow>
                                  </mrow>
                                  <mrow>
                                    <mrow>
                                      <msqrt>
                                        <mrow>
                                          <mo fence="true" stretchy="false">[</mo>
                                          <mrow>
                                            <mrow>
                                              <mrow>
                                                <mo stretchy="false">−</mo>
                                                <mi>b</mi>
                                              </mrow>
                                              <mi>c</mi>
                                            </mrow>
                                          </mrow>
                                          <mo fence="true" stretchy="false">]</mo>
                                        </mrow>
                                      </msqrt>
                                      <mo stretchy="false">∨</mo>
                                      <mi>d</mi>
                                    </mrow>
                                    <mo stretchy="false">=</mo>
                                    <mrow>
                                      <mi>a</mi>
                                      <mo stretchy="false">+</mo>
                                      <mn>2</mn>
                                    </mrow>
                                  </mrow>
                                  <msqrt>
                                    <mrow>
                                      <mo fence="true" stretchy="false">[</mo>
                                      <mrow>
                                        <mrow>
                                          <mrow>
                                            <mo stretchy="false">−</mo>
                                            <mi>b</mi>
                                          </mrow>
                                          <mi>c</mi>
                                        </mrow>
                                      </mrow>
                                      <mo fence="true" stretchy="false">]</mo>
                                    </mrow>
                                  </msqrt>
                                </mrow>
                              </mrow>
                              <mo fence="true" stretchy="false">)</mo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i>c</mi>
                            <mo stretchy="false">≥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i>d</mi>
                            </mrow>
                            <mo stretchy="false">=</mo>
                            <mrow>
                              <mi>a</mi>
                              <mo stretchy="false">−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i>c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delta = (b &lt; 0 and ((c = 0 and d = a) or (0 &lt; c &lt; -(a^2/b) and (d = a - 2 Sqrt[-b c] or d = a + 2 Sqrt[-b c])) or (c &gt;= -(a^2/b) and d = a - 2 Sqrt[-b c])))</annotation>
  </semantics>
</math>
</file>

<file path=Object 67/content.xml><?xml version="1.0" encoding="utf-8"?>
<math xmlns="http://www.w3.org/1998/Math/MathML" display="block">
  <semantics>
    <mrow>
      <mrow>
        <mo fence="true" stretchy="false">(</mo>
        <mrow>
          <mrow>
            <mi>ε</mi>
            <mo stretchy="false">∧</mo>
            <mrow>
              <mo fence="true" stretchy="false">(</mo>
              <mrow>
                <mrow>
                  <mi>δ</mi>
                  <mo stretchy="false">∨</mo>
                  <mi>θ</mi>
                  <mo stretchy="false">∨</mo>
                  <mi>β</mi>
                </mrow>
              </mrow>
              <mo fence="true" stretchy="false">)</mo>
            </mrow>
          </mrow>
        </mrow>
        <mo fence="true" stretchy="false">)</mo>
      </mrow>
      <mo stretchy="false">∨</mo>
      <mi>α</mi>
    </mrow>
    <annotation encoding="StarMath 5.0">(%varepsilon and (%delta or %theta or %beta)) or %alpha</annotation>
  </semantics>
</math>
</file>

<file path=Object 68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i mathvariant="italic">ad</mi>
              <mo stretchy="false">−</mo>
              <mi mathvariant="italic">bc</mi>
            </mrow>
          </mrow>
          <mo fence="true" stretchy="false">)</mo>
        </mrow>
        <mo stretchy="false">=</mo>
        <mrow>
          <mn>0</mn>
          <mo stretchy="false">∧</mo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</mrow>
      </mrow>
      <mi mathvariant="normal">≠</mi>
      <mn>0,</mn>
      <mrow>
        <mrow>
          <mo fence="true" stretchy="false">(</mo>
          <mrow>
            <mrow>
              <mi>a</mi>
              <mo stretchy="false">+</mo>
              <mi>d</mi>
            </mrow>
          </mrow>
          <mo fence="true" stretchy="false">)</mo>
        </mrow>
        <mo stretchy="false">&gt;</mo>
        <mn>0,</mn>
      </mrow>
      <mrow>
        <msub>
          <mi>λ</mi>
          <mn>1</mn>
        </msub>
        <mo stretchy="false">=</mo>
        <mn>0,</mn>
      </mrow>
      <mrow>
        <msub>
          <mi>λ</mi>
          <mn>2</mn>
        </msub>
        <mo stretchy="false">=</mo>
        <mrow>
          <mo fence="true" stretchy="false">(</mo>
          <mrow>
            <mrow>
              <mi>a</mi>
              <mo stretchy="false">+</mo>
              <mi>d</mi>
            </mrow>
          </mrow>
          <mo fence="true" stretchy="false">)</mo>
        </mrow>
      </mrow>
    </mrow>
    <annotation encoding="StarMath 5.0">(a+d)^2-4(ad-bc) = 0 and (a+d) %notequal 0, (a+d) &gt; 0, λ_1 = 0, λ_2 = ( a+d )</annotation>
  </semantics>
</math>
</file>

<file path=Object 69/content.xml><?xml version="1.0" encoding="utf-8"?>
<math xmlns="http://www.w3.org/1998/Math/MathML" display="block">
  <semantics>
    <mrow>
      <mi>α</mi>
      <mo stretchy="false">=</mo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&lt;</mo>
                    <mrow>
                      <mn>0</mn>
                      <mo stretchy="false">∧</mo>
                      <mrow>
                        <mo fence="true" stretchy="false">(</mo>
                        <mrow>
                          <mrow>
                            <mrow>
                              <mo fence="true" stretchy="false">(</mo>
                              <mrow>
                                <mrow>
                                  <mi>b</mi>
                                  <mo stretchy="false">&lt;</mo>
                                  <mrow>
                                    <mn>0</mn>
                                    <mo stretchy="false">∧</mo>
                                    <mi>c</mi>
                                  </mrow>
                                  <mo stretchy="false">&gt;</mo>
                                  <mrow>
                                    <mo stretchy="false">−</mo>
                                    <mrow>
                                      <mo fence="true" stretchy="false">(</mo>
                                      <mrow>
                                        <mrow>
                                          <msup>
                                            <mi>a</mi>
                                            <mn>2</mn>
                                          </msup>
                                          <mo stretchy="false">/</mo>
                                          <mi>b</mi>
                                        </mrow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</mrow>
                              <mo fence="true" stretchy="false">)</mo>
                            </mrow>
                            <mo stretchy="false">∨</mo>
                            <mrow>
                              <mo fence="true" stretchy="false">(</mo>
                              <mrow>
                                <mrow>
                                  <mi>b</mi>
                                  <mo stretchy="false">&gt;</mo>
                                  <mrow>
                                    <mn>0</mn>
                                    <mo stretchy="false">∧</mo>
                                    <mi>c</mi>
                                  </mrow>
                                  <mo stretchy="false">&lt;</mo>
                                  <mrow>
                                    <mo stretchy="false">−</mo>
                                    <mrow>
                                      <mo fence="true" stretchy="false">(</mo>
                                      <mrow>
                                        <mrow>
                                          <msup>
                                            <mi>a</mi>
                                            <mn>2</mn>
                                          </msup>
                                          <mo stretchy="false">/</mo>
                                          <mi>b</mi>
                                        </mrow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false">)</mo>
              </mrow>
              <mo stretchy="false">∨</mo>
              <mrow>
                <mo fence="true" stretchy="false">(</mo>
                <mrow>
                  <mrow>
                    <mi>a</mi>
                    <mo stretchy="false">&gt;</mo>
                    <mrow>
                      <mn>0</mn>
                      <mo stretchy="false">∧</mo>
                      <mrow>
                        <mo fence="true" stretchy="false">(</mo>
                        <mrow>
                          <mrow>
                            <mrow>
                              <mrow>
                                <mo fence="true" stretchy="false">(</mo>
                                <mrow>
                                  <mrow>
                                    <mi>b</mi>
                                    <mo stretchy="false">&lt;</mo>
                                    <mrow>
                                      <mn>0</mn>
                                      <mo stretchy="false">∧</mo>
                                      <mi>c</mi>
                                    </mrow>
                                    <mo stretchy="false">&lt;</mo>
                                    <mrow>
                                      <mo stretchy="false">−</mo>
                                      <mrow>
                                        <mo fence="true" stretchy="false">(</mo>
                                        <mrow>
                                          <mrow>
                                            <msup>
                                              <mi>a</mi>
                                              <mn>2</mn>
                                            </msup>
                                            <mo stretchy="false">/</mo>
                                            <mi>b</mi>
                                          </mrow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</mrow>
                                <mo fence="true" stretchy="false">)</mo>
                              </mrow>
                              <mo stretchy="false">∨</mo>
                              <mi>b</mi>
                            </mrow>
                            <mo stretchy="false">=</mo>
                            <mrow>
                              <mn>0</mn>
                              <mo stretchy="false">∨</mo>
                              <mrow>
                                <mo fence="true" stretchy="false">(</mo>
                                <mrow>
                                  <mrow>
                                    <mi>b</mi>
                                    <mo stretchy="false">&gt;</mo>
                                    <mrow>
                                      <mn>0</mn>
                                      <mo stretchy="false">∧</mo>
                                      <mi>c</mi>
                                    </mrow>
                                    <mo stretchy="false">&gt;</mo>
                                    <mrow>
                                      <mo stretchy="false">−</mo>
                                      <mrow>
                                        <mo fence="true" stretchy="false">(</mo>
                                        <mrow>
                                          <mrow>
                                            <msup>
                                              <mi>a</mi>
                                              <mn>2</mn>
                                            </msup>
                                            <mo stretchy="false">/</mo>
                                            <mi>b</mi>
                                          </mrow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false">)</mo>
              </mrow>
            </mrow>
          </mrow>
          <mo fence="true" stretchy="false">)</mo>
        </mrow>
        <mo stretchy="false">∧</mo>
        <mi>d</mi>
      </mrow>
      <mo stretchy="false">=</mo>
      <mrow>
        <mrow>
          <mo fence="true" stretchy="false">(</mo>
          <mrow>
            <mrow>
              <mi>b</mi>
              <mi>c</mi>
            </mrow>
          </mrow>
          <mo fence="true" stretchy="false">)</mo>
        </mrow>
        <mo stretchy="false">/</mo>
        <mi>a</mi>
      </mrow>
    </mrow>
    <annotation encoding="StarMath 5.0">%alpha =((a &lt; 0 and ((b &lt; 0 and c &gt; -(a^2/b)) or (b &gt; 0 and c &lt; -(a^2/b))))or(a &gt; 0 and ((b &lt; 0 and c &lt; -(a^2/b)) or b = 0 or (b &gt; 0 and c &gt; -(a^2/b))))) and d = (b c)/a</annotation>
  </semantics>
</math>
</file>

<file path=Object 7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over accent="true">
                  <msub>
                    <mi>x</mi>
                    <mn>1</mn>
                  </msub>
                  <mo stretchy="false">˙</mo>
                </mover>
                <mo stretchy="false">=</mo>
                <mrow>
                  <msub>
                    <mi mathvariant="italic">ax</mi>
                    <mn>1</mn>
                  </msub>
                  <mo stretchy="false">+</mo>
                  <msub>
                    <mi mathvariant="italic">bx</mi>
                    <mn>2</mn>
                  </msub>
                </mrow>
              </mrow>
            </mtd>
          </mtr>
          <mtr>
            <mtd>
              <mrow>
                <mover accent="true">
                  <msub>
                    <mi>x</mi>
                    <mn>2</mn>
                  </msub>
                  <mo stretchy="false">˙</mo>
                </mover>
                <mo stretchy="false">=</mo>
                <mrow>
                  <msub>
                    <mi mathvariant="italic">cx</mi>
                    <mn>1</mn>
                  </msub>
                  <mo stretchy="false">+</mo>
                  <msub>
                    <mi mathvariant="italic">dx</mi>
                    <mn>2</mn>
                  </msub>
                </mrow>
              </mrow>
            </mtd>
          </mtr>
        </mtable>
      </mrow>
    </mrow>
    <annotation encoding="StarMath 5.0">left lbrace
  stack {
    dot x_1 = ax_1  + bx_2 #
    dot x_2 = cx_1 + dx_2
  }
right none</annotation>
  </semantics>
</math>
</file>

<file path=Object 70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i>a</mi>
            <mo stretchy="false">=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b</mi>
                          <mo stretchy="false">&lt;</mo>
                          <mrow>
                            <mn>0</mn>
                            <mo stretchy="false">∧</mo>
                            <mi>c</mi>
                          </mrow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&gt;</mo>
                          <mn>0</mn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b</mi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&gt;</mo>
                          <mn>0</mn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b</mi>
                          <mo stretchy="false">&gt;</mo>
                          <mrow>
                            <mn>0</mn>
                            <mo stretchy="false">∧</mo>
                            <mi>c</mi>
                          </mrow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&gt;</mo>
                          <mn>0</mn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beta = (a = 0 and ((b &lt; 0 and c = 0 and d &gt; 0) or (b = 0 and d &gt; 0) or (b &gt; 0 and c = 0 and d &gt; 0)))</annotation>
  </semantics>
</math>
</file>

<file path=Object 71/content.xml><?xml version="1.0" encoding="utf-8"?>
<math xmlns="http://www.w3.org/1998/Math/MathML" display="block">
  <semantics>
    <mrow>
      <mi>β</mi>
      <mo stretchy="false">∨</mo>
      <mi>α</mi>
    </mrow>
    <annotation encoding="StarMath 5.0">%beta or %alpha</annotation>
  </semantics>
</math>
</file>

<file path=Object 72/content.xml><?xml version="1.0" encoding="utf-8"?>
<math xmlns="http://www.w3.org/1998/Math/MathML" display="block">
  <semantics>
    <mrow>
      <mi>θ</mi>
      <mo stretchy="false">=</mo>
      <mrow>
        <mo fence="true" stretchy="false">(</mo>
        <mrow>
          <mrow>
            <mi>b</mi>
            <mo stretchy="false">=</mo>
            <mrow>
              <mn>0</mn>
              <mo stretchy="false">∧</mo>
              <mi>d</mi>
            </mrow>
            <mo stretchy="false">=</mo>
            <mi>a</mi>
          </mrow>
        </mrow>
        <mo fence="true" stretchy="false">)</mo>
      </mrow>
    </mrow>
    <annotation encoding="StarMath 5.0">%theta = (b = 0 and d = a)</annotation>
  </semantics>
</math>
</file>

<file path=Object 73/content.xml><?xml version="1.0" encoding="utf-8"?>
<math xmlns="http://www.w3.org/1998/Math/MathML" display="block">
  <semantics>
    <mrow>
      <mi>ε</mi>
      <mo stretchy="false">=</mo>
      <mi>a</mi>
      <mo stretchy="false">&lt;</mo>
      <mn>0</mn>
    </mrow>
    <annotation encoding="StarMath 5.0">%varepsilon = a &lt; 0</annotation>
  </semantics>
</math>
</file>

<file path=Object 74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i mathvariant="italic">ad</mi>
              <mo stretchy="false">−</mo>
              <mi mathvariant="italic">bc</mi>
            </mrow>
          </mrow>
          <mo fence="true" stretchy="false">)</mo>
        </mrow>
        <mo stretchy="false">=</mo>
        <mrow>
          <mn>0</mn>
          <mo stretchy="false">∧</mo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</mrow>
      </mrow>
      <mi mathvariant="normal">≠</mi>
      <mn>0,</mn>
      <mrow>
        <mrow>
          <mo fence="true" stretchy="false">(</mo>
          <mrow>
            <mrow>
              <mi>a</mi>
              <mo stretchy="false">+</mo>
              <mi>d</mi>
            </mrow>
          </mrow>
          <mo fence="true" stretchy="false">)</mo>
        </mrow>
        <mo stretchy="false">&lt;</mo>
        <mn>0,</mn>
      </mrow>
      <mrow>
        <msub>
          <mi>λ</mi>
          <mn>1</mn>
        </msub>
        <mo stretchy="false">=</mo>
        <mn>0,</mn>
      </mrow>
      <mrow>
        <msub>
          <mi>λ</mi>
          <mn>2</mn>
        </msub>
        <mo stretchy="false">=</mo>
        <mrow>
          <mo fence="true" stretchy="false">(</mo>
          <mrow>
            <mrow>
              <mi>a</mi>
              <mo stretchy="false">+</mo>
              <mi>d</mi>
            </mrow>
          </mrow>
          <mo fence="true" stretchy="false">)</mo>
        </mrow>
      </mrow>
    </mrow>
    <annotation encoding="StarMath 5.0">(a+d)^2-4(ad-bc) = 0 and (a+d) %notequal 0, (a+d) &lt; 0, λ_1 = 0, λ_2 = ( a+d )</annotation>
  </semantics>
</math>
</file>

<file path=Object 75/content.xml><?xml version="1.0" encoding="utf-8"?>
<math xmlns="http://www.w3.org/1998/Math/MathML" display="block">
  <semantics>
    <mrow>
      <mi>α</mi>
      <mo stretchy="false">=</mo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&lt;</mo>
                    <mrow>
                      <mn>0</mn>
                      <mo stretchy="false">∧</mo>
                      <mrow>
                        <mo fence="true" stretchy="false">(</mo>
                        <mrow>
                          <mrow>
                            <mrow>
                              <mrow>
                                <mo fence="true" stretchy="false">(</mo>
                                <mrow>
                                  <mrow>
                                    <mi>b</mi>
                                    <mo stretchy="false">&lt;</mo>
                                    <mrow>
                                      <mn>0</mn>
                                      <mo stretchy="false">∧</mo>
                                      <mi>c</mi>
                                    </mrow>
                                    <mo stretchy="false">&lt;</mo>
                                    <mrow>
                                      <mo stretchy="false">−</mo>
                                      <mrow>
                                        <mo fence="true" stretchy="false">(</mo>
                                        <mrow>
                                          <mrow>
                                            <msup>
                                              <mi>a</mi>
                                              <mn>2</mn>
                                            </msup>
                                            <mo stretchy="false">/</mo>
                                            <mi>b</mi>
                                          </mrow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</mrow>
                                <mo fence="true" stretchy="false">)</mo>
                              </mrow>
                              <mo stretchy="false">∨</mo>
                              <mi>b</mi>
                            </mrow>
                            <mo stretchy="false">=</mo>
                            <mrow>
                              <mn>0</mn>
                              <mo stretchy="false">∨</mo>
                              <mrow>
                                <mo fence="true" stretchy="false">(</mo>
                                <mrow>
                                  <mrow>
                                    <mi>b</mi>
                                    <mo stretchy="false">&gt;</mo>
                                    <mrow>
                                      <mn>0</mn>
                                      <mo stretchy="false">∧</mo>
                                      <mi>c</mi>
                                    </mrow>
                                    <mo stretchy="false">&gt;</mo>
                                    <mrow>
                                      <mo stretchy="false">−</mo>
                                      <mrow>
                                        <mo fence="true" stretchy="false">(</mo>
                                        <mrow>
                                          <mrow>
                                            <msup>
                                              <mi>a</mi>
                                              <mn>2</mn>
                                            </msup>
                                            <mo stretchy="false">/</mo>
                                            <mi>b</mi>
                                          </mrow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false">)</mo>
              </mrow>
              <mo stretchy="false">∨</mo>
              <mrow>
                <mo fence="true" stretchy="false">(</mo>
                <mrow>
                  <mrow>
                    <mi>a</mi>
                    <mo stretchy="false">&gt;</mo>
                    <mrow>
                      <mn>0</mn>
                      <mo stretchy="false">∧</mo>
                      <mrow>
                        <mo fence="true" stretchy="false">(</mo>
                        <mrow>
                          <mrow>
                            <mrow>
                              <mo fence="true" stretchy="false">(</mo>
                              <mrow>
                                <mrow>
                                  <mi>b</mi>
                                  <mo stretchy="false">&lt;</mo>
                                  <mrow>
                                    <mn>0</mn>
                                    <mo stretchy="false">∧</mo>
                                    <mi>c</mi>
                                  </mrow>
                                  <mo stretchy="false">&gt;</mo>
                                  <mrow>
                                    <mo stretchy="false">−</mo>
                                    <mrow>
                                      <mo fence="true" stretchy="false">(</mo>
                                      <mrow>
                                        <mrow>
                                          <msup>
                                            <mi>a</mi>
                                            <mn>2</mn>
                                          </msup>
                                          <mo stretchy="false">/</mo>
                                          <mi>b</mi>
                                        </mrow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</mrow>
                              <mo fence="true" stretchy="false">)</mo>
                            </mrow>
                            <mo stretchy="false">∨</mo>
                            <mrow>
                              <mo fence="true" stretchy="false">(</mo>
                              <mrow>
                                <mrow>
                                  <mi>b</mi>
                                  <mo stretchy="false">&gt;</mo>
                                  <mrow>
                                    <mn>0</mn>
                                    <mo stretchy="false">∧</mo>
                                    <mi>c</mi>
                                  </mrow>
                                  <mo stretchy="false">&lt;</mo>
                                  <mrow>
                                    <mo stretchy="false">−</mo>
                                    <mrow>
                                      <mo fence="true" stretchy="false">(</mo>
                                      <mrow>
                                        <mrow>
                                          <msup>
                                            <mi>a</mi>
                                            <mn>2</mn>
                                          </msup>
                                          <mo stretchy="false">/</mo>
                                          <mi>b</mi>
                                        </mrow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false">)</mo>
              </mrow>
            </mrow>
          </mrow>
          <mo fence="true" stretchy="false">)</mo>
        </mrow>
        <mo stretchy="false">∧</mo>
        <mi>d</mi>
      </mrow>
      <mo stretchy="false">=</mo>
      <mrow>
        <mrow>
          <mo fence="true" stretchy="false">(</mo>
          <mrow>
            <mrow>
              <mi>b</mi>
              <mi>c</mi>
            </mrow>
          </mrow>
          <mo fence="true" stretchy="false">)</mo>
        </mrow>
        <mo stretchy="false">/</mo>
        <mi>a</mi>
      </mrow>
    </mrow>
    <annotation encoding="StarMath 5.0">%alpha = ((a &lt; 0 and ((b &lt; 0 and c &lt; -(a^2/b)) or b = 0 or (b &gt; 0 and c &gt; -(a^2/b)))) or (a &gt; 0 and ((b &lt; 0 and c &gt; -(a^2/b)) or (b &gt; 0 and c &lt; -(a^2/b))))) and d = (b c)/a</annotation>
  </semantics>
</math>
</file>

<file path=Object 76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i>a</mi>
            <mo stretchy="false">=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b</mi>
                          <mo stretchy="false">&lt;</mo>
                          <mrow>
                            <mn>0</mn>
                            <mo stretchy="false">∧</mo>
                            <mi>c</mi>
                          </mrow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&lt;</mo>
                          <mn>0</mn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b</mi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&lt;</mo>
                          <mn>0</mn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b</mi>
                          <mo stretchy="false">&gt;</mo>
                          <mrow>
                            <mn>0</mn>
                            <mo stretchy="false">∧</mo>
                            <mi>c</mi>
                          </mrow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&lt;</mo>
                          <mn>0</mn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beta = (a = 0 and ((b &lt; 0 and c = 0 and d &lt; 0) or (b = 0 and d &lt; 0) or (b &gt; 0 and c = 0 and d &lt; 0)))</annotation>
  </semantics>
</math>
</file>

<file path=Object 77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i>b</mi>
            <mo stretchy="false">&g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c</mi>
                            <mo stretchy="false">≤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i>d</mi>
                            </mrow>
                            <mo stretchy="false">=</mo>
                            <mrow>
                              <mi>a</mi>
                              <mo stretchy="false">−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i>c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o stretchy="false">−</mo>
                            <mrow>
                              <mo fence="true" stretchy="false">(</mo>
                              <mrow>
                                <mrow>
                                  <msup>
                                    <mi>a</mi>
                                    <mn>2</mn>
                                  </msup>
                                  <mo stretchy="false">/</mo>
                                  <mi>b</mi>
                                </mrow>
                              </mrow>
                              <mo fence="true" stretchy="false">)</mo>
                            </mrow>
                          </mrow>
                          <mo stretchy="false">&lt;</mo>
                          <mi>c</mi>
                          <mo stretchy="false">&lt;</mo>
                          <mrow>
                            <mn>0</mn>
                            <mo stretchy="false">∧</mo>
                            <mrow>
                              <mo fence="true" stretchy="false">(</mo>
                              <mrow>
                                <mrow>
                                  <mrow>
                                    <mi>d</mi>
                                    <mo stretchy="false">=</mo>
                                    <mrow>
                                      <mi>a</mi>
                                      <mo stretchy="false">−</mo>
                                      <mn>2</mn>
                                    </mrow>
                                  </mrow>
                                  <mrow>
                                    <mrow>
                                      <msqrt>
                                        <mrow>
                                          <mo fence="true" stretchy="false">[</mo>
                                          <mrow>
                                            <mrow>
                                              <mrow>
                                                <mo stretchy="false">−</mo>
                                                <mi>b</mi>
                                              </mrow>
                                              <mi>c</mi>
                                            </mrow>
                                          </mrow>
                                          <mo fence="true" stretchy="false">]</mo>
                                        </mrow>
                                      </msqrt>
                                      <mo stretchy="false">∨</mo>
                                      <mi>d</mi>
                                    </mrow>
                                    <mo stretchy="false">=</mo>
                                    <mrow>
                                      <mi>a</mi>
                                      <mo stretchy="false">+</mo>
                                      <mn>2</mn>
                                    </mrow>
                                  </mrow>
                                  <msqrt>
                                    <mrow>
                                      <mo fence="true" stretchy="false">[</mo>
                                      <mrow>
                                        <mrow>
                                          <mrow>
                                            <mo stretchy="false">−</mo>
                                            <mi>b</mi>
                                          </mrow>
                                          <mi>c</mi>
                                        </mrow>
                                      </mrow>
                                      <mo fence="true" stretchy="false">]</mo>
                                    </mrow>
                                  </msqrt>
                                </mrow>
                              </mrow>
                              <mo fence="true" stretchy="false">)</mo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c</mi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=</mo>
                          <mi>a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beta = (b &gt; 0 and ((c &lt;= -(a^2/b) and d = a - 2 Sqrt[-b c]) or (-(a^2/b) &lt; c &lt; 0 and (d = a - 2 Sqrt[-b c] or d = a + 2 Sqrt[-b c])) or (c = 0 and d = a)))</annotation>
  </semantics>
</math>
</file>

<file path=Object 78/content.xml><?xml version="1.0" encoding="utf-8"?>
<math xmlns="http://www.w3.org/1998/Math/MathML" display="block">
  <semantics>
    <mrow>
      <mi>δ</mi>
      <mo stretchy="false">=</mo>
      <mrow>
        <mo fence="true" stretchy="false">(</mo>
        <mrow>
          <mrow>
            <mi>b</mi>
            <mo stretchy="false">&l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c</mi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=</mo>
                          <mi>a</mi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n>0</mn>
                          <mo stretchy="false">&lt;</mo>
                          <mi>c</mi>
                          <mo stretchy="false">&lt;</mo>
                          <mrow>
                            <mrow>
                              <mo stretchy="false">−</mo>
                              <mrow>
                                <mo fence="true" stretchy="false">(</mo>
                                <mrow>
                                  <mrow>
                                    <msup>
                                      <mi>a</mi>
                                      <mn>2</mn>
                                    </msup>
                                    <mo stretchy="false">/</mo>
                                    <mi>b</mi>
                                  </mrow>
                                </mrow>
                                <mo fence="true" stretchy="false">)</mo>
                              </mrow>
                            </mrow>
                            <mo stretchy="false">∧</mo>
                            <mrow>
                              <mo fence="true" stretchy="false">(</mo>
                              <mrow>
                                <mrow>
                                  <mrow>
                                    <mi>d</mi>
                                    <mo stretchy="false">=</mo>
                                    <mrow>
                                      <mi>a</mi>
                                      <mo stretchy="false">−</mo>
                                      <mn>2</mn>
                                    </mrow>
                                  </mrow>
                                  <mrow>
                                    <mrow>
                                      <msqrt>
                                        <mrow>
                                          <mo fence="true" stretchy="false">[</mo>
                                          <mrow>
                                            <mrow>
                                              <mrow>
                                                <mo stretchy="false">−</mo>
                                                <mi>b</mi>
                                              </mrow>
                                              <mi>c</mi>
                                            </mrow>
                                          </mrow>
                                          <mo fence="true" stretchy="false">]</mo>
                                        </mrow>
                                      </msqrt>
                                      <mo stretchy="false">∨</mo>
                                      <mi>d</mi>
                                    </mrow>
                                    <mo stretchy="false">=</mo>
                                    <mrow>
                                      <mi>a</mi>
                                      <mo stretchy="false">+</mo>
                                      <mn>2</mn>
                                    </mrow>
                                  </mrow>
                                  <msqrt>
                                    <mrow>
                                      <mo fence="true" stretchy="false">[</mo>
                                      <mrow>
                                        <mrow>
                                          <mrow>
                                            <mo stretchy="false">−</mo>
                                            <mi>b</mi>
                                          </mrow>
                                          <mi>c</mi>
                                        </mrow>
                                      </mrow>
                                      <mo fence="true" stretchy="false">]</mo>
                                    </mrow>
                                  </msqrt>
                                </mrow>
                              </mrow>
                              <mo fence="true" stretchy="false">)</mo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i>c</mi>
                            <mo stretchy="false">≥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i>d</mi>
                            </mrow>
                            <mo stretchy="false">=</mo>
                            <mrow>
                              <mi>a</mi>
                              <mo stretchy="false">−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i>c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delta = (b &lt; 0 and ((c = 0 and d = a) or (0 &lt; c &lt; -(a^2/b) and (d = a - 2 Sqrt[-b c] or d = a + 2 Sqrt[-b c])) or (c &gt;= -(a^2/b) and d = a - 2 Sqrt[-b c])))</annotation>
  </semantics>
</math>
</file>

<file path=Object 7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/content.xml><?xml version="1.0" encoding="utf-8"?>
<math xmlns="http://www.w3.org/1998/Math/MathML" display="block">
  <semantics>
    <mrow>
      <mi>δ</mi>
      <mo stretchy="false">=</mo>
      <mrow>
        <mo fence="true" stretchy="false">(</mo>
        <mrow>
          <mrow>
            <mi>b</mi>
            <mo stretchy="false">&l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n>0</mn>
                            <mo stretchy="false">&lt;</mo>
                            <mi>c</mi>
                            <mo stretchy="false">≤</mo>
                            <mrow>
                              <mrow>
                                <mrow>
                                  <mo stretchy="false">−</mo>
                                  <mrow>
                                    <mo fence="true" stretchy="false">(</mo>
                                    <mrow>
                                      <mrow>
                                        <msup>
                                          <mi>a</mi>
                                          <mn>2</mn>
                                        </msup>
                                        <mo stretchy="false">/</mo>
                                        <mi>b</mi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  <mo stretchy="false">∧</mo>
                                <mi>a</mi>
                              </mrow>
                              <mo stretchy="false">−</mo>
                              <mn>2</mn>
                            </mrow>
                          </mrow>
                          <mrow>
                            <msqrt>
                              <mrow>
                                <mo stretchy="false">−</mo>
                                <mi mathvariant="italic">bc</mi>
                              </mrow>
                            </msqrt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+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i>c</mi>
                            <mo stretchy="false">&gt;</mo>
                            <mrow>
                              <mrow>
                                <mrow>
                                  <mo stretchy="false">−</mo>
                                  <mrow>
                                    <mo fence="true" stretchy="false">(</mo>
                                    <mrow>
                                      <mrow>
                                        <msup>
                                          <mi>a</mi>
                                          <mn>2</mn>
                                        </msup>
                                        <mo stretchy="false">/</mo>
                                        <mi>b</mi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  <mo stretchy="false">∧</mo>
                                <mi>a</mi>
                              </mrow>
                              <mo stretchy="false">−</mo>
                              <mn>2</mn>
                            </mrow>
                          </mrow>
                          <mrow>
                            <msqrt>
                              <mrow>
                                <mo stretchy="false">−</mo>
                                <mi mathvariant="italic">bc</mi>
                              </mrow>
                            </msqrt>
                            <mo stretchy="false">&lt;</mo>
                            <mi>d</mi>
                            <mo stretchy="false">&lt;</mo>
                            <mrow>
                              <mo stretchy="false">−</mo>
                              <mi>a</mi>
                            </mrow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delta = (b &lt; 0 and ((0 &lt; c &lt;= -(a^2/b) and a - 2 Sqrt-bc &lt; d &lt; a + 2 Sqrt-bc) or (c &gt; -(a^2/b) and a - 2 Sqrt-bc &lt; d &lt; -a)))</annotation>
  </semantics>
</math>
</file>

<file path=Object 80/content.xml><?xml version="1.0" encoding="utf-8"?>
<math xmlns="http://www.w3.org/1998/Math/MathML" display="block">
  <semantics>
    <mrow>
      <mi>θ</mi>
      <mo stretchy="false">=</mo>
      <mrow>
        <mo fence="true" stretchy="false">(</mo>
        <mrow>
          <mrow>
            <mi>b</mi>
            <mo stretchy="false">=</mo>
            <mrow>
              <mn>0</mn>
              <mo stretchy="false">∧</mo>
              <mi>d</mi>
            </mrow>
            <mo stretchy="false">=</mo>
            <mi>a</mi>
          </mrow>
        </mrow>
        <mo fence="true" stretchy="false">)</mo>
      </mrow>
    </mrow>
    <annotation encoding="StarMath 5.0">%theta = (b = 0 and d = a)</annotation>
  </semantics>
</math>
</file>

<file path=Object 81/content.xml><?xml version="1.0" encoding="utf-8"?>
<math xmlns="http://www.w3.org/1998/Math/MathML" display="block">
  <semantics>
    <mrow>
      <mi>β</mi>
      <mo stretchy="false">∨</mo>
      <mi>α</mi>
    </mrow>
    <annotation encoding="StarMath 5.0">%beta or %alpha</annotation>
  </semantics>
</math>
</file>

<file path=Object 82/content.xml><?xml version="1.0" encoding="utf-8"?>
<math xmlns="http://www.w3.org/1998/Math/MathML" display="block">
  <semantics>
    <mrow>
      <msub>
        <mi>λ</mi>
        <mn>1</mn>
      </msub>
      <mo stretchy="false">=</mo>
      <msub>
        <mi>λ</mi>
        <mn>2</mn>
      </msub>
      <mo stretchy="false">=</mo>
      <mn>0</mn>
    </mrow>
    <annotation encoding="StarMath 5.0">λ_1 = λ_2 = 0</annotation>
  </semantics>
</math>
</file>

<file path=Object 83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i>a</mi>
            <mo stretchy="false">≥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b</mi>
                            <mo stretchy="false">&lt;</mo>
                            <mrow>
                              <mn>0</mn>
                              <mo stretchy="false">∧</mo>
                              <mi>c</mi>
                            </mrow>
                            <mo stretchy="false">&gt;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i>d</mi>
                            </mrow>
                            <mo stretchy="false">=</mo>
                            <mrow>
                              <mi>a</mi>
                              <mo stretchy="false">−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i>c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i>b</mi>
                            <mo stretchy="false">&gt;</mo>
                            <mrow>
                              <mn>0</mn>
                              <mo stretchy="false">∧</mo>
                              <mi>c</mi>
                            </mrow>
                            <mo stretchy="false">&lt;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i>d</mi>
                            </mrow>
                            <mo stretchy="false">=</mo>
                            <mrow>
                              <mi>a</mi>
                              <mo stretchy="false">−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i>c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alpha = (a &gt;= 0 and ((b &lt; 0 and c &gt; -(a^2/b) and d = a - 2 Sqrt[-b c]) or (b &gt; 0 and c &lt; -(a^2/b) and d = a - 2 Sqrt[-b c])))</annotation>
  </semantics>
</math>
</file>

<file path=Object 84/content.xml><?xml version="1.0" encoding="utf-8"?>
<math xmlns="http://www.w3.org/1998/Math/MathML" display="block">
  <semantics>
    <mrow>
      <mi>ε</mi>
      <mo stretchy="false">=</mo>
      <mi>a</mi>
      <mo stretchy="false">&lt;</mo>
      <mn>0</mn>
    </mrow>
    <annotation encoding="StarMath 5.0">%varepsilon = a &lt; 0</annotation>
  </semantics>
</math>
</file>

<file path=Object 85/content.xml><?xml version="1.0" encoding="utf-8"?>
<math xmlns="http://www.w3.org/1998/Math/MathML" display="block">
  <semantics>
    <mrow>
      <mrow>
        <mo fence="true" stretchy="false">(</mo>
        <mrow>
          <mrow>
            <mi>ε</mi>
            <mo stretchy="false">∧</mo>
            <mrow>
              <mo fence="true" stretchy="false">(</mo>
              <mrow>
                <mrow>
                  <mi>δ</mi>
                  <mo stretchy="false">∨</mo>
                  <mi>θ</mi>
                  <mo stretchy="false">∨</mo>
                  <mi>β</mi>
                </mrow>
              </mrow>
              <mo fence="true" stretchy="false">)</mo>
            </mrow>
          </mrow>
        </mrow>
        <mo fence="true" stretchy="false">)</mo>
      </mrow>
      <mo stretchy="false">∨</mo>
      <mi>α</mi>
    </mrow>
    <annotation encoding="StarMath 5.0">(%varepsilon and (%delta or %theta or %beta)) or %alpha</annotation>
  </semantics>
</math>
</file>

<file path=Object 9/content.xml><?xml version="1.0" encoding="utf-8"?>
<math xmlns="http://www.w3.org/1998/Math/MathML" display="block">
  <semantics>
    <mrow>
      <mi>θ</mi>
      <mo stretchy="false">=</mo>
      <mi>a</mi>
      <mo stretchy="false">&lt;</mo>
      <mn>0</mn>
    </mrow>
    <annotation encoding="StarMath 5.0">%theta = a &lt; 0</annotation>
  </semantics>
</math>
</file>